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ímsor1" style:master-page-name="MP0" style:family="paragraph">
      <style:paragraph-properties fo:break-before="page" fo:text-align="center"/>
      <style:text-properties fo:language="en" fo:country="US"/>
    </style:style>
    <style:style style:name="P2" style:parent-style-name="Címsor1" style:family="paragraph">
      <style:paragraph-properties fo:text-align="center"/>
      <style:text-properties fo:language="en" fo:country="US"/>
    </style:style>
    <style:style style:name="P3" style:parent-style-name="Címsor1" style:family="paragraph">
      <style:paragraph-properties fo:text-align="center"/>
      <style:text-properties fo:language="en" fo:country="US"/>
    </style:style>
    <style:style style:name="P4" style:parent-style-name="Standard" style:family="paragraph">
      <style:text-properties fo:language="en" fo:country="US"/>
    </style:style>
    <style:style style:name="P5" style:parent-style-name="Standard" style:family="paragraph">
      <style:paragraph-properties fo:text-align="justify"/>
      <style:text-properties fo:language="en" fo:country="US"/>
    </style:style>
    <style:style style:name="P6" style:parent-style-name="Standard" style:family="paragraph">
      <style:paragraph-properties fo:text-align="justify"/>
      <style:text-properties fo:language="en" fo:country="US"/>
    </style:style>
    <style:style style:name="P7" style:parent-style-name="Standard" style:family="paragraph">
      <style:paragraph-properties fo:text-align="justify"/>
      <style:text-properties fo:language="en" fo:country="US"/>
    </style:style>
    <style:style style:name="P8" style:parent-style-name="Címsor2"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T11" style:parent-style-name="Bekezdésalapbetűtípusa" style:family="text">
      <style:text-properties fo:font-weight="bold" style:font-weight-asian="bold" style:font-weight-complex="bold" fo:language="en" fo:country="US"/>
    </style:style>
    <style:style style:name="T12" style:parent-style-name="Bekezdésalapbetűtípusa" style:family="text">
      <style:text-properties fo:language="en" fo:country="US"/>
    </style:style>
    <style:style style:name="T13" style:parent-style-name="Bekezdésalapbetűtípusa" style:family="text">
      <style:text-properties fo:font-weight="bold" style:font-weight-asian="bold" style:font-weight-complex="bold" fo:language="en" fo:country="US"/>
    </style:style>
    <style:style style:name="T14" style:parent-style-name="Bekezdésalapbetűtípusa" style:family="text">
      <style:text-properties fo:language="en" fo:country="US"/>
    </style:style>
    <style:style style:name="P15" style:parent-style-name="Standard" style:family="paragraph">
      <style:text-properties fo:language="en" fo:country="US"/>
    </style:style>
    <style:style style:name="P16" style:parent-style-name="Standard" style:family="paragraph">
      <style:paragraph-properties fo:text-align="justify"/>
      <style:text-properties fo:language="en" fo:country="US"/>
    </style:style>
    <style:style style:name="P17" style:parent-style-name="Standard" style:family="paragraph">
      <style:text-properties fo:language="en" fo:country="US"/>
    </style:style>
    <style:style style:name="T18" style:parent-style-name="Bekezdésalapbetűtípusa" style:family="text">
      <style:text-properties fo:font-style="italic" style:font-style-asian="italic" style:font-style-complex="italic" fo:language="en" fo:country="US"/>
    </style:style>
    <style:style style:name="T19" style:parent-style-name="Bekezdésalapbetűtípusa" style:family="text">
      <style:text-properties fo:language="en" fo:country="US"/>
    </style:style>
    <style:style style:name="P20" style:parent-style-name="Standard" style:family="paragraph">
      <style:paragraph-properties fo:text-align="justify"/>
      <style:text-properties fo:language="en" fo:country="US"/>
    </style:style>
    <style:style style:name="T21" style:parent-style-name="Bekezdésalapbetűtípusa" style:family="text">
      <style:text-properties fo:font-weight="bold" style:font-weight-asian="bold" style:font-weight-complex="bold" fo:language="en" fo:country="US"/>
    </style:style>
    <style:style style:name="T22" style:parent-style-name="Bekezdésalapbetűtípusa" style:family="text">
      <style:text-properties fo:language="en" fo:country="US"/>
    </style:style>
    <style:style style:name="T23" style:parent-style-name="Bekezdésalapbetűtípusa" style:family="text">
      <style:text-properties fo:font-weight="bold" style:font-weight-asian="bold" style:font-weight-complex="bold" fo:language="en" fo:country="US"/>
    </style:style>
    <style:style style:name="T24" style:parent-style-name="Bekezdésalapbetűtípusa" style:family="text">
      <style:text-properties fo:language="en" fo:country="US"/>
    </style:style>
    <style:style style:name="P25" style:parent-style-name="Standard" style:family="paragraph">
      <style:text-properties fo:language="en" fo:country="US"/>
    </style:style>
    <style:style style:name="P26" style:parent-style-name="Normál" style:family="paragraph">
      <style:paragraph-properties fo:widows="2" fo:orphans="2" style:vertical-align="auto"/>
      <style:text-properties fo:language="en" fo:country="US" fo:hyphenate="true"/>
    </style:style>
    <style:style style:name="P27" style:parent-style-name="Standard" style:family="paragraph">
      <style:paragraph-properties fo:text-align="justify"/>
      <style:text-properties fo:language="en" fo:country="US"/>
    </style:style>
    <style:style style:name="P28" style:parent-style-name="Standard" style:family="paragraph">
      <style:paragraph-properties fo:text-align="justify"/>
      <style:text-properties fo:language="en" fo:country="US"/>
    </style:style>
    <style:style style:name="P29" style:parent-style-name="Standard" style:family="paragraph">
      <style:paragraph-properties fo:text-align="justify"/>
      <style:text-properties fo:language="en" fo:country="US"/>
    </style:style>
    <style:style style:name="P30" style:parent-style-name="PreformattedText" style:family="paragraph">
      <style:paragraph-properties fo:background-color="#CCCCCC"/>
      <style:text-properties fo:language="en" fo:country="US"/>
    </style:style>
    <style:style style:name="P31" style:parent-style-name="PreformattedText" style:family="paragraph">
      <style:paragraph-properties fo:background-color="#CCCCCC"/>
      <style:text-properties fo:language="en" fo:country="US"/>
    </style:style>
    <style:style style:name="P32" style:parent-style-name="PreformattedText" style:family="paragraph">
      <style:paragraph-properties fo:background-color="#CCCCCC"/>
      <style:text-properties fo:language="en" fo:country="US"/>
    </style:style>
    <style:style style:name="P33" style:parent-style-name="PreformattedText" style:family="paragraph">
      <style:paragraph-properties fo:background-color="#CCCCCC"/>
      <style:text-properties fo:language="en" fo:country="US"/>
    </style:style>
    <style:style style:name="P34" style:parent-style-name="PreformattedText" style:family="paragraph">
      <style:paragraph-properties fo:background-color="#CCCCCC"/>
      <style:text-properties fo:language="en" fo:country="US"/>
    </style:style>
    <style:style style:name="P35" style:parent-style-name="PreformattedText" style:family="paragraph">
      <style:paragraph-properties fo:background-color="#CCCCCC"/>
      <style:text-properties fo:language="en" fo:country="US"/>
    </style:style>
    <style:style style:name="P36" style:parent-style-name="PreformattedText" style:family="paragraph">
      <style:paragraph-properties fo:background-color="#CCCCCC"/>
      <style:text-properties fo:language="en" fo:country="US"/>
    </style:style>
    <style:style style:name="P37" style:parent-style-name="PreformattedText" style:family="paragraph">
      <style:paragraph-properties fo:background-color="#CCCCCC"/>
      <style:text-properties fo:language="en" fo:country="US"/>
    </style:style>
    <style:style style:name="P38" style:parent-style-name="PreformattedText" style:family="paragraph">
      <style:paragraph-properties fo:background-color="#CCCCCC"/>
      <style:text-properties fo:language="en" fo:country="US"/>
    </style:style>
    <style:style style:name="P39" style:parent-style-name="PreformattedText" style:family="paragraph">
      <style:paragraph-properties fo:background-color="#CCCCCC"/>
      <style:text-properties fo:language="en" fo:country="US"/>
    </style:style>
    <style:style style:name="P40" style:parent-style-name="PreformattedText" style:family="paragraph">
      <style:paragraph-properties fo:background-color="#CCCCCC"/>
      <style:text-properties fo:language="en" fo:country="US"/>
    </style:style>
    <style:style style:name="P41" style:parent-style-name="PreformattedText" style:family="paragraph">
      <style:paragraph-properties fo:background-color="#CCCCCC"/>
      <style:text-properties fo:language="en" fo:country="US"/>
    </style:style>
    <style:style style:name="P42" style:parent-style-name="PreformattedText" style:family="paragraph">
      <style:paragraph-properties fo:background-color="#CCCCCC"/>
      <style:text-properties fo:language="en" fo:country="US"/>
    </style:style>
    <style:style style:name="P43" style:parent-style-name="PreformattedText" style:family="paragraph">
      <style:paragraph-properties fo:background-color="#CCCCCC"/>
      <style:text-properties fo:language="en" fo:country="US"/>
    </style:style>
    <style:style style:name="P44" style:parent-style-name="PreformattedText" style:family="paragraph">
      <style:paragraph-properties fo:background-color="#CCCCCC"/>
      <style:text-properties fo:language="en" fo:country="US"/>
    </style:style>
    <style:style style:name="P45" style:parent-style-name="PreformattedText" style:family="paragraph">
      <style:paragraph-properties fo:background-color="#CCCCCC"/>
      <style:text-properties fo:language="en" fo:country="US"/>
    </style:style>
    <style:style style:name="P46" style:parent-style-name="PreformattedText" style:family="paragraph">
      <style:paragraph-properties fo:background-color="#CCCCCC"/>
      <style:text-properties fo:language="en" fo:country="US"/>
    </style:style>
    <style:style style:name="P47" style:parent-style-name="PreformattedText" style:family="paragraph">
      <style:paragraph-properties fo:background-color="#CCCCCC"/>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paragraph-properties fo:margin-left="1.477in" fo:text-indent="0.4923in">
        <style:tab-stops/>
      </style:paragraph-properties>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PreformattedText" style:family="paragraph">
      <style:paragraph-properties fo:background-color="#CCCCCC"/>
      <style:text-properties fo:language="en" fo:country="US"/>
    </style:style>
    <style:style style:name="P63" style:parent-style-name="PreformattedText" style:family="paragraph">
      <style:paragraph-properties fo:background-color="#CCCCCC"/>
      <style:text-properties fo:language="en" fo:country="US"/>
    </style:style>
    <style:style style:name="P64" style:parent-style-name="PreformattedText" style:family="paragraph">
      <style:paragraph-properties fo:background-color="#CCCCCC"/>
      <style:text-properties fo:language="en" fo:country="US"/>
    </style:style>
    <style:style style:name="P65" style:parent-style-name="PreformattedText" style:family="paragraph">
      <style:paragraph-properties fo:background-color="#CCCCCC"/>
      <style:text-properties fo:language="en" fo:country="US"/>
    </style:style>
    <style:style style:name="P66" style:parent-style-name="PreformattedText" style:family="paragraph">
      <style:paragraph-properties fo:background-color="#CCCCCC"/>
      <style:text-properties fo:language="en" fo:country="US"/>
    </style:style>
    <style:style style:name="P67" style:parent-style-name="PreformattedText" style:family="paragraph">
      <style:paragraph-properties fo:background-color="#CCCCCC"/>
      <style:text-properties fo:language="en" fo:country="US"/>
    </style:style>
    <style:style style:name="P68" style:parent-style-name="PreformattedText" style:family="paragraph">
      <style:paragraph-properties fo:background-color="#CCCCCC"/>
      <style:text-properties fo:language="en" fo:country="US"/>
    </style:style>
    <style:style style:name="P69" style:parent-style-name="PreformattedText" style:family="paragraph">
      <style:paragraph-properties fo:background-color="#CCCCCC"/>
      <style:text-properties fo:language="en" fo:country="US"/>
    </style:style>
    <style:style style:name="P70" style:parent-style-name="PreformattedText" style:family="paragraph">
      <style:paragraph-properties fo:background-color="#CCCCCC"/>
      <style:text-properties fo:language="en" fo:country="US"/>
    </style:style>
    <style:style style:name="P71" style:parent-style-name="PreformattedText" style:family="paragraph">
      <style:paragraph-properties fo:background-color="#CCCCCC"/>
      <style:text-properties fo:language="en" fo:country="US"/>
    </style:style>
    <style:style style:name="P72" style:parent-style-name="PreformattedText" style:family="paragraph">
      <style:paragraph-properties fo:background-color="#CCCCCC"/>
      <style:text-properties fo:language="en" fo:country="US"/>
    </style:style>
    <style:style style:name="P73" style:parent-style-name="PreformattedText" style:family="paragraph">
      <style:paragraph-properties fo:background-color="#CCCCCC"/>
      <style:text-properties fo:language="en" fo:country="US"/>
    </style:style>
    <style:style style:name="P74" style:parent-style-name="PreformattedText" style:family="paragraph">
      <style:paragraph-properties fo:background-color="#CCCCCC"/>
      <style:text-properties fo:language="en" fo:country="US"/>
    </style:style>
    <style:style style:name="P75" style:parent-style-name="PreformattedText" style:family="paragraph">
      <style:paragraph-properties fo:background-color="#CCCCCC"/>
      <style:text-properties fo:language="en" fo:country="US"/>
    </style:style>
    <style:style style:name="P76" style:parent-style-name="PreformattedText" style:family="paragraph">
      <style:paragraph-properties fo:background-color="#CCCCCC"/>
      <style:text-properties fo:language="en" fo:country="US"/>
    </style:style>
    <style:style style:name="P77" style:parent-style-name="PreformattedText" style:family="paragraph">
      <style:paragraph-properties fo:background-color="#CCCCCC"/>
      <style:text-properties fo:language="en" fo:country="US"/>
    </style:style>
    <style:style style:name="P78" style:parent-style-name="PreformattedText" style:family="paragraph">
      <style:paragraph-properties fo:background-color="#CCCCCC"/>
      <style:text-properties fo:language="en" fo:country="US"/>
    </style:style>
    <style:style style:name="P79" style:parent-style-name="PreformattedText" style:family="paragraph">
      <style:paragraph-properties fo:background-color="#CCCCCC"/>
      <style:text-properties fo:language="en" fo:country="US"/>
    </style:style>
    <style:style style:name="P80" style:parent-style-name="PreformattedText" style:family="paragraph">
      <style:paragraph-properties fo:background-color="#CCCCCC"/>
      <style:text-properties fo:language="en" fo:country="US"/>
    </style:style>
    <style:style style:name="P81" style:parent-style-name="PreformattedText" style:family="paragraph">
      <style:paragraph-properties fo:background-color="#CCCCCC"/>
      <style:text-properties fo:language="en" fo:country="US"/>
    </style:style>
    <style:style style:name="P82" style:parent-style-name="PreformattedText" style:family="paragraph">
      <style:paragraph-properties fo:background-color="#CCCCCC"/>
      <style:text-properties fo:language="en" fo:country="US"/>
    </style:style>
    <style:style style:name="P83" style:parent-style-name="PreformattedText" style:family="paragraph">
      <style:paragraph-properties fo:background-color="#CCCCCC"/>
      <style:text-properties fo:language="en" fo:country="US"/>
    </style:style>
    <style:style style:name="P84" style:parent-style-name="PreformattedText" style:family="paragraph">
      <style:paragraph-properties fo:background-color="#CCCCCC"/>
      <style:text-properties fo:language="en" fo:country="US"/>
    </style:style>
    <style:style style:name="P85" style:parent-style-name="PreformattedText" style:family="paragraph">
      <style:paragraph-properties fo:background-color="#CCCCCC"/>
      <style:text-properties fo:language="en" fo:country="US"/>
    </style:style>
    <style:style style:name="P86" style:parent-style-name="PreformattedText" style:family="paragraph">
      <style:paragraph-properties fo:background-color="#CCCCCC"/>
      <style:text-properties fo:language="en" fo:country="US"/>
    </style:style>
    <style:style style:name="P87" style:parent-style-name="PreformattedText" style:family="paragraph">
      <style:paragraph-properties fo:background-color="#CCCCCC"/>
      <style:text-properties fo:language="en" fo:country="US"/>
    </style:style>
    <style:style style:name="P88" style:parent-style-name="PreformattedText" style:family="paragraph">
      <style:paragraph-properties fo:background-color="#CCCCCC"/>
      <style:text-properties fo:language="en" fo:country="US"/>
    </style:style>
    <style:style style:name="P89" style:parent-style-name="PreformattedText" style:family="paragraph">
      <style:paragraph-properties fo:background-color="#CCCCCC"/>
      <style:text-properties fo:language="en" fo:country="US"/>
    </style:style>
    <style:style style:name="P90" style:parent-style-name="PreformattedText" style:family="paragraph">
      <style:paragraph-properties fo:background-color="#CCCCCC"/>
      <style:text-properties fo:language="en" fo:country="US"/>
    </style:style>
    <style:style style:name="P91" style:parent-style-name="PreformattedText" style:family="paragraph">
      <style:paragraph-properties fo:background-color="#CCCCCC"/>
      <style:text-properties fo:language="en" fo:country="US"/>
    </style:style>
    <style:style style:name="P92" style:parent-style-name="PreformattedText" style:family="paragraph">
      <style:paragraph-properties fo:background-color="#CCCCCC"/>
      <style:text-properties fo:language="en" fo:country="US"/>
    </style:style>
    <style:style style:name="P93" style:parent-style-name="PreformattedText" style:family="paragraph">
      <style:paragraph-properties fo:background-color="#CCCCCC"/>
      <style:text-properties fo:language="en" fo:country="US"/>
    </style:style>
    <style:style style:name="P94" style:parent-style-name="PreformattedText" style:family="paragraph">
      <style:paragraph-properties fo:background-color="#CCCCCC"/>
      <style:text-properties fo:language="en" fo:country="US"/>
    </style:style>
    <style:style style:name="P95" style:parent-style-name="PreformattedText" style:family="paragraph">
      <style:paragraph-properties fo:background-color="#CCCCCC"/>
      <style:text-properties fo:language="en" fo:country="US"/>
    </style:style>
    <style:style style:name="P96" style:parent-style-name="PreformattedText" style:family="paragraph">
      <style:paragraph-properties fo:background-color="#CCCCCC"/>
      <style:text-properties fo:language="en" fo:country="US"/>
    </style:style>
    <style:style style:name="P97" style:parent-style-name="PreformattedText" style:family="paragraph">
      <style:paragraph-properties fo:background-color="#CCCCCC"/>
      <style:text-properties fo:language="en" fo:country="US"/>
    </style:style>
    <style:style style:name="P98" style:parent-style-name="PreformattedText" style:family="paragraph">
      <style:paragraph-properties fo:background-color="#CCCCCC"/>
      <style:text-properties fo:language="en" fo:country="US"/>
    </style:style>
    <style:style style:name="P99" style:parent-style-name="PreformattedText" style:family="paragraph">
      <style:paragraph-properties fo:background-color="#CCCCCC"/>
      <style:text-properties fo:language="en" fo:country="US"/>
    </style:style>
    <style:style style:name="P100" style:parent-style-name="PreformattedText" style:family="paragraph">
      <style:paragraph-properties fo:background-color="#CCCCCC"/>
      <style:text-properties fo:language="en" fo:country="US"/>
    </style:style>
    <style:style style:name="P101" style:parent-style-name="PreformattedText" style:family="paragraph">
      <style:paragraph-properties fo:background-color="#CCCCCC"/>
      <style:text-properties fo:language="en" fo:country="US"/>
    </style:style>
    <style:style style:name="P102" style:parent-style-name="PreformattedText" style:family="paragraph">
      <style:paragraph-properties fo:background-color="#CCCCCC"/>
      <style:text-properties fo:language="en" fo:country="US"/>
    </style:style>
    <style:style style:name="P103" style:parent-style-name="PreformattedText" style:family="paragraph">
      <style:paragraph-properties fo:background-color="#CCCCCC"/>
      <style:text-properties fo:language="en" fo:country="US"/>
    </style:style>
    <style:style style:name="P104" style:parent-style-name="Standard" style:family="paragraph">
      <style:text-properties fo:font-style="italic" style:font-style-asian="italic" style:font-style-complex="italic" fo:language="en" fo:country="US"/>
    </style:style>
    <style:style style:name="T105" style:parent-style-name="Bekezdésalapbetűtípusa" style:family="text">
      <style:text-properties fo:font-style="italic" style:font-style-asian="italic" style:font-style-complex="italic" fo:language="en" fo:country="US"/>
    </style:style>
    <style:style style:name="T106" style:parent-style-name="Bekezdésalapbetűtípusa" style:family="text">
      <style:text-properties fo:language="en" fo:country="US"/>
    </style:style>
    <style:style style:name="P107" style:parent-style-name="Standard" style:family="paragraph">
      <style:paragraph-properties fo:text-align="justify"/>
      <style:text-properties fo:language="en" fo:country="US"/>
    </style:style>
    <style:style style:name="P108" style:parent-style-name="Standard" style:family="paragraph">
      <style:text-properties fo:language="en" fo:country="US"/>
    </style:style>
    <style:style style:name="T109" style:parent-style-name="Bekezdésalapbetűtípusa" style:family="text">
      <style:text-properties fo:font-weight="bold" style:font-weight-asian="bold" style:font-weight-complex="bold" fo:language="en" fo:country="US"/>
    </style:style>
    <style:style style:name="T110" style:parent-style-name="Bekezdésalapbetűtípusa" style:family="text">
      <style:text-properties fo:language="en" fo:country="US"/>
    </style:style>
    <style:style style:name="T111" style:parent-style-name="Bekezdésalapbetűtípusa" style:family="text">
      <style:text-properties fo:font-weight="bold" style:font-weight-asian="bold" style:font-weight-complex="bold" fo:language="en" fo:country="US"/>
    </style:style>
    <style:style style:name="T112" style:parent-style-name="Bekezdésalapbetűtípusa" style:family="text">
      <style:text-properties fo:language="en" fo:country="US"/>
    </style:style>
    <style:style style:name="P113" style:parent-style-name="Standard" style:family="paragraph">
      <style:text-properties fo:language="en" fo:country="US"/>
    </style:style>
    <style:style style:name="P114" style:parent-style-name="Standard" style:family="paragraph">
      <style:paragraph-properties fo:text-align="justify"/>
      <style:text-properties fo:language="en" fo:country="US"/>
    </style:style>
    <style:style style:name="P115" style:parent-style-name="Standard" style:family="paragraph">
      <style:text-properties fo:language="en" fo:country="US"/>
    </style:style>
    <style:style style:name="P116" style:parent-style-name="Standard" style:family="paragraph">
      <style:paragraph-properties fo:text-align="justify"/>
      <style:text-properties fo:language="en" fo:country="US"/>
    </style:style>
    <style:style style:name="P117" style:parent-style-name="Standard" style:family="paragraph">
      <style:text-properties fo:language="en" fo:country="US"/>
    </style:style>
    <style:style style:name="P118" style:parent-style-name="PreformattedText" style:family="paragraph">
      <style:paragraph-properties fo:background-color="#CCCCCC"/>
      <style:text-properties fo:language="en" fo:country="US"/>
    </style:style>
    <style:style style:name="P119" style:parent-style-name="PreformattedText" style:family="paragraph">
      <style:paragraph-properties fo:background-color="#CCCCCC"/>
      <style:text-properties fo:language="en" fo:country="US"/>
    </style:style>
    <style:style style:name="P120" style:parent-style-name="PreformattedText" style:family="paragraph">
      <style:paragraph-properties fo:background-color="#CCCCCC"/>
      <style:text-properties fo:language="en" fo:country="US"/>
    </style:style>
    <style:style style:name="P121" style:parent-style-name="PreformattedText" style:family="paragraph">
      <style:paragraph-properties fo:background-color="#CCCCCC"/>
      <style:text-properties fo:language="en" fo:country="US"/>
    </style:style>
    <style:style style:name="P122" style:parent-style-name="PreformattedText" style:family="paragraph">
      <style:paragraph-properties fo:background-color="#CCCCCC"/>
      <style:text-properties fo:language="en" fo:country="US"/>
    </style:style>
    <style:style style:name="P123" style:parent-style-name="PreformattedText" style:family="paragraph">
      <style:paragraph-properties fo:background-color="#CCCCCC"/>
      <style:text-properties fo:language="en" fo:country="US"/>
    </style:style>
    <style:style style:name="P124" style:parent-style-name="PreformattedText" style:family="paragraph">
      <style:paragraph-properties fo:background-color="#CCCCCC"/>
      <style:text-properties fo:language="en" fo:country="US"/>
    </style:style>
    <style:style style:name="P125" style:parent-style-name="PreformattedText" style:family="paragraph">
      <style:paragraph-properties fo:background-color="#CCCCCC"/>
      <style:text-properties fo:language="en" fo:country="US"/>
    </style:style>
    <style:style style:name="P126" style:parent-style-name="PreformattedText" style:family="paragraph">
      <style:paragraph-properties fo:background-color="#CCCCCC"/>
      <style:text-properties fo:language="en" fo:country="US"/>
    </style:style>
    <style:style style:name="P127" style:parent-style-name="PreformattedText" style:family="paragraph">
      <style:paragraph-properties fo:background-color="#CCCCCC"/>
      <style:text-properties fo:language="en" fo:country="US"/>
    </style:style>
    <style:style style:name="P128" style:parent-style-name="PreformattedText" style:family="paragraph">
      <style:paragraph-properties fo:background-color="#CCCCCC"/>
      <style:text-properties fo:language="en" fo:country="US"/>
    </style:style>
    <style:style style:name="P129" style:parent-style-name="PreformattedText" style:family="paragraph">
      <style:paragraph-properties fo:background-color="#CCCCCC"/>
      <style:text-properties fo:language="en" fo:country="US"/>
    </style:style>
    <style:style style:name="P130" style:parent-style-name="PreformattedText" style:family="paragraph">
      <style:paragraph-properties fo:background-color="#CCCCCC"/>
      <style:text-properties fo:language="en" fo:country="US"/>
    </style:style>
    <style:style style:name="P131" style:parent-style-name="PreformattedText" style:family="paragraph">
      <style:paragraph-properties fo:background-color="#CCCCCC"/>
      <style:text-properties fo:language="en" fo:country="US"/>
    </style:style>
    <style:style style:name="P132" style:parent-style-name="PreformattedText" style:family="paragraph">
      <style:paragraph-properties fo:background-color="#CCCCCC"/>
      <style:text-properties fo:language="en" fo:country="US"/>
    </style:style>
    <style:style style:name="P133" style:parent-style-name="PreformattedText" style:family="paragraph">
      <style:paragraph-properties fo:background-color="#CCCCCC"/>
      <style:text-properties fo:language="en" fo:country="US"/>
    </style:style>
    <style:style style:name="P134" style:parent-style-name="PreformattedText" style:family="paragraph">
      <style:paragraph-properties fo:background-color="#CCCCCC"/>
      <style:text-properties fo:language="en" fo:country="US"/>
    </style:style>
    <style:style style:name="P135" style:parent-style-name="PreformattedText" style:family="paragraph">
      <style:paragraph-properties fo:background-color="#CCCCCC"/>
      <style:text-properties fo:language="en" fo:country="US"/>
    </style:style>
    <style:style style:name="P136" style:parent-style-name="PreformattedText" style:family="paragraph">
      <style:paragraph-properties fo:background-color="#CCCCCC"/>
      <style:text-properties fo:language="en" fo:country="US"/>
    </style:style>
    <style:style style:name="P137" style:parent-style-name="PreformattedText" style:family="paragraph">
      <style:paragraph-properties fo:background-color="#CCCCCC"/>
      <style:text-properties fo:language="en" fo:country="US"/>
    </style:style>
    <style:style style:name="P138" style:parent-style-name="PreformattedText" style:family="paragraph">
      <style:paragraph-properties fo:background-color="#CCCCCC"/>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paragraph-properties fo:margin-left="1.477in" fo:text-indent="0.4923in">
        <style:tab-stops/>
      </style:paragraph-properties>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PreformattedText" style:family="paragraph">
      <style:paragraph-properties fo:background-color="#CCCCCC"/>
      <style:text-properties fo:language="en" fo:country="US"/>
    </style:style>
    <style:style style:name="P153" style:parent-style-name="PreformattedText" style:family="paragraph">
      <style:paragraph-properties fo:background-color="#CCCCCC"/>
      <style:text-properties fo:language="en" fo:country="US"/>
    </style:style>
    <style:style style:name="P154" style:parent-style-name="PreformattedText" style:family="paragraph">
      <style:paragraph-properties fo:background-color="#CCCCCC"/>
      <style:text-properties fo:language="en" fo:country="US"/>
    </style:style>
    <style:style style:name="P155" style:parent-style-name="PreformattedText" style:family="paragraph">
      <style:paragraph-properties fo:background-color="#CCCCCC"/>
      <style:text-properties fo:language="en" fo:country="US"/>
    </style:style>
    <style:style style:name="P156" style:parent-style-name="PreformattedText" style:family="paragraph">
      <style:paragraph-properties fo:background-color="#CCCCCC"/>
      <style:text-properties fo:language="en" fo:country="US"/>
    </style:style>
    <style:style style:name="P157" style:parent-style-name="PreformattedText" style:family="paragraph">
      <style:paragraph-properties fo:background-color="#CCCCCC"/>
      <style:text-properties fo:language="en" fo:country="US"/>
    </style:style>
    <style:style style:name="P158" style:parent-style-name="PreformattedText" style:family="paragraph">
      <style:paragraph-properties fo:background-color="#CCCCCC"/>
      <style:text-properties fo:language="en" fo:country="US"/>
    </style:style>
    <style:style style:name="P159" style:parent-style-name="PreformattedText" style:family="paragraph">
      <style:paragraph-properties fo:background-color="#CCCCCC"/>
      <style:text-properties fo:language="en" fo:country="US"/>
    </style:style>
    <style:style style:name="P160" style:parent-style-name="PreformattedText" style:family="paragraph">
      <style:paragraph-properties fo:background-color="#CCCCCC"/>
      <style:text-properties fo:language="en" fo:country="US"/>
    </style:style>
    <style:style style:name="P161" style:parent-style-name="PreformattedText" style:family="paragraph">
      <style:paragraph-properties fo:background-color="#CCCCCC"/>
      <style:text-properties fo:language="en" fo:country="US"/>
    </style:style>
    <style:style style:name="P162" style:parent-style-name="PreformattedText" style:family="paragraph">
      <style:paragraph-properties fo:background-color="#CCCCCC"/>
      <style:text-properties fo:language="en" fo:country="US"/>
    </style:style>
    <style:style style:name="P163" style:parent-style-name="PreformattedText" style:family="paragraph">
      <style:paragraph-properties fo:background-color="#CCCCCC"/>
      <style:text-properties fo:language="en" fo:country="US"/>
    </style:style>
    <style:style style:name="P164" style:parent-style-name="PreformattedText" style:family="paragraph">
      <style:paragraph-properties fo:background-color="#CCCCCC"/>
      <style:text-properties fo:language="en" fo:country="US"/>
    </style:style>
    <style:style style:name="P165" style:parent-style-name="PreformattedText" style:family="paragraph">
      <style:paragraph-properties fo:background-color="#CCCCCC"/>
      <style:text-properties fo:language="en" fo:country="US"/>
    </style:style>
    <style:style style:name="P166" style:parent-style-name="PreformattedText" style:family="paragraph">
      <style:paragraph-properties fo:background-color="#CCCCCC"/>
      <style:text-properties fo:language="en" fo:country="US"/>
    </style:style>
    <style:style style:name="P167" style:parent-style-name="PreformattedText" style:family="paragraph">
      <style:paragraph-properties fo:background-color="#CCCCCC"/>
      <style:text-properties fo:language="en" fo:country="US"/>
    </style:style>
    <style:style style:name="P168" style:parent-style-name="PreformattedText" style:family="paragraph">
      <style:paragraph-properties fo:background-color="#CCCCCC"/>
      <style:text-properties fo:language="en" fo:country="US"/>
    </style:style>
    <style:style style:name="P169" style:parent-style-name="PreformattedText" style:family="paragraph">
      <style:paragraph-properties fo:background-color="#CCCCCC"/>
      <style:text-properties fo:language="en" fo:country="US"/>
    </style:style>
    <style:style style:name="P170" style:parent-style-name="PreformattedText" style:family="paragraph">
      <style:paragraph-properties fo:background-color="#CCCCCC"/>
      <style:text-properties fo:language="en" fo:country="US"/>
    </style:style>
    <style:style style:name="P171" style:parent-style-name="PreformattedText" style:family="paragraph">
      <style:paragraph-properties fo:background-color="#CCCCCC"/>
      <style:text-properties fo:language="en" fo:country="US"/>
    </style:style>
    <style:style style:name="P172" style:parent-style-name="PreformattedText" style:family="paragraph">
      <style:paragraph-properties fo:background-color="#CCCCCC"/>
      <style:text-properties fo:language="en" fo:country="US"/>
    </style:style>
    <style:style style:name="P173" style:parent-style-name="PreformattedText" style:family="paragraph">
      <style:paragraph-properties fo:background-color="#CCCCCC"/>
      <style:text-properties fo:language="en" fo:country="US"/>
    </style:style>
    <style:style style:name="P174" style:parent-style-name="PreformattedText" style:family="paragraph">
      <style:paragraph-properties fo:background-color="#CCCCCC"/>
      <style:text-properties fo:language="en" fo:country="US"/>
    </style:style>
    <style:style style:name="P175" style:parent-style-name="PreformattedText" style:family="paragraph">
      <style:paragraph-properties fo:background-color="#CCCCCC"/>
      <style:text-properties fo:language="en" fo:country="US"/>
    </style:style>
    <style:style style:name="P176" style:parent-style-name="PreformattedText" style:family="paragraph">
      <style:paragraph-properties fo:background-color="#CCCCCC"/>
      <style:text-properties fo:language="en" fo:country="US"/>
    </style:style>
    <style:style style:name="P177" style:parent-style-name="PreformattedText" style:family="paragraph">
      <style:paragraph-properties fo:background-color="#CCCCCC"/>
      <style:text-properties fo:language="en" fo:country="US"/>
    </style:style>
    <style:style style:name="P178" style:parent-style-name="PreformattedText" style:family="paragraph">
      <style:paragraph-properties fo:background-color="#CCCCCC"/>
      <style:text-properties fo:language="en" fo:country="US"/>
    </style:style>
    <style:style style:name="P179" style:parent-style-name="PreformattedText" style:family="paragraph">
      <style:paragraph-properties fo:background-color="#CCCCCC"/>
      <style:text-properties fo:language="en" fo:country="US"/>
    </style:style>
    <style:style style:name="P180" style:parent-style-name="PreformattedText" style:family="paragraph">
      <style:paragraph-properties fo:background-color="#CCCCCC"/>
      <style:text-properties fo:language="en" fo:country="US"/>
    </style:style>
    <style:style style:name="P181" style:parent-style-name="PreformattedText" style:family="paragraph">
      <style:paragraph-properties fo:background-color="#CCCCCC"/>
      <style:text-properties fo:language="en" fo:country="US"/>
    </style:style>
    <style:style style:name="P182" style:parent-style-name="PreformattedText" style:family="paragraph">
      <style:paragraph-properties fo:background-color="#CCCCCC"/>
      <style:text-properties fo:language="en" fo:country="US"/>
    </style:style>
    <style:style style:name="P183" style:parent-style-name="PreformattedText" style:family="paragraph">
      <style:paragraph-properties fo:background-color="#CCCCCC"/>
      <style:text-properties fo:language="en" fo:country="US"/>
    </style:style>
    <style:style style:name="P184" style:parent-style-name="PreformattedText" style:family="paragraph">
      <style:paragraph-properties fo:background-color="#CCCCCC"/>
      <style:text-properties fo:language="en" fo:country="US"/>
    </style:style>
    <style:style style:name="P185" style:parent-style-name="PreformattedText" style:family="paragraph">
      <style:paragraph-properties fo:background-color="#CCCCCC"/>
      <style:text-properties fo:language="en" fo:country="US"/>
    </style:style>
    <style:style style:name="P186" style:parent-style-name="PreformattedText" style:family="paragraph">
      <style:paragraph-properties fo:background-color="#CCCCCC"/>
      <style:text-properties fo:language="en" fo:country="US"/>
    </style:style>
    <style:style style:name="P187" style:parent-style-name="PreformattedText" style:family="paragraph">
      <style:paragraph-properties fo:background-color="#CCCCCC"/>
      <style:text-properties fo:language="en" fo:country="US"/>
    </style:style>
    <style:style style:name="P188" style:parent-style-name="PreformattedText" style:family="paragraph">
      <style:paragraph-properties fo:background-color="#CCCCCC"/>
      <style:text-properties fo:language="en" fo:country="US"/>
    </style:style>
    <style:style style:name="P189" style:parent-style-name="Standard" style:family="paragraph">
      <style:text-properties fo:language="en" fo:country="US"/>
    </style:style>
    <style:style style:name="T190" style:parent-style-name="Bekezdésalapbetűtípusa" style:family="text">
      <style:text-properties fo:font-style="italic" style:font-style-asian="italic" style:font-style-complex="italic" fo:language="en" fo:country="US"/>
    </style:style>
    <style:style style:name="T191" style:parent-style-name="Bekezdésalapbetűtípusa" style:family="text">
      <style:text-properties fo:language="en" fo:country="US"/>
    </style:style>
    <style:style style:name="P192" style:parent-style-name="Standard" style:family="paragraph">
      <style:paragraph-properties fo:text-align="justify"/>
      <style:text-properties fo:language="en" fo:country="US"/>
    </style:style>
    <style:style style:name="P193" style:parent-style-name="Standard" style:family="paragraph">
      <style:text-properties fo:language="en" fo:country="US"/>
    </style:style>
    <style:style style:name="T194" style:parent-style-name="Bekezdésalapbetűtípusa" style:family="text">
      <style:text-properties fo:font-weight="bold" style:font-weight-asian="bold" style:font-weight-complex="bold" fo:language="en" fo:country="US"/>
    </style:style>
    <style:style style:name="T195" style:parent-style-name="Bekezdésalapbetűtípusa" style:family="text">
      <style:text-properties fo:language="en" fo:country="US"/>
    </style:style>
    <style:style style:name="T196" style:parent-style-name="Bekezdésalapbetűtípusa" style:family="text">
      <style:text-properties fo:font-weight="bold" style:font-weight-asian="bold" style:font-weight-complex="bold" fo:language="en" fo:country="US"/>
    </style:style>
    <style:style style:name="T197" style:parent-style-name="Bekezdésalapbetűtípusa" style:family="text">
      <style:text-properties fo:language="en" fo:country="US"/>
    </style:style>
    <style:style style:name="P198" style:parent-style-name="Standard" style:family="paragraph">
      <style:text-properties fo:font-weight="bold" style:font-weight-asian="bold" style:font-weight-complex="bold" fo:language="en" fo:country="US"/>
    </style:style>
    <style:style style:name="P199" style:parent-style-name="Standard" style:family="paragraph">
      <style:paragraph-properties fo:margin-left="0.9847in">
        <style:tab-stops/>
      </style:paragraph-properties>
    </style:style>
    <style:style style:name="T200" style:parent-style-name="Bekezdésalapbetűtípusa" style:family="text">
      <style:text-properties fo:font-style="italic" style:font-style-asian="italic" style:font-style-complex="italic" fo:language="en" fo:country="US"/>
    </style:style>
    <style:style style:name="T201" style:parent-style-name="Bekezdésalapbetűtípusa" style:family="text">
      <style:text-properties fo:language="en" fo:country="US"/>
    </style:style>
    <style:style style:name="P202" style:parent-style-name="Standard" style:family="paragraph">
      <style:paragraph-properties fo:margin-left="0.9847in">
        <style:tab-stops/>
      </style:paragraph-properties>
    </style:style>
    <style:style style:name="T203" style:parent-style-name="Bekezdésalapbetűtípusa" style:family="text">
      <style:text-properties fo:font-style="italic" style:font-style-asian="italic" style:font-style-complex="italic" fo:language="en" fo:country="US"/>
    </style:style>
    <style:style style:name="T204" style:parent-style-name="Bekezdésalapbetűtípusa" style:family="text">
      <style:text-properties fo:language="en" fo:country="US"/>
    </style:style>
    <style:style style:name="P205" style:parent-style-name="Standard" style:family="paragraph">
      <style:paragraph-properties fo:margin-left="0.9847in">
        <style:tab-stops/>
      </style:paragraph-properties>
    </style:style>
    <style:style style:name="T206" style:parent-style-name="Bekezdésalapbetűtípusa" style:family="text">
      <style:text-properties fo:font-style="italic" style:font-style-asian="italic" style:font-style-complex="italic" fo:language="en" fo:country="US"/>
    </style:style>
    <style:style style:name="P207" style:parent-style-name="Standard" style:family="paragraph">
      <style:paragraph-properties fo:margin-left="0.9847in">
        <style:tab-stops/>
      </style:paragraph-properties>
    </style:style>
    <style:style style:name="T208" style:parent-style-name="Bekezdésalapbetűtípusa" style:family="text">
      <style:text-properties fo:font-style="italic" style:font-style-asian="italic" style:font-style-complex="italic" fo:language="en" fo:country="US"/>
    </style:style>
    <style:style style:name="P209" style:parent-style-name="Standard" style:family="paragraph">
      <style:text-properties fo:language="en" fo:country="US"/>
    </style:style>
    <style:style style:name="P210" style:parent-style-name="Standard" style:family="paragraph">
      <style:text-properties fo:language="en" fo:country="US"/>
    </style:style>
    <style:style style:name="P211" style:parent-style-name="Standard" style:family="paragraph">
      <style:text-properties fo:language="en" fo:country="US"/>
    </style:style>
    <style:style style:name="T212" style:parent-style-name="Bekezdésalapbetűtípusa" style:family="text">
      <style:text-properties fo:font-style="italic" style:font-style-asian="italic" style:font-style-complex="italic" fo:language="en" fo:country="US"/>
    </style:style>
    <style:style style:name="T213" style:parent-style-name="Bekezdésalapbetűtípusa" style:family="text">
      <style:text-properties fo:language="en" fo:country="US"/>
    </style:style>
    <style:style style:name="T214" style:parent-style-name="Bekezdésalapbetűtípusa" style:family="text">
      <style:text-properties fo:language="en" fo:country="US"/>
    </style:style>
    <style:style style:name="T215" style:parent-style-name="Bekezdésalapbetűtípusa" style:family="text">
      <style:text-properties fo:language="en" fo:country="US"/>
    </style:style>
    <style:style style:name="P216" style:parent-style-name="Standard" style:family="paragraph">
      <style:text-properties fo:language="en" fo:country="US"/>
    </style:style>
    <style:style style:name="P217" style:parent-style-name="Címsor2" style:family="paragraph">
      <style:text-properties fo:language="en" fo:country="US"/>
    </style:style>
    <style:style style:name="P218" style:parent-style-name="Standard" style:family="paragraph">
      <style:paragraph-properties fo:text-align="justify"/>
      <style:text-properties fo:language="en" fo:country="US"/>
    </style:style>
    <style:style style:name="P219" style:parent-style-name="Standard" style:family="paragraph">
      <style:paragraph-properties fo:text-align="justify"/>
      <style:text-properties fo:language="en" fo:country="US"/>
    </style:style>
    <style:style style:name="T220" style:parent-style-name="Bekezdésalapbetűtípusa" style:family="text">
      <style:text-properties fo:font-weight="bold" style:font-weight-asian="bold" style:font-weight-complex="bold" fo:language="en" fo:country="US"/>
    </style:style>
    <style:style style:name="T221" style:parent-style-name="Bekezdésalapbetűtípusa" style:family="text">
      <style:text-properties fo:language="en" fo:country="US"/>
    </style:style>
    <style:style style:name="T222" style:parent-style-name="Bekezdésalapbetűtípusa" style:family="text">
      <style:text-properties fo:font-weight="bold" style:font-weight-asian="bold" style:font-weight-complex="bold" fo:language="en" fo:country="US"/>
    </style:style>
    <style:style style:name="T223" style:parent-style-name="Bekezdésalapbetűtípusa" style:family="text">
      <style:text-properties fo:language="en" fo:country="US"/>
    </style:style>
    <style:style style:name="T224" style:parent-style-name="Bekezdésalapbetűtípusa" style:family="text">
      <style:text-properties fo:font-weight="bold" style:font-weight-asian="bold" style:font-weight-complex="bold"/>
    </style:style>
    <style:style style:name="P225" style:parent-style-name="Standard" style:family="paragraph"/>
    <style:style style:name="T226" style:parent-style-name="Bekezdésalapbetűtípusa" style:family="text">
      <style:text-properties fo:font-style="italic" style:font-style-asian="italic" style:font-style-complex="italic"/>
    </style:style>
    <style:style style:name="P227" style:parent-style-name="Standard" style:family="paragraph"/>
    <style:style style:name="T228" style:parent-style-name="Bekezdésalapbetűtípusa" style:family="text">
      <style:text-properties fo:font-style="italic" style:font-style-asian="italic" style:font-style-complex="italic"/>
    </style:style>
    <style:style style:name="P229" style:parent-style-name="Standard" style:family="paragraph"/>
    <style:style style:name="T230" style:parent-style-name="Bekezdésalapbetűtípusa" style:family="text">
      <style:text-properties fo:font-style="italic" style:font-style-asian="italic" style:font-style-complex="italic"/>
    </style:style>
    <style:style style:name="P231" style:parent-style-name="Standard" style:family="paragraph"/>
    <style:style style:name="T232" style:parent-style-name="Bekezdésalapbetűtípusa" style:family="text">
      <style:text-properties fo:font-style="italic" style:font-style-asian="italic" style:font-style-complex="italic"/>
    </style:style>
    <style:style style:name="P233" style:parent-style-name="Standard" style:family="paragraph">
      <style:paragraph-properties fo:text-align="justify"/>
    </style:style>
    <style:style style:name="P234" style:parent-style-name="Standard" style:family="paragraph">
      <style:paragraph-properties fo:margin-left="0.9847in">
        <style:tab-stops/>
      </style:paragraph-properties>
      <style:text-properties fo:language="en" fo:country="US"/>
    </style:style>
    <style:style style:name="P235" style:parent-style-name="Standard" style:family="paragraph">
      <style:text-properties fo:language="en" fo:country="US"/>
    </style:style>
    <style:style style:name="P236" style:parent-style-name="Standard" style:family="paragraph">
      <style:paragraph-properties fo:text-align="justify"/>
      <style:text-properties fo:language="en" fo:country="US"/>
    </style:style>
    <style:style style:name="P237" style:parent-style-name="PreformattedText" style:family="paragraph">
      <style:paragraph-properties fo:background-color="#CCCCCC"/>
      <style:text-properties fo:language="en" fo:country="US"/>
    </style:style>
    <style:style style:name="P238" style:parent-style-name="PreformattedText" style:family="paragraph">
      <style:paragraph-properties fo:background-color="#CCCCCC"/>
      <style:text-properties fo:language="en" fo:country="US"/>
    </style:style>
    <style:style style:name="P239" style:parent-style-name="PreformattedText" style:family="paragraph">
      <style:paragraph-properties fo:background-color="#CCCCCC"/>
      <style:text-properties fo:language="en" fo:country="US"/>
    </style:style>
    <style:style style:name="P240" style:parent-style-name="PreformattedText" style:family="paragraph">
      <style:paragraph-properties fo:background-color="#CCCCCC"/>
      <style:text-properties fo:language="en" fo:country="US"/>
    </style:style>
    <style:style style:name="P241" style:parent-style-name="PreformattedText" style:family="paragraph">
      <style:paragraph-properties fo:background-color="#CCCCCC"/>
      <style:text-properties fo:language="en" fo:country="US"/>
    </style:style>
    <style:style style:name="P242" style:parent-style-name="PreformattedText" style:family="paragraph">
      <style:paragraph-properties fo:background-color="#CCCCCC"/>
      <style:text-properties fo:language="en" fo:country="US"/>
    </style:style>
    <style:style style:name="P243" style:parent-style-name="PreformattedText" style:family="paragraph">
      <style:paragraph-properties fo:background-color="#CCCCCC"/>
      <style:text-properties fo:language="en" fo:country="US"/>
    </style:style>
    <style:style style:name="P244" style:parent-style-name="PreformattedText" style:family="paragraph">
      <style:paragraph-properties fo:background-color="#CCCCCC"/>
      <style:text-properties fo:language="en" fo:country="US"/>
    </style:style>
    <style:style style:name="P245" style:parent-style-name="PreformattedText" style:family="paragraph">
      <style:paragraph-properties fo:background-color="#CCCCCC"/>
      <style:text-properties fo:language="en" fo:country="US"/>
    </style:style>
    <style:style style:name="P246" style:parent-style-name="PreformattedText" style:family="paragraph">
      <style:paragraph-properties fo:background-color="#CCCCCC"/>
      <style:text-properties fo:language="en" fo:country="US"/>
    </style:style>
    <style:style style:name="P247" style:parent-style-name="PreformattedText" style:family="paragraph">
      <style:paragraph-properties fo:background-color="#CCCCCC"/>
      <style:text-properties fo:language="en" fo:country="US"/>
    </style:style>
    <style:style style:name="P248" style:parent-style-name="PreformattedText" style:family="paragraph">
      <style:paragraph-properties fo:background-color="#CCCCCC"/>
      <style:text-properties fo:language="en" fo:country="US"/>
    </style:style>
    <style:style style:name="P249" style:parent-style-name="PreformattedText" style:family="paragraph">
      <style:paragraph-properties fo:background-color="#CCCCCC"/>
      <style:text-properties fo:language="en" fo:country="US"/>
    </style:style>
    <style:style style:name="P250" style:parent-style-name="PreformattedText" style:family="paragraph">
      <style:paragraph-properties fo:background-color="#CCCCCC"/>
      <style:text-properties fo:language="en" fo:country="US"/>
    </style:style>
    <style:style style:name="P251" style:parent-style-name="PreformattedText" style:family="paragraph">
      <style:paragraph-properties fo:background-color="#CCCCCC"/>
      <style:text-properties fo:language="en" fo:country="US"/>
    </style:style>
    <style:style style:name="P252" style:parent-style-name="PreformattedText" style:family="paragraph">
      <style:paragraph-properties fo:background-color="#CCCCCC"/>
      <style:text-properties fo:language="en" fo:country="US"/>
    </style:style>
    <style:style style:name="P253" style:parent-style-name="PreformattedText" style:family="paragraph">
      <style:paragraph-properties fo:background-color="#CCCCCC"/>
      <style:text-properties fo:language="en" fo:country="US"/>
    </style:style>
    <style:style style:name="P254" style:parent-style-name="PreformattedText" style:family="paragraph">
      <style:paragraph-properties fo:background-color="#CCCCCC"/>
      <style:text-properties fo:language="en" fo:country="US"/>
    </style:style>
    <style:style style:name="P255" style:parent-style-name="PreformattedText" style:family="paragraph">
      <style:paragraph-properties fo:background-color="#CCCCCC"/>
      <style:text-properties fo:language="en" fo:country="US"/>
    </style:style>
    <style:style style:name="P256" style:parent-style-name="PreformattedText" style:family="paragraph">
      <style:paragraph-properties fo:background-color="#CCCCCC"/>
      <style:text-properties fo:language="en" fo:country="US"/>
    </style:style>
    <style:style style:name="P257" style:parent-style-name="PreformattedText" style:family="paragraph">
      <style:paragraph-properties fo:background-color="#CCCCCC"/>
      <style:text-properties fo:language="en" fo:country="US"/>
    </style:style>
    <style:style style:name="P258" style:parent-style-name="PreformattedText" style:family="paragraph">
      <style:paragraph-properties fo:background-color="#CCCCCC"/>
      <style:text-properties fo:language="en" fo:country="US"/>
    </style:style>
    <style:style style:name="P259" style:parent-style-name="PreformattedText" style:family="paragraph">
      <style:paragraph-properties fo:background-color="#CCCCCC"/>
      <style:text-properties fo:language="en" fo:country="US"/>
    </style:style>
    <style:style style:name="P260" style:parent-style-name="PreformattedText" style:family="paragraph">
      <style:paragraph-properties fo:background-color="#CCCCCC"/>
      <style:text-properties fo:language="en" fo:country="US"/>
    </style:style>
    <style:style style:name="P261" style:parent-style-name="PreformattedText" style:family="paragraph">
      <style:paragraph-properties fo:background-color="#CCCCCC"/>
      <style:text-properties fo:language="en" fo:country="US"/>
    </style:style>
    <style:style style:name="P262" style:parent-style-name="PreformattedText" style:family="paragraph">
      <style:paragraph-properties fo:background-color="#CCCCCC"/>
      <style:text-properties fo:language="en" fo:country="US"/>
    </style:style>
    <style:style style:name="P263" style:parent-style-name="PreformattedText" style:family="paragraph">
      <style:paragraph-properties fo:background-color="#CCCCCC"/>
      <style:text-properties fo:language="en" fo:country="US"/>
    </style:style>
    <style:style style:name="P264" style:parent-style-name="PreformattedText" style:family="paragraph">
      <style:paragraph-properties fo:background-color="#CCCCCC"/>
      <style:text-properties fo:language="en" fo:country="US"/>
    </style:style>
    <style:style style:name="P265" style:parent-style-name="PreformattedText" style:family="paragraph">
      <style:paragraph-properties fo:background-color="#CCCCCC"/>
      <style:text-properties fo:language="en" fo:country="US"/>
    </style:style>
    <style:style style:name="P266" style:parent-style-name="PreformattedText" style:family="paragraph">
      <style:paragraph-properties fo:background-color="#CCCCCC"/>
      <style:text-properties fo:language="en" fo:country="US"/>
    </style:style>
    <style:style style:name="P267" style:parent-style-name="PreformattedText" style:family="paragraph">
      <style:paragraph-properties fo:background-color="#CCCCCC"/>
      <style:text-properties fo:language="en" fo:country="US"/>
    </style:style>
    <style:style style:name="P268" style:parent-style-name="PreformattedText" style:family="paragraph">
      <style:paragraph-properties fo:background-color="#CCCCCC"/>
      <style:text-properties fo:language="en" fo:country="US"/>
    </style:style>
    <style:style style:name="P269" style:parent-style-name="PreformattedText" style:family="paragraph">
      <style:paragraph-properties fo:background-color="#CCCCCC"/>
      <style:text-properties fo:language="en" fo:country="US"/>
    </style:style>
    <style:style style:name="P270" style:parent-style-name="PreformattedText" style:family="paragraph">
      <style:paragraph-properties fo:background-color="#CCCCCC"/>
      <style:text-properties fo:language="en" fo:country="US"/>
    </style:style>
    <style:style style:name="P271" style:parent-style-name="PreformattedText" style:family="paragraph">
      <style:paragraph-properties fo:background-color="#CCCCCC"/>
      <style:text-properties fo:language="en" fo:country="US"/>
    </style:style>
    <style:style style:name="P272" style:parent-style-name="PreformattedText" style:family="paragraph">
      <style:paragraph-properties fo:background-color="#CCCCCC"/>
      <style:text-properties fo:language="en" fo:country="US"/>
    </style:style>
    <style:style style:name="P273" style:parent-style-name="PreformattedText" style:family="paragraph">
      <style:paragraph-properties fo:background-color="#CCCCCC"/>
      <style:text-properties fo:language="en" fo:country="US"/>
    </style:style>
    <style:style style:name="P274" style:parent-style-name="PreformattedText" style:family="paragraph">
      <style:paragraph-properties fo:background-color="#CCCCCC"/>
      <style:text-properties fo:language="en" fo:country="US"/>
    </style:style>
    <style:style style:name="P275" style:parent-style-name="PreformattedText" style:family="paragraph">
      <style:paragraph-properties fo:background-color="#CCCCCC"/>
      <style:text-properties fo:language="en" fo:country="US"/>
    </style:style>
    <style:style style:name="P276" style:parent-style-name="PreformattedText" style:family="paragraph">
      <style:paragraph-properties fo:background-color="#CCCCCC"/>
      <style:text-properties fo:language="en" fo:country="US"/>
    </style:style>
    <style:style style:name="P277" style:parent-style-name="PreformattedText" style:family="paragraph">
      <style:paragraph-properties fo:background-color="#CCCCCC"/>
      <style:text-properties fo:language="en" fo:country="US"/>
    </style:style>
    <style:style style:name="P278" style:parent-style-name="PreformattedText" style:family="paragraph">
      <style:paragraph-properties fo:background-color="#CCCCCC"/>
      <style:text-properties fo:language="en" fo:country="US"/>
    </style:style>
    <style:style style:name="P279" style:parent-style-name="Standard" style:family="paragraph">
      <style:text-properties fo:language="en" fo:country="US"/>
    </style:style>
    <style:style style:name="T280" style:parent-style-name="Bekezdésalapbetűtípusa" style:family="text">
      <style:text-properties fo:font-style="italic" style:font-style-asian="italic" style:font-style-complex="italic" fo:language="en" fo:country="US"/>
    </style:style>
    <style:style style:name="T281" style:parent-style-name="Bekezdésalapbetűtípusa" style:family="text">
      <style:text-properties fo:language="en" fo:country="US"/>
    </style:style>
    <style:style style:name="P282" style:parent-style-name="Standard" style:family="paragraph">
      <style:paragraph-properties fo:text-align="justify"/>
      <style:text-properties fo:language="en" fo:country="US"/>
    </style:style>
    <style:style style:name="P283" style:parent-style-name="Standard" style:family="paragraph">
      <style:text-properties fo:language="en" fo:country="US"/>
    </style:style>
    <style:style style:name="T284" style:parent-style-name="Bekezdésalapbetűtípusa" style:family="text">
      <style:text-properties fo:font-weight="bold" style:font-weight-asian="bold" style:font-weight-complex="bold" fo:language="en" fo:country="US"/>
    </style:style>
    <style:style style:name="T285" style:parent-style-name="Bekezdésalapbetűtípusa" style:family="text">
      <style:text-properties fo:language="en" fo:country="US"/>
    </style:style>
    <style:style style:name="T286" style:parent-style-name="Bekezdésalapbetűtípusa" style:family="text">
      <style:text-properties fo:font-weight="bold" style:font-weight-asian="bold" style:font-weight-complex="bold" fo:language="en" fo:country="US"/>
    </style:style>
    <style:style style:name="T287" style:parent-style-name="Bekezdésalapbetűtípusa" style:family="text">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language="en" fo:country="US"/>
    </style:style>
    <style:style style:name="P293" style:parent-style-name="PreformattedText" style:family="paragraph">
      <style:paragraph-properties fo:background-color="#CCCCCC"/>
      <style:text-properties fo:language="en" fo:country="US"/>
    </style:style>
    <style:style style:name="P294" style:parent-style-name="PreformattedText" style:family="paragraph">
      <style:paragraph-properties fo:background-color="#CCCCCC"/>
      <style:text-properties fo:language="en" fo:country="US"/>
    </style:style>
    <style:style style:name="P295" style:parent-style-name="PreformattedText" style:family="paragraph">
      <style:paragraph-properties fo:background-color="#CCCCCC"/>
      <style:text-properties fo:language="en" fo:country="US"/>
    </style:style>
    <style:style style:name="P296" style:parent-style-name="PreformattedText" style:family="paragraph">
      <style:paragraph-properties fo:background-color="#CCCCCC"/>
      <style:text-properties fo:language="en" fo:country="US"/>
    </style:style>
    <style:style style:name="P297" style:parent-style-name="PreformattedText" style:family="paragraph">
      <style:paragraph-properties fo:background-color="#CCCCCC"/>
      <style:text-properties fo:language="en" fo:country="US"/>
    </style:style>
    <style:style style:name="P298" style:parent-style-name="PreformattedText" style:family="paragraph">
      <style:paragraph-properties fo:background-color="#CCCCCC"/>
      <style:text-properties fo:language="en" fo:country="US"/>
    </style:style>
    <style:style style:name="P299" style:parent-style-name="PreformattedText" style:family="paragraph">
      <style:paragraph-properties fo:background-color="#CCCCCC"/>
      <style:text-properties fo:language="en" fo:country="US"/>
    </style:style>
    <style:style style:name="P300" style:parent-style-name="PreformattedText" style:family="paragraph">
      <style:paragraph-properties fo:background-color="#CCCCCC"/>
      <style:text-properties fo:language="en" fo:country="US"/>
    </style:style>
    <style:style style:name="P301" style:parent-style-name="PreformattedText" style:family="paragraph">
      <style:paragraph-properties fo:background-color="#CCCCCC"/>
      <style:text-properties fo:language="en" fo:country="US"/>
    </style:style>
    <style:style style:name="P302" style:parent-style-name="PreformattedText" style:family="paragraph">
      <style:paragraph-properties fo:background-color="#CCCCCC"/>
      <style:text-properties fo:language="en" fo:country="US"/>
    </style:style>
    <style:style style:name="P303" style:parent-style-name="PreformattedText" style:family="paragraph">
      <style:paragraph-properties fo:background-color="#CCCCCC"/>
      <style:text-properties fo:language="en" fo:country="US"/>
    </style:style>
    <style:style style:name="P304" style:parent-style-name="PreformattedText" style:family="paragraph">
      <style:paragraph-properties fo:background-color="#CCCCCC"/>
      <style:text-properties fo:language="en" fo:country="US"/>
    </style:style>
    <style:style style:name="P305" style:parent-style-name="PreformattedText" style:family="paragraph">
      <style:paragraph-properties fo:background-color="#CCCCCC"/>
      <style:text-properties fo:language="en" fo:country="US"/>
    </style:style>
    <style:style style:name="P306" style:parent-style-name="PreformattedText" style:family="paragraph">
      <style:paragraph-properties fo:background-color="#CCCCCC"/>
      <style:text-properties fo:language="en" fo:country="US"/>
    </style:style>
    <style:style style:name="P307" style:parent-style-name="PreformattedText" style:family="paragraph">
      <style:paragraph-properties fo:background-color="#CCCCCC"/>
      <style:text-properties fo:language="en" fo:country="US"/>
    </style:style>
    <style:style style:name="P308" style:parent-style-name="PreformattedText" style:family="paragraph">
      <style:paragraph-properties fo:background-color="#CCCCCC"/>
      <style:text-properties fo:language="en" fo:country="US"/>
    </style:style>
    <style:style style:name="P309" style:parent-style-name="PreformattedText" style:family="paragraph">
      <style:paragraph-properties fo:background-color="#CCCCCC"/>
      <style:text-properties fo:language="en" fo:country="US"/>
    </style:style>
    <style:style style:name="P310" style:parent-style-name="PreformattedText" style:family="paragraph">
      <style:paragraph-properties fo:background-color="#CCCCCC"/>
      <style:text-properties fo:language="en" fo:country="US"/>
    </style:style>
    <style:style style:name="P311" style:parent-style-name="PreformattedText" style:family="paragraph">
      <style:paragraph-properties fo:background-color="#CCCCCC"/>
      <style:text-properties fo:language="en" fo:country="US"/>
    </style:style>
    <style:style style:name="P312" style:parent-style-name="PreformattedText" style:family="paragraph">
      <style:paragraph-properties fo:background-color="#CCCCCC"/>
      <style:text-properties fo:language="en" fo:country="US"/>
    </style:style>
    <style:style style:name="P313" style:parent-style-name="PreformattedText" style:family="paragraph">
      <style:paragraph-properties fo:background-color="#CCCCCC"/>
      <style:text-properties fo:language="en" fo:country="US"/>
    </style:style>
    <style:style style:name="P314" style:parent-style-name="PreformattedText" style:family="paragraph">
      <style:paragraph-properties fo:background-color="#CCCCCC"/>
      <style:text-properties fo:language="en" fo:country="US"/>
    </style:style>
    <style:style style:name="P315" style:parent-style-name="PreformattedText" style:family="paragraph">
      <style:paragraph-properties fo:background-color="#CCCCCC"/>
      <style:text-properties fo:language="en" fo:country="US"/>
    </style:style>
    <style:style style:name="P316" style:parent-style-name="PreformattedText" style:family="paragraph">
      <style:paragraph-properties fo:background-color="#CCCCCC"/>
      <style:text-properties fo:language="en" fo:country="US"/>
    </style:style>
    <style:style style:name="P317" style:parent-style-name="PreformattedText" style:family="paragraph">
      <style:paragraph-properties fo:background-color="#CCCCCC"/>
      <style:text-properties fo:language="en" fo:country="US"/>
    </style:style>
    <style:style style:name="P318" style:parent-style-name="PreformattedText" style:family="paragraph">
      <style:paragraph-properties fo:background-color="#CCCCCC"/>
      <style:text-properties fo:language="en" fo:country="US"/>
    </style:style>
    <style:style style:name="P319" style:parent-style-name="PreformattedText" style:family="paragraph">
      <style:paragraph-properties fo:background-color="#CCCCCC"/>
      <style:text-properties fo:language="en" fo:country="US"/>
    </style:style>
    <style:style style:name="P320" style:parent-style-name="PreformattedText" style:family="paragraph">
      <style:paragraph-properties fo:background-color="#CCCCCC"/>
      <style:text-properties fo:language="en" fo:country="US"/>
    </style:style>
    <style:style style:name="P321" style:parent-style-name="PreformattedText" style:family="paragraph">
      <style:paragraph-properties fo:background-color="#CCCCCC"/>
      <style:text-properties fo:language="en" fo:country="US"/>
    </style:style>
    <style:style style:name="P322" style:parent-style-name="PreformattedText" style:family="paragraph">
      <style:paragraph-properties fo:background-color="#CCCCCC"/>
      <style:text-properties fo:language="en" fo:country="US"/>
    </style:style>
    <style:style style:name="P323" style:parent-style-name="PreformattedText" style:family="paragraph">
      <style:paragraph-properties fo:background-color="#CCCCCC"/>
      <style:text-properties fo:language="en" fo:country="US"/>
    </style:style>
    <style:style style:name="P324" style:parent-style-name="PreformattedText" style:family="paragraph">
      <style:paragraph-properties fo:background-color="#CCCCCC"/>
      <style:text-properties fo:language="en" fo:country="US"/>
    </style:style>
    <style:style style:name="P325" style:parent-style-name="PreformattedText" style:family="paragraph">
      <style:paragraph-properties fo:background-color="#CCCCCC"/>
      <style:text-properties fo:language="en" fo:country="US"/>
    </style:style>
    <style:style style:name="P326" style:parent-style-name="PreformattedText" style:family="paragraph">
      <style:paragraph-properties fo:background-color="#CCCCCC"/>
      <style:text-properties fo:language="en" fo:country="US"/>
    </style:style>
    <style:style style:name="P327" style:parent-style-name="PreformattedText" style:family="paragraph">
      <style:paragraph-properties fo:background-color="#CCCCCC"/>
      <style:text-properties fo:language="en" fo:country="US"/>
    </style:style>
    <style:style style:name="P328" style:parent-style-name="PreformattedText" style:family="paragraph">
      <style:paragraph-properties fo:background-color="#CCCCCC"/>
      <style:text-properties fo:language="en" fo:country="US"/>
    </style:style>
    <style:style style:name="P329" style:parent-style-name="PreformattedText" style:family="paragraph">
      <style:paragraph-properties fo:background-color="#CCCCCC"/>
      <style:text-properties fo:language="en" fo:country="US"/>
    </style:style>
    <style:style style:name="P330" style:parent-style-name="Standard" style:family="paragraph">
      <style:text-properties fo:language="en" fo:country="US"/>
    </style:style>
    <style:style style:name="T331" style:parent-style-name="Bekezdésalapbetűtípusa" style:family="text">
      <style:text-properties fo:font-style="italic" style:font-style-asian="italic" style:font-style-complex="italic" fo:language="en" fo:country="US"/>
    </style:style>
    <style:style style:name="T332" style:parent-style-name="Bekezdésalapbetűtípusa" style:family="text">
      <style:text-properties fo:language="en" fo:country="US"/>
    </style:style>
    <style:style style:name="P333" style:parent-style-name="Standard" style:family="paragraph">
      <style:paragraph-properties fo:text-align="justify"/>
      <style:text-properties fo:language="en" fo:country="US"/>
    </style:style>
    <style:style style:name="P334" style:parent-style-name="Standard" style:family="paragraph">
      <style:paragraph-properties fo:text-align="justify"/>
      <style:text-properties fo:language="en" fo:country="US"/>
    </style:style>
    <style:style style:name="T335" style:parent-style-name="Bekezdésalapbetűtípusa" style:family="text">
      <style:text-properties fo:font-weight="bold" style:font-weight-asian="bold" style:font-weight-complex="bold" fo:language="en" fo:country="US"/>
    </style:style>
    <style:style style:name="T336" style:parent-style-name="Bekezdésalapbetűtípusa" style:family="text">
      <style:text-properties fo:language="en" fo:country="US"/>
    </style:style>
    <style:style style:name="P337" style:parent-style-name="Standard" style:family="paragraph">
      <style:paragraph-properties fo:text-align="justify"/>
    </style:style>
    <style:style style:name="T338" style:parent-style-name="Bekezdésalapbetűtípusa" style:family="text">
      <style:text-properties fo:font-weight="bold" style:font-weight-asian="bold" style:font-weight-complex="bold" fo:language="en" fo:country="US"/>
    </style:style>
    <style:style style:name="T339" style:parent-style-name="Bekezdésalapbetűtípusa" style:family="text">
      <style:text-properties fo:language="en" fo:country="US"/>
    </style:style>
    <style:style style:name="T340" style:parent-style-name="Bekezdésalapbetűtípusa" style:family="text">
      <style:text-properties fo:font-weight="bold" style:font-weight-asian="bold" style:font-weight-complex="bold"/>
    </style:style>
    <style:style style:name="P341" style:parent-style-name="Standard" style:family="paragraph"/>
    <style:style style:name="T342" style:parent-style-name="Bekezdésalapbetűtípusa" style:family="text">
      <style:text-properties fo:font-style="italic" style:font-style-asian="italic" style:font-style-complex="italic"/>
    </style:style>
    <style:style style:name="P343" style:parent-style-name="Standard" style:family="paragraph"/>
    <style:style style:name="T344" style:parent-style-name="Bekezdésalapbetűtípusa" style:family="text">
      <style:text-properties fo:font-style="italic" style:font-style-asian="italic" style:font-style-complex="italic"/>
    </style:style>
    <style:style style:name="P345" style:parent-style-name="Standard" style:family="paragraph">
      <style:paragraph-properties fo:text-align="justify"/>
    </style:style>
    <style:style style:name="T346" style:parent-style-name="Bekezdésalapbetűtípusa" style:family="text">
      <style:text-properties fo:font-style="italic" style:font-style-asian="italic" style:font-style-complex="italic"/>
    </style:style>
    <style:style style:name="P347" style:parent-style-name="Standard" style:family="paragraph">
      <style:paragraph-properties fo:text-align="justify"/>
    </style:style>
    <style:style style:name="T348" style:parent-style-name="Bekezdésalapbetűtípusa" style:family="text">
      <style:text-properties fo:font-style="italic" style:font-style-asian="italic" style:font-style-complex="italic"/>
    </style:style>
    <style:style style:name="P349" style:parent-style-name="Standard" style:family="paragraph">
      <style:paragraph-properties fo:text-align="justify"/>
      <style:text-properties fo:language="en" fo:country="US"/>
    </style:style>
    <style:style style:name="P350" style:parent-style-name="Standard" style:family="paragraph">
      <style:paragraph-properties fo:text-align="justify"/>
    </style:style>
    <style:style style:name="P351" style:parent-style-name="Standard" style:family="paragraph">
      <style:paragraph-properties fo:text-align="justify"/>
      <style:text-properties fo:language="en" fo:country="US"/>
    </style:style>
    <style:style style:name="P352" style:parent-style-name="Standard" style:family="paragraph">
      <style:text-properties fo:language="en" fo:country="US"/>
    </style:style>
    <style:style style:name="P353" style:parent-style-name="Standard" style:family="paragraph">
      <style:paragraph-properties fo:text-align="justify"/>
      <style:text-properties fo:language="en" fo:country="US"/>
    </style:style>
    <style:style style:name="P354" style:parent-style-name="PreformattedText" style:family="paragraph">
      <style:paragraph-properties fo:background-color="#CCCCCC"/>
      <style:text-properties fo:language="en" fo:country="US"/>
    </style:style>
    <style:style style:name="P355" style:parent-style-name="PreformattedText" style:family="paragraph">
      <style:paragraph-properties fo:background-color="#CCCCCC"/>
      <style:text-properties fo:language="en" fo:country="US"/>
    </style:style>
    <style:style style:name="P356" style:parent-style-name="PreformattedText" style:family="paragraph">
      <style:paragraph-properties fo:background-color="#CCCCCC"/>
      <style:text-properties fo:language="en" fo:country="US"/>
    </style:style>
    <style:style style:name="P357" style:parent-style-name="PreformattedText" style:family="paragraph">
      <style:paragraph-properties fo:background-color="#CCCCCC"/>
      <style:text-properties fo:language="en" fo:country="US"/>
    </style:style>
    <style:style style:name="P358" style:parent-style-name="PreformattedText" style:family="paragraph">
      <style:paragraph-properties fo:background-color="#CCCCCC"/>
      <style:text-properties fo:language="en" fo:country="US"/>
    </style:style>
    <style:style style:name="P359" style:parent-style-name="PreformattedText" style:family="paragraph">
      <style:paragraph-properties fo:background-color="#CCCCCC"/>
      <style:text-properties fo:language="en" fo:country="US"/>
    </style:style>
    <style:style style:name="P360" style:parent-style-name="PreformattedText" style:family="paragraph">
      <style:paragraph-properties fo:background-color="#CCCCCC"/>
      <style:text-properties fo:language="en" fo:country="US"/>
    </style:style>
    <style:style style:name="P361" style:parent-style-name="PreformattedText" style:family="paragraph">
      <style:paragraph-properties fo:background-color="#CCCCCC"/>
      <style:text-properties fo:language="en" fo:country="US"/>
    </style:style>
    <style:style style:name="P362" style:parent-style-name="PreformattedText" style:family="paragraph">
      <style:paragraph-properties fo:background-color="#CCCCCC"/>
      <style:text-properties fo:language="en" fo:country="US"/>
    </style:style>
    <style:style style:name="P363" style:parent-style-name="PreformattedText" style:family="paragraph">
      <style:paragraph-properties fo:background-color="#CCCCCC"/>
      <style:text-properties fo:language="en" fo:country="US"/>
    </style:style>
    <style:style style:name="P364" style:parent-style-name="PreformattedText" style:family="paragraph">
      <style:paragraph-properties fo:background-color="#CCCCCC"/>
      <style:text-properties fo:language="en" fo:country="US"/>
    </style:style>
    <style:style style:name="P365" style:parent-style-name="PreformattedText" style:family="paragraph">
      <style:paragraph-properties fo:background-color="#CCCCCC"/>
      <style:text-properties fo:language="en" fo:country="US"/>
    </style:style>
    <style:style style:name="P366" style:parent-style-name="PreformattedText" style:family="paragraph">
      <style:paragraph-properties fo:background-color="#CCCCCC"/>
      <style:text-properties fo:language="en" fo:country="US"/>
    </style:style>
    <style:style style:name="P367" style:parent-style-name="PreformattedText" style:family="paragraph">
      <style:paragraph-properties fo:background-color="#CCCCCC"/>
      <style:text-properties fo:language="en" fo:country="US"/>
    </style:style>
    <style:style style:name="P368" style:parent-style-name="PreformattedText" style:family="paragraph">
      <style:paragraph-properties fo:background-color="#CCCCCC"/>
      <style:text-properties fo:language="en" fo:country="US"/>
    </style:style>
    <style:style style:name="P369" style:parent-style-name="PreformattedText" style:family="paragraph">
      <style:paragraph-properties fo:background-color="#CCCCCC"/>
      <style:text-properties fo:language="en" fo:country="US"/>
    </style:style>
    <style:style style:name="P370" style:parent-style-name="PreformattedText" style:family="paragraph">
      <style:paragraph-properties fo:background-color="#CCCCCC"/>
      <style:text-properties fo:language="en" fo:country="US"/>
    </style:style>
    <style:style style:name="P371" style:parent-style-name="PreformattedText" style:family="paragraph">
      <style:paragraph-properties fo:background-color="#CCCCCC"/>
      <style:text-properties fo:language="en" fo:country="US"/>
    </style:style>
    <style:style style:name="P372" style:parent-style-name="PreformattedText" style:family="paragraph">
      <style:paragraph-properties fo:background-color="#CCCCCC"/>
      <style:text-properties fo:language="en" fo:country="US"/>
    </style:style>
    <style:style style:name="P373" style:parent-style-name="PreformattedText" style:family="paragraph">
      <style:paragraph-properties fo:background-color="#CCCCCC"/>
      <style:text-properties fo:language="en" fo:country="US"/>
    </style:style>
    <style:style style:name="P374" style:parent-style-name="PreformattedText" style:family="paragraph">
      <style:paragraph-properties fo:background-color="#CCCCCC"/>
      <style:text-properties fo:language="en" fo:country="US"/>
    </style:style>
    <style:style style:name="P375" style:parent-style-name="PreformattedText" style:family="paragraph">
      <style:paragraph-properties fo:background-color="#CCCCCC"/>
      <style:text-properties fo:language="en" fo:country="US"/>
    </style:style>
    <style:style style:name="P376" style:parent-style-name="PreformattedText" style:family="paragraph">
      <style:paragraph-properties fo:background-color="#CCCCCC"/>
      <style:text-properties fo:language="en" fo:country="US"/>
    </style:style>
    <style:style style:name="P377" style:parent-style-name="PreformattedText" style:family="paragraph">
      <style:paragraph-properties fo:background-color="#CCCCCC"/>
      <style:text-properties fo:language="en" fo:country="US"/>
    </style:style>
    <style:style style:name="P378" style:parent-style-name="PreformattedText" style:family="paragraph">
      <style:paragraph-properties fo:background-color="#CCCCCC"/>
      <style:text-properties fo:language="en" fo:country="US"/>
    </style:style>
    <style:style style:name="P379" style:parent-style-name="PreformattedText" style:family="paragraph">
      <style:paragraph-properties fo:background-color="#CCCCCC"/>
      <style:text-properties fo:language="en" fo:country="US"/>
    </style:style>
    <style:style style:name="P380" style:parent-style-name="PreformattedText" style:family="paragraph">
      <style:paragraph-properties fo:background-color="#CCCCCC"/>
      <style:text-properties fo:language="en" fo:country="US"/>
    </style:style>
    <style:style style:name="P381" style:parent-style-name="PreformattedText" style:family="paragraph">
      <style:paragraph-properties fo:background-color="#CCCCCC"/>
      <style:text-properties fo:language="en" fo:country="US"/>
    </style:style>
    <style:style style:name="P382" style:parent-style-name="PreformattedText" style:family="paragraph">
      <style:paragraph-properties fo:background-color="#CCCCCC"/>
      <style:text-properties fo:language="en" fo:country="US"/>
    </style:style>
    <style:style style:name="P383" style:parent-style-name="PreformattedText" style:family="paragraph">
      <style:paragraph-properties fo:background-color="#CCCCCC"/>
      <style:text-properties fo:language="en" fo:country="US"/>
    </style:style>
    <style:style style:name="P384" style:parent-style-name="PreformattedText" style:family="paragraph">
      <style:paragraph-properties fo:background-color="#CCCCCC"/>
      <style:text-properties fo:language="en" fo:country="US"/>
    </style:style>
    <style:style style:name="P385" style:parent-style-name="PreformattedText" style:family="paragraph">
      <style:paragraph-properties fo:background-color="#CCCCCC"/>
      <style:text-properties fo:language="en" fo:country="US"/>
    </style:style>
    <style:style style:name="P386" style:parent-style-name="PreformattedText" style:family="paragraph">
      <style:paragraph-properties fo:background-color="#CCCCCC"/>
      <style:text-properties fo:language="en" fo:country="US"/>
    </style:style>
    <style:style style:name="P387" style:parent-style-name="PreformattedText" style:family="paragraph">
      <style:paragraph-properties fo:background-color="#CCCCCC"/>
      <style:text-properties fo:language="en" fo:country="US"/>
    </style:style>
    <style:style style:name="P388" style:parent-style-name="PreformattedText" style:family="paragraph">
      <style:paragraph-properties fo:background-color="#CCCCCC"/>
      <style:text-properties fo:language="en" fo:country="US"/>
    </style:style>
    <style:style style:name="P389" style:parent-style-name="PreformattedText" style:family="paragraph">
      <style:paragraph-properties fo:background-color="#CCCCCC"/>
      <style:text-properties fo:language="en" fo:country="US"/>
    </style:style>
    <style:style style:name="P390" style:parent-style-name="PreformattedText" style:family="paragraph">
      <style:paragraph-properties fo:background-color="#CCCCCC"/>
      <style:text-properties fo:language="en" fo:country="US"/>
    </style:style>
    <style:style style:name="P391" style:parent-style-name="PreformattedText" style:family="paragraph">
      <style:paragraph-properties fo:background-color="#CCCCCC"/>
      <style:text-properties fo:language="en" fo:country="US"/>
    </style:style>
    <style:style style:name="P392" style:parent-style-name="PreformattedText" style:family="paragraph">
      <style:paragraph-properties fo:background-color="#CCCCCC"/>
      <style:text-properties fo:language="en" fo:country="US"/>
    </style:style>
    <style:style style:name="P393" style:parent-style-name="PreformattedText" style:family="paragraph">
      <style:paragraph-properties fo:background-color="#CCCCCC"/>
      <style:text-properties fo:language="en" fo:country="US"/>
    </style:style>
    <style:style style:name="P394" style:parent-style-name="PreformattedText" style:family="paragraph">
      <style:paragraph-properties fo:background-color="#CCCCCC"/>
      <style:text-properties fo:language="en" fo:country="US"/>
    </style:style>
    <style:style style:name="P395" style:parent-style-name="PreformattedText" style:family="paragraph">
      <style:paragraph-properties fo:background-color="#CCCCCC"/>
      <style:text-properties fo:language="en" fo:country="US"/>
    </style:style>
    <style:style style:name="P396" style:parent-style-name="Standard" style:family="paragraph">
      <style:text-properties fo:language="en" fo:country="US"/>
    </style:style>
    <style:style style:name="T397" style:parent-style-name="Bekezdésalapbetűtípusa" style:family="text">
      <style:text-properties fo:font-style="italic" style:font-style-asian="italic" style:font-style-complex="italic" fo:language="en" fo:country="US"/>
    </style:style>
    <style:style style:name="T398" style:parent-style-name="Bekezdésalapbetűtípusa" style:family="text">
      <style:text-properties fo:language="en" fo:country="US"/>
    </style:style>
    <style:style style:name="P399" style:parent-style-name="Standard" style:family="paragraph">
      <style:paragraph-properties fo:text-align="justify"/>
      <style:text-properties fo:language="en" fo:country="US"/>
    </style:style>
    <style:style style:name="P400" style:parent-style-name="Standard" style:family="paragraph">
      <style:paragraph-properties fo:text-align="justify"/>
      <style:text-properties fo:language="en" fo:country="US"/>
    </style:style>
    <style:style style:name="T401" style:parent-style-name="Bekezdésalapbetűtípusa" style:family="text">
      <style:text-properties fo:font-weight="bold" style:font-weight-asian="bold" style:font-weight-complex="bold" fo:language="en" fo:country="US"/>
    </style:style>
    <style:style style:name="T402" style:parent-style-name="Bekezdésalapbetűtípusa" style:family="text">
      <style:text-properties fo:language="en" fo:country="US"/>
    </style:style>
    <style:style style:name="T403" style:parent-style-name="Bekezdésalapbetűtípusa" style:family="text">
      <style:text-properties fo:font-weight="bold" style:font-weight-asian="bold" style:font-weight-complex="bold" fo:language="en" fo:country="US"/>
    </style:style>
    <style:style style:name="T404" style:parent-style-name="Bekezdésalapbetűtípusa" style:family="text">
      <style:text-properties fo:language="en" fo:country="US"/>
    </style:style>
    <style:style style:name="P405" style:parent-style-name="Standard" style:family="paragraph">
      <style:paragraph-properties fo:text-align="justify"/>
      <style:text-properties fo:language="en" fo:country="US"/>
    </style:style>
    <style:style style:name="P406" style:parent-style-name="Standard" style:family="paragraph">
      <style:paragraph-properties fo:text-align="justify"/>
      <style:text-properties fo:language="en" fo:country="US"/>
    </style:style>
    <style:style style:name="P407" style:parent-style-name="Standard" style:family="paragraph">
      <style:paragraph-properties fo:text-align="justify"/>
      <style:text-properties fo:language="en" fo:country="US"/>
    </style:style>
    <style:style style:name="P408" style:parent-style-name="Standard" style:family="paragraph">
      <style:paragraph-properties fo:text-align="justify"/>
      <style:text-properties fo:language="en" fo:country="US"/>
    </style:style>
    <style:style style:name="P409" style:parent-style-name="Standard" style:family="paragraph">
      <style:paragraph-properties fo:text-align="justify"/>
      <style:text-properties fo:language="en" fo:country="US"/>
    </style:style>
    <style:style style:name="P410" style:parent-style-name="Standard" style:family="paragraph">
      <style:paragraph-properties fo:text-align="justify"/>
      <style:text-properties fo:language="en" fo:country="US"/>
    </style:style>
    <style:style style:name="P411" style:parent-style-name="PreformattedText" style:family="paragraph">
      <style:paragraph-properties fo:background-color="#CCCCCC"/>
      <style:text-properties fo:language="en" fo:country="US"/>
    </style:style>
    <style:style style:name="P412" style:parent-style-name="PreformattedText" style:family="paragraph">
      <style:paragraph-properties fo:background-color="#CCCCCC"/>
      <style:text-properties fo:language="en" fo:country="US"/>
    </style:style>
    <style:style style:name="P413" style:parent-style-name="PreformattedText" style:family="paragraph">
      <style:paragraph-properties fo:background-color="#CCCCCC"/>
      <style:text-properties fo:language="en" fo:country="US"/>
    </style:style>
    <style:style style:name="P414" style:parent-style-name="PreformattedText" style:family="paragraph">
      <style:paragraph-properties fo:background-color="#CCCCCC"/>
      <style:text-properties fo:language="en" fo:country="US"/>
    </style:style>
    <style:style style:name="P415" style:parent-style-name="PreformattedText" style:family="paragraph">
      <style:paragraph-properties fo:background-color="#CCCCCC"/>
      <style:text-properties fo:language="en" fo:country="US"/>
    </style:style>
    <style:style style:name="P416" style:parent-style-name="PreformattedText" style:family="paragraph">
      <style:paragraph-properties fo:background-color="#CCCCCC"/>
      <style:text-properties fo:language="en" fo:country="US"/>
    </style:style>
    <style:style style:name="P417" style:parent-style-name="PreformattedText" style:family="paragraph">
      <style:paragraph-properties fo:background-color="#CCCCCC"/>
      <style:text-properties fo:language="en" fo:country="US"/>
    </style:style>
    <style:style style:name="P418" style:parent-style-name="PreformattedText" style:family="paragraph">
      <style:paragraph-properties fo:background-color="#CCCCCC"/>
      <style:text-properties fo:language="en" fo:country="US"/>
    </style:style>
    <style:style style:name="P419" style:parent-style-name="PreformattedText" style:family="paragraph">
      <style:paragraph-properties fo:background-color="#CCCCCC"/>
      <style:text-properties fo:language="en" fo:country="US"/>
    </style:style>
    <style:style style:name="P420" style:parent-style-name="PreformattedText" style:family="paragraph">
      <style:paragraph-properties fo:background-color="#CCCCCC"/>
      <style:text-properties fo:language="en" fo:country="US"/>
    </style:style>
    <style:style style:name="P421" style:parent-style-name="PreformattedText" style:family="paragraph">
      <style:paragraph-properties fo:background-color="#CCCCCC"/>
      <style:text-properties fo:language="en" fo:country="US"/>
    </style:style>
    <style:style style:name="P422" style:parent-style-name="PreformattedText" style:family="paragraph">
      <style:paragraph-properties fo:background-color="#CCCCCC"/>
      <style:text-properties fo:language="en" fo:country="US"/>
    </style:style>
    <style:style style:name="P423" style:parent-style-name="PreformattedText" style:family="paragraph">
      <style:paragraph-properties fo:background-color="#CCCCCC"/>
      <style:text-properties fo:language="en" fo:country="US"/>
    </style:style>
    <style:style style:name="P424" style:parent-style-name="PreformattedText" style:family="paragraph">
      <style:paragraph-properties fo:background-color="#CCCCCC"/>
      <style:text-properties fo:language="en" fo:country="US"/>
    </style:style>
    <style:style style:name="P425" style:parent-style-name="PreformattedText" style:family="paragraph">
      <style:paragraph-properties fo:background-color="#CCCCCC"/>
      <style:text-properties fo:language="en" fo:country="US"/>
    </style:style>
    <style:style style:name="P426" style:parent-style-name="PreformattedText" style:family="paragraph">
      <style:paragraph-properties fo:background-color="#CCCCCC"/>
      <style:text-properties fo:language="en" fo:country="US"/>
    </style:style>
    <style:style style:name="P427" style:parent-style-name="PreformattedText" style:family="paragraph">
      <style:paragraph-properties fo:background-color="#CCCCCC"/>
      <style:text-properties fo:language="en" fo:country="US"/>
    </style:style>
    <style:style style:name="P428" style:parent-style-name="PreformattedText" style:family="paragraph">
      <style:paragraph-properties fo:background-color="#CCCCCC"/>
      <style:text-properties fo:language="en" fo:country="US"/>
    </style:style>
    <style:style style:name="P429" style:parent-style-name="PreformattedText" style:family="paragraph">
      <style:paragraph-properties fo:background-color="#CCCCCC"/>
      <style:text-properties fo:language="en" fo:country="US"/>
    </style:style>
    <style:style style:name="P430" style:parent-style-name="PreformattedText" style:family="paragraph">
      <style:paragraph-properties fo:background-color="#CCCCCC"/>
      <style:text-properties fo:language="en" fo:country="US"/>
    </style:style>
    <style:style style:name="P431" style:parent-style-name="PreformattedText" style:family="paragraph">
      <style:paragraph-properties fo:background-color="#CCCCCC"/>
      <style:text-properties fo:language="en" fo:country="US"/>
    </style:style>
    <style:style style:name="P432" style:parent-style-name="PreformattedText" style:family="paragraph">
      <style:paragraph-properties fo:background-color="#CCCCCC"/>
      <style:text-properties fo:language="en" fo:country="US"/>
    </style:style>
    <style:style style:name="P433" style:parent-style-name="PreformattedText" style:family="paragraph">
      <style:paragraph-properties fo:background-color="#CCCCCC"/>
      <style:text-properties fo:language="en" fo:country="US"/>
    </style:style>
    <style:style style:name="P434" style:parent-style-name="PreformattedText" style:family="paragraph">
      <style:paragraph-properties fo:background-color="#CCCCCC"/>
      <style:text-properties fo:language="en" fo:country="US"/>
    </style:style>
    <style:style style:name="P435" style:parent-style-name="PreformattedText" style:family="paragraph">
      <style:paragraph-properties fo:background-color="#CCCCCC"/>
      <style:text-properties fo:language="en" fo:country="US"/>
    </style:style>
    <style:style style:name="P436" style:parent-style-name="PreformattedText" style:family="paragraph">
      <style:paragraph-properties fo:background-color="#CCCCCC"/>
      <style:text-properties fo:language="en" fo:country="US"/>
    </style:style>
    <style:style style:name="P437" style:parent-style-name="PreformattedText" style:family="paragraph">
      <style:paragraph-properties fo:background-color="#CCCCCC"/>
      <style:text-properties fo:language="en" fo:country="US"/>
    </style:style>
    <style:style style:name="P438" style:parent-style-name="PreformattedText" style:family="paragraph">
      <style:paragraph-properties fo:background-color="#CCCCCC"/>
      <style:text-properties fo:language="en" fo:country="US"/>
    </style:style>
    <style:style style:name="P439" style:parent-style-name="PreformattedText" style:family="paragraph">
      <style:paragraph-properties fo:background-color="#CCCCCC"/>
      <style:text-properties fo:language="en" fo:country="US"/>
    </style:style>
    <style:style style:name="P440" style:parent-style-name="PreformattedText" style:family="paragraph">
      <style:paragraph-properties fo:background-color="#CCCCCC"/>
      <style:text-properties fo:language="en" fo:country="US"/>
    </style:style>
    <style:style style:name="P441" style:parent-style-name="PreformattedText" style:family="paragraph">
      <style:paragraph-properties fo:background-color="#CCCCCC"/>
      <style:text-properties fo:language="en" fo:country="US"/>
    </style:style>
    <style:style style:name="P442" style:parent-style-name="PreformattedText" style:family="paragraph">
      <style:paragraph-properties fo:background-color="#CCCCCC"/>
      <style:text-properties fo:language="en" fo:country="US"/>
    </style:style>
    <style:style style:name="P443" style:parent-style-name="PreformattedText" style:family="paragraph">
      <style:paragraph-properties fo:background-color="#CCCCCC"/>
      <style:text-properties fo:language="en" fo:country="US"/>
    </style:style>
    <style:style style:name="P444" style:parent-style-name="PreformattedText" style:family="paragraph">
      <style:paragraph-properties fo:background-color="#CCCCCC"/>
      <style:text-properties fo:language="en" fo:country="US"/>
    </style:style>
    <style:style style:name="P445" style:parent-style-name="PreformattedText" style:family="paragraph">
      <style:paragraph-properties fo:background-color="#CCCCCC"/>
      <style:text-properties fo:language="en" fo:country="US"/>
    </style:style>
    <style:style style:name="P446" style:parent-style-name="PreformattedText" style:family="paragraph">
      <style:paragraph-properties fo:background-color="#CCCCCC"/>
      <style:text-properties fo:language="en" fo:country="US"/>
    </style:style>
    <style:style style:name="P447" style:parent-style-name="PreformattedText" style:family="paragraph">
      <style:paragraph-properties fo:background-color="#CCCCCC"/>
      <style:text-properties fo:language="en" fo:country="US"/>
    </style:style>
    <style:style style:name="P448" style:parent-style-name="PreformattedText" style:family="paragraph">
      <style:paragraph-properties fo:background-color="#CCCCCC"/>
      <style:text-properties fo:language="en" fo:country="US"/>
    </style:style>
    <style:style style:name="P449" style:parent-style-name="PreformattedText" style:family="paragraph">
      <style:paragraph-properties fo:background-color="#CCCCCC"/>
      <style:text-properties fo:language="en" fo:country="US"/>
    </style:style>
    <style:style style:name="P450" style:parent-style-name="PreformattedText" style:family="paragraph">
      <style:paragraph-properties fo:background-color="#CCCCCC"/>
      <style:text-properties fo:language="en" fo:country="US"/>
    </style:style>
    <style:style style:name="P451" style:parent-style-name="PreformattedText" style:family="paragraph">
      <style:paragraph-properties fo:background-color="#CCCCCC"/>
      <style:text-properties fo:language="en" fo:country="US"/>
    </style:style>
    <style:style style:name="P452" style:parent-style-name="PreformattedText" style:family="paragraph">
      <style:paragraph-properties fo:background-color="#CCCCCC"/>
      <style:text-properties fo:language="en" fo:country="US"/>
    </style:style>
    <style:style style:name="P453" style:parent-style-name="PreformattedText" style:family="paragraph">
      <style:paragraph-properties fo:background-color="#CCCCCC"/>
      <style:text-properties fo:language="en" fo:country="US"/>
    </style:style>
    <style:style style:name="P454" style:parent-style-name="PreformattedText" style:family="paragraph">
      <style:paragraph-properties fo:background-color="#CCCCCC"/>
      <style:text-properties fo:language="en" fo:country="US"/>
    </style:style>
    <style:style style:name="P455" style:parent-style-name="PreformattedText" style:family="paragraph">
      <style:paragraph-properties fo:background-color="#CCCCCC"/>
      <style:text-properties fo:language="en" fo:country="US"/>
    </style:style>
    <style:style style:name="P456" style:parent-style-name="PreformattedText" style:family="paragraph">
      <style:paragraph-properties fo:background-color="#CCCCCC"/>
      <style:text-properties fo:language="en" fo:country="US"/>
    </style:style>
    <style:style style:name="P457" style:parent-style-name="PreformattedText" style:family="paragraph">
      <style:paragraph-properties fo:background-color="#CCCCCC"/>
      <style:text-properties fo:language="en" fo:country="US"/>
    </style:style>
    <style:style style:name="P458" style:parent-style-name="PreformattedText" style:family="paragraph">
      <style:paragraph-properties fo:background-color="#CCCCCC"/>
      <style:text-properties fo:language="en" fo:country="US"/>
    </style:style>
    <style:style style:name="P459" style:parent-style-name="PreformattedText" style:family="paragraph">
      <style:paragraph-properties fo:background-color="#CCCCCC"/>
      <style:text-properties fo:language="en" fo:country="US"/>
    </style:style>
    <style:style style:name="P460" style:parent-style-name="PreformattedText" style:family="paragraph">
      <style:paragraph-properties fo:background-color="#CCCCCC"/>
      <style:text-properties fo:language="en" fo:country="US"/>
    </style:style>
    <style:style style:name="P461" style:parent-style-name="PreformattedText" style:family="paragraph">
      <style:paragraph-properties fo:background-color="#CCCCCC"/>
      <style:text-properties fo:language="en" fo:country="US"/>
    </style:style>
    <style:style style:name="P462" style:parent-style-name="PreformattedText" style:family="paragraph">
      <style:paragraph-properties fo:background-color="#CCCCCC"/>
      <style:text-properties fo:language="en" fo:country="US"/>
    </style:style>
    <style:style style:name="P463" style:parent-style-name="PreformattedText" style:family="paragraph">
      <style:paragraph-properties fo:background-color="#CCCCCC"/>
      <style:text-properties fo:language="en" fo:country="US"/>
    </style:style>
    <style:style style:name="P464" style:parent-style-name="PreformattedText" style:family="paragraph">
      <style:paragraph-properties fo:background-color="#CCCCCC"/>
      <style:text-properties fo:language="en" fo:country="US"/>
    </style:style>
    <style:style style:name="P465" style:parent-style-name="PreformattedText" style:family="paragraph">
      <style:paragraph-properties fo:background-color="#CCCCCC"/>
      <style:text-properties fo:language="en" fo:country="US"/>
    </style:style>
    <style:style style:name="P466" style:parent-style-name="PreformattedText" style:family="paragraph">
      <style:paragraph-properties fo:background-color="#CCCCCC"/>
      <style:text-properties fo:language="en" fo:country="US"/>
    </style:style>
    <style:style style:name="P467" style:parent-style-name="PreformattedText" style:family="paragraph">
      <style:paragraph-properties fo:background-color="#CCCCCC"/>
      <style:text-properties fo:language="en" fo:country="US"/>
    </style:style>
    <style:style style:name="P468" style:parent-style-name="PreformattedText" style:family="paragraph">
      <style:paragraph-properties fo:background-color="#CCCCCC"/>
      <style:text-properties fo:language="en" fo:country="US"/>
    </style:style>
    <style:style style:name="P469" style:parent-style-name="PreformattedText" style:family="paragraph">
      <style:paragraph-properties fo:background-color="#CCCCCC"/>
      <style:text-properties fo:language="en" fo:country="US"/>
    </style:style>
    <style:style style:name="P470" style:parent-style-name="PreformattedText" style:family="paragraph">
      <style:paragraph-properties fo:background-color="#CCCCCC"/>
      <style:text-properties fo:language="en" fo:country="US"/>
    </style:style>
    <style:style style:name="P471" style:parent-style-name="PreformattedText" style:family="paragraph">
      <style:paragraph-properties fo:background-color="#CCCCCC"/>
      <style:text-properties fo:language="en" fo:country="US"/>
    </style:style>
    <style:style style:name="P472" style:parent-style-name="PreformattedText" style:family="paragraph">
      <style:paragraph-properties fo:background-color="#CCCCCC"/>
      <style:text-properties fo:language="en" fo:country="US"/>
    </style:style>
    <style:style style:name="P473" style:parent-style-name="PreformattedText" style:family="paragraph">
      <style:paragraph-properties fo:background-color="#CCCCCC"/>
      <style:text-properties fo:language="en" fo:country="US"/>
    </style:style>
    <style:style style:name="P474" style:parent-style-name="PreformattedText" style:family="paragraph">
      <style:paragraph-properties fo:background-color="#CCCCCC"/>
      <style:text-properties fo:language="en" fo:country="US"/>
    </style:style>
    <style:style style:name="P475" style:parent-style-name="PreformattedText" style:family="paragraph">
      <style:paragraph-properties fo:background-color="#CCCCCC"/>
      <style:text-properties fo:language="en" fo:country="US"/>
    </style:style>
    <style:style style:name="P476" style:parent-style-name="PreformattedText" style:family="paragraph">
      <style:paragraph-properties fo:background-color="#CCCCCC"/>
      <style:text-properties fo:language="en" fo:country="US"/>
    </style:style>
    <style:style style:name="P477" style:parent-style-name="PreformattedText" style:family="paragraph">
      <style:paragraph-properties fo:background-color="#CCCCCC"/>
      <style:text-properties fo:language="en" fo:country="US"/>
    </style:style>
    <style:style style:name="P478" style:parent-style-name="PreformattedText" style:family="paragraph">
      <style:paragraph-properties fo:background-color="#CCCCCC"/>
      <style:text-properties fo:language="en" fo:country="US"/>
    </style:style>
    <style:style style:name="P479" style:parent-style-name="PreformattedText" style:family="paragraph">
      <style:paragraph-properties fo:background-color="#CCCCCC"/>
      <style:text-properties fo:language="en" fo:country="US"/>
    </style:style>
    <style:style style:name="P480" style:parent-style-name="PreformattedText" style:family="paragraph">
      <style:paragraph-properties fo:background-color="#CCCCCC"/>
      <style:text-properties fo:language="en" fo:country="US"/>
    </style:style>
    <style:style style:name="P481" style:parent-style-name="PreformattedText" style:family="paragraph">
      <style:paragraph-properties fo:background-color="#CCCCCC"/>
      <style:text-properties fo:language="en" fo:country="US"/>
    </style:style>
    <style:style style:name="P482" style:parent-style-name="PreformattedText" style:family="paragraph">
      <style:paragraph-properties fo:background-color="#CCCCCC"/>
      <style:text-properties fo:language="en" fo:country="US"/>
    </style:style>
    <style:style style:name="P483" style:parent-style-name="PreformattedText" style:family="paragraph">
      <style:paragraph-properties fo:background-color="#CCCCCC"/>
      <style:text-properties fo:language="en" fo:country="US"/>
    </style:style>
    <style:style style:name="P484" style:parent-style-name="PreformattedText" style:family="paragraph">
      <style:paragraph-properties fo:background-color="#CCCCCC"/>
      <style:text-properties fo:language="en" fo:country="US"/>
    </style:style>
    <style:style style:name="P485" style:parent-style-name="PreformattedText" style:family="paragraph">
      <style:paragraph-properties fo:background-color="#CCCCCC"/>
      <style:text-properties fo:language="en" fo:country="US"/>
    </style:style>
    <style:style style:name="P486" style:parent-style-name="PreformattedText" style:family="paragraph">
      <style:paragraph-properties fo:background-color="#CCCCCC"/>
      <style:text-properties fo:language="en" fo:country="US"/>
    </style:style>
    <style:style style:name="P487" style:parent-style-name="PreformattedText" style:family="paragraph">
      <style:paragraph-properties fo:background-color="#CCCCCC"/>
      <style:text-properties fo:language="en" fo:country="US"/>
    </style:style>
    <style:style style:name="P488" style:parent-style-name="PreformattedText" style:family="paragraph">
      <style:paragraph-properties fo:background-color="#CCCCCC"/>
      <style:text-properties fo:language="en" fo:country="US"/>
    </style:style>
    <style:style style:name="P489" style:parent-style-name="PreformattedText" style:family="paragraph">
      <style:paragraph-properties fo:background-color="#CCCCCC"/>
      <style:text-properties fo:language="en" fo:country="US"/>
    </style:style>
    <style:style style:name="P490" style:parent-style-name="PreformattedText" style:family="paragraph">
      <style:paragraph-properties fo:background-color="#CCCCCC"/>
      <style:text-properties fo:language="en" fo:country="US"/>
    </style:style>
    <style:style style:name="P491" style:parent-style-name="PreformattedText" style:family="paragraph">
      <style:paragraph-properties fo:background-color="#CCCCCC"/>
      <style:text-properties fo:language="en" fo:country="US"/>
    </style:style>
    <style:style style:name="P492" style:parent-style-name="PreformattedText" style:family="paragraph">
      <style:paragraph-properties fo:background-color="#CCCCCC"/>
      <style:text-properties fo:language="en" fo:country="US"/>
    </style:style>
    <style:style style:name="P493" style:parent-style-name="PreformattedText" style:family="paragraph">
      <style:paragraph-properties fo:background-color="#CCCCCC"/>
      <style:text-properties fo:language="en" fo:country="US"/>
    </style:style>
    <style:style style:name="P494" style:parent-style-name="PreformattedText" style:family="paragraph">
      <style:paragraph-properties fo:background-color="#CCCCCC"/>
      <style:text-properties fo:language="en" fo:country="US"/>
    </style:style>
    <style:style style:name="P495" style:parent-style-name="PreformattedText" style:family="paragraph">
      <style:paragraph-properties fo:background-color="#CCCCCC"/>
      <style:text-properties fo:language="en" fo:country="US"/>
    </style:style>
    <style:style style:name="P496" style:parent-style-name="PreformattedText" style:family="paragraph">
      <style:paragraph-properties fo:background-color="#CCCCCC"/>
      <style:text-properties fo:language="en" fo:country="US"/>
    </style:style>
    <style:style style:name="P497" style:parent-style-name="PreformattedText" style:family="paragraph">
      <style:paragraph-properties fo:background-color="#CCCCCC"/>
      <style:text-properties fo:language="en" fo:country="US"/>
    </style:style>
    <style:style style:name="P498" style:parent-style-name="PreformattedText" style:family="paragraph">
      <style:paragraph-properties fo:background-color="#CCCCCC"/>
      <style:text-properties fo:language="en" fo:country="US"/>
    </style:style>
    <style:style style:name="P499" style:parent-style-name="PreformattedText" style:family="paragraph">
      <style:paragraph-properties fo:background-color="#CCCCCC"/>
      <style:text-properties fo:language="en" fo:country="US"/>
    </style:style>
    <style:style style:name="P500" style:parent-style-name="PreformattedText" style:family="paragraph">
      <style:paragraph-properties fo:background-color="#CCCCCC"/>
      <style:text-properties fo:language="en" fo:country="US"/>
    </style:style>
    <style:style style:name="P501" style:parent-style-name="PreformattedText" style:family="paragraph">
      <style:paragraph-properties fo:background-color="#CCCCCC"/>
      <style:text-properties fo:language="en" fo:country="US"/>
    </style:style>
    <style:style style:name="P502" style:parent-style-name="PreformattedText" style:family="paragraph">
      <style:paragraph-properties fo:background-color="#CCCCCC"/>
      <style:text-properties fo:language="en" fo:country="US"/>
    </style:style>
    <style:style style:name="P503" style:parent-style-name="PreformattedText" style:family="paragraph">
      <style:paragraph-properties fo:background-color="#CCCCCC"/>
      <style:text-properties fo:language="en" fo:country="US"/>
    </style:style>
    <style:style style:name="P504" style:parent-style-name="PreformattedText" style:family="paragraph">
      <style:paragraph-properties fo:background-color="#CCCCCC"/>
      <style:text-properties fo:language="en" fo:country="US"/>
    </style:style>
    <style:style style:name="P505" style:parent-style-name="PreformattedText" style:family="paragraph">
      <style:paragraph-properties fo:background-color="#CCCCCC"/>
      <style:text-properties fo:language="en" fo:country="US"/>
    </style:style>
    <style:style style:name="P506" style:parent-style-name="PreformattedText" style:family="paragraph">
      <style:paragraph-properties fo:background-color="#CCCCCC"/>
      <style:text-properties fo:language="en" fo:country="US"/>
    </style:style>
    <style:style style:name="P507" style:parent-style-name="PreformattedText" style:family="paragraph">
      <style:paragraph-properties fo:background-color="#CCCCCC"/>
      <style:text-properties fo:language="en" fo:country="US"/>
    </style:style>
    <style:style style:name="P508" style:parent-style-name="PreformattedText" style:family="paragraph">
      <style:paragraph-properties fo:background-color="#CCCCCC"/>
      <style:text-properties fo:language="en" fo:country="US"/>
    </style:style>
    <style:style style:name="P509" style:parent-style-name="PreformattedText" style:family="paragraph">
      <style:paragraph-properties fo:background-color="#CCCCCC"/>
      <style:text-properties fo:language="en" fo:country="US"/>
    </style:style>
    <style:style style:name="P510" style:parent-style-name="PreformattedText" style:family="paragraph">
      <style:paragraph-properties fo:background-color="#CCCCCC"/>
      <style:text-properties fo:language="en" fo:country="US"/>
    </style:style>
    <style:style style:name="P511" style:parent-style-name="PreformattedText" style:family="paragraph">
      <style:paragraph-properties fo:background-color="#CCCCCC"/>
      <style:text-properties fo:language="en" fo:country="US"/>
    </style:style>
    <style:style style:name="P512" style:parent-style-name="PreformattedText" style:family="paragraph">
      <style:paragraph-properties fo:background-color="#CCCCCC"/>
      <style:text-properties fo:language="en" fo:country="US"/>
    </style:style>
    <style:style style:name="P513" style:parent-style-name="PreformattedText" style:family="paragraph">
      <style:paragraph-properties fo:background-color="#CCCCCC"/>
      <style:text-properties fo:language="en" fo:country="US"/>
    </style:style>
    <style:style style:name="P514" style:parent-style-name="PreformattedText" style:family="paragraph">
      <style:paragraph-properties fo:background-color="#CCCCCC"/>
      <style:text-properties fo:language="en" fo:country="US"/>
    </style:style>
    <style:style style:name="P515" style:parent-style-name="PreformattedText" style:family="paragraph">
      <style:paragraph-properties fo:background-color="#CCCCCC"/>
      <style:text-properties fo:language="en" fo:country="US"/>
    </style:style>
    <style:style style:name="P516" style:parent-style-name="PreformattedText" style:family="paragraph">
      <style:paragraph-properties fo:background-color="#CCCCCC"/>
      <style:text-properties fo:language="en" fo:country="US"/>
    </style:style>
    <style:style style:name="P517" style:parent-style-name="PreformattedText" style:family="paragraph">
      <style:paragraph-properties fo:background-color="#CCCCCC"/>
      <style:text-properties fo:language="en" fo:country="US"/>
    </style:style>
    <style:style style:name="P518" style:parent-style-name="PreformattedText" style:family="paragraph">
      <style:paragraph-properties fo:background-color="#CCCCCC"/>
      <style:text-properties fo:language="en" fo:country="US"/>
    </style:style>
    <style:style style:name="P519" style:parent-style-name="PreformattedText" style:family="paragraph">
      <style:paragraph-properties fo:background-color="#CCCCCC"/>
      <style:text-properties fo:language="en" fo:country="US"/>
    </style:style>
    <style:style style:name="P520" style:parent-style-name="PreformattedText" style:family="paragraph">
      <style:paragraph-properties fo:background-color="#CCCCCC"/>
      <style:text-properties fo:language="en" fo:country="US"/>
    </style:style>
    <style:style style:name="P521" style:parent-style-name="PreformattedText" style:family="paragraph">
      <style:paragraph-properties fo:background-color="#CCCCCC"/>
      <style:text-properties fo:language="en" fo:country="US"/>
    </style:style>
    <style:style style:name="P522" style:parent-style-name="PreformattedText" style:family="paragraph">
      <style:paragraph-properties fo:background-color="#CCCCCC"/>
      <style:text-properties fo:language="en" fo:country="US"/>
    </style:style>
    <style:style style:name="P523" style:parent-style-name="PreformattedText" style:family="paragraph">
      <style:paragraph-properties fo:background-color="#CCCCCC"/>
      <style:text-properties fo:language="en" fo:country="US"/>
    </style:style>
    <style:style style:name="P524" style:parent-style-name="PreformattedText" style:family="paragraph">
      <style:paragraph-properties fo:background-color="#CCCCCC"/>
      <style:text-properties fo:language="en" fo:country="US"/>
    </style:style>
    <style:style style:name="P525" style:parent-style-name="PreformattedText" style:family="paragraph">
      <style:paragraph-properties fo:background-color="#CCCCCC"/>
      <style:text-properties fo:language="en" fo:country="US"/>
    </style:style>
    <style:style style:name="P526" style:parent-style-name="PreformattedText" style:family="paragraph">
      <style:paragraph-properties fo:background-color="#CCCCCC"/>
      <style:text-properties fo:language="en" fo:country="US"/>
    </style:style>
    <style:style style:name="P527" style:parent-style-name="PreformattedText" style:family="paragraph">
      <style:paragraph-properties fo:background-color="#CCCCCC"/>
      <style:text-properties fo:language="en" fo:country="US"/>
    </style:style>
    <style:style style:name="P528" style:parent-style-name="PreformattedText" style:family="paragraph">
      <style:paragraph-properties fo:background-color="#CCCCCC"/>
      <style:text-properties fo:language="en" fo:country="US"/>
    </style:style>
    <style:style style:name="P529" style:parent-style-name="PreformattedText" style:family="paragraph">
      <style:paragraph-properties fo:background-color="#CCCCCC"/>
      <style:text-properties fo:language="en" fo:country="US"/>
    </style:style>
    <style:style style:name="P530" style:parent-style-name="PreformattedText" style:family="paragraph">
      <style:paragraph-properties fo:background-color="#CCCCCC"/>
      <style:text-properties fo:language="en" fo:country="US"/>
    </style:style>
    <style:style style:name="P531" style:parent-style-name="Standard" style:family="paragraph">
      <style:paragraph-properties fo:text-align="justify"/>
      <style:text-properties fo:language="en" fo:country="US"/>
    </style:style>
    <style:style style:name="P532" style:parent-style-name="Standard" style:family="paragraph">
      <style:paragraph-properties fo:text-align="justify"/>
    </style:style>
    <style:style style:name="T533" style:parent-style-name="Bekezdésalapbetűtípusa" style:family="text">
      <style:text-properties fo:font-style="italic" style:font-style-asian="italic" style:font-style-complex="italic" fo:language="en" fo:country="US"/>
    </style:style>
    <style:style style:name="T534" style:parent-style-name="Bekezdésalapbetűtípusa" style:family="text">
      <style:text-properties fo:language="en" fo:country="US"/>
    </style:style>
    <style:style style:name="P535" style:parent-style-name="Standard" style:family="paragraph">
      <style:text-properties fo:language="en" fo:country="US"/>
    </style:style>
    <style:style style:name="T536" style:parent-style-name="Bekezdésalapbetűtípusa" style:family="text">
      <style:text-properties fo:font-weight="bold" style:font-weight-asian="bold" style:font-weight-complex="bold" fo:language="en" fo:country="US"/>
    </style:style>
    <style:style style:name="T537" style:parent-style-name="Bekezdésalapbetűtípusa" style:family="text">
      <style:text-properties fo:language="en" fo:country="US"/>
    </style:style>
    <style:style style:name="T538" style:parent-style-name="Bekezdésalapbetűtípusa" style:family="text">
      <style:text-properties fo:font-weight="bold" style:font-weight-asian="bold" style:font-weight-complex="bold" fo:language="en" fo:country="US"/>
    </style:style>
    <style:style style:name="T539" style:parent-style-name="Bekezdésalapbetűtípusa" style:family="text">
      <style:text-properties fo:language="en" fo:country="US"/>
    </style:style>
    <style:style style:name="P540" style:parent-style-name="Standard" style:family="paragraph">
      <style:text-properties fo:language="en" fo:country="US"/>
    </style:style>
    <style:style style:name="P541" style:parent-style-name="Standard" style:family="paragraph">
      <style:text-properties fo:language="en" fo:country="US"/>
    </style:style>
    <style:style style:name="P542" style:parent-style-name="Standard" style:family="paragraph">
      <style:text-properties fo:language="en" fo:country="US"/>
    </style:style>
    <style:style style:name="P543" style:parent-style-name="Standard" style:family="paragraph">
      <style:text-properties fo:language="en" fo:country="US"/>
    </style:style>
    <style:style style:name="P544" style:parent-style-name="Standard" style:family="paragraph">
      <style:text-properties fo:language="en" fo:country="US"/>
    </style:style>
    <style:style style:name="P545" style:parent-style-name="PreformattedText" style:family="paragraph">
      <style:paragraph-properties fo:background-color="#CCCCCC"/>
      <style:text-properties fo:language="en" fo:country="US"/>
    </style:style>
    <style:style style:name="P546" style:parent-style-name="PreformattedText" style:family="paragraph">
      <style:paragraph-properties fo:background-color="#CCCCCC"/>
      <style:text-properties fo:language="en" fo:country="US"/>
    </style:style>
    <style:style style:name="P547" style:parent-style-name="PreformattedText" style:family="paragraph">
      <style:paragraph-properties fo:background-color="#CCCCCC"/>
      <style:text-properties fo:language="en" fo:country="US"/>
    </style:style>
    <style:style style:name="P548" style:parent-style-name="PreformattedText" style:family="paragraph">
      <style:paragraph-properties fo:background-color="#CCCCCC"/>
      <style:text-properties fo:language="en" fo:country="US"/>
    </style:style>
    <style:style style:name="P549" style:parent-style-name="PreformattedText" style:family="paragraph">
      <style:paragraph-properties fo:background-color="#CCCCCC"/>
      <style:text-properties fo:language="en" fo:country="US"/>
    </style:style>
    <style:style style:name="P550" style:parent-style-name="PreformattedText" style:family="paragraph">
      <style:paragraph-properties fo:background-color="#CCCCCC"/>
      <style:text-properties fo:language="en" fo:country="US"/>
    </style:style>
    <style:style style:name="P551" style:parent-style-name="PreformattedText" style:family="paragraph">
      <style:paragraph-properties fo:background-color="#CCCCCC"/>
      <style:text-properties fo:language="en" fo:country="US"/>
    </style:style>
    <style:style style:name="P552" style:parent-style-name="PreformattedText" style:family="paragraph">
      <style:paragraph-properties fo:background-color="#CCCCCC"/>
      <style:text-properties fo:language="en" fo:country="US"/>
    </style:style>
    <style:style style:name="P553" style:parent-style-name="PreformattedText" style:family="paragraph">
      <style:paragraph-properties fo:background-color="#CCCCCC"/>
      <style:text-properties fo:language="en" fo:country="US"/>
    </style:style>
    <style:style style:name="P554" style:parent-style-name="PreformattedText" style:family="paragraph">
      <style:paragraph-properties fo:background-color="#CCCCCC"/>
      <style:text-properties fo:language="en" fo:country="US"/>
    </style:style>
    <style:style style:name="P555" style:parent-style-name="PreformattedText" style:family="paragraph">
      <style:paragraph-properties fo:background-color="#CCCCCC"/>
      <style:text-properties fo:language="en" fo:country="US"/>
    </style:style>
    <style:style style:name="P556" style:parent-style-name="PreformattedText" style:family="paragraph">
      <style:paragraph-properties fo:background-color="#CCCCCC"/>
      <style:text-properties fo:language="en" fo:country="US"/>
    </style:style>
    <style:style style:name="P557" style:parent-style-name="PreformattedText" style:family="paragraph">
      <style:paragraph-properties fo:background-color="#CCCCCC"/>
      <style:text-properties fo:language="en" fo:country="US"/>
    </style:style>
    <style:style style:name="P558" style:parent-style-name="PreformattedText" style:family="paragraph">
      <style:paragraph-properties fo:background-color="#CCCCCC"/>
      <style:text-properties fo:language="en" fo:country="US"/>
    </style:style>
    <style:style style:name="P559" style:parent-style-name="PreformattedText" style:family="paragraph">
      <style:paragraph-properties fo:background-color="#CCCCCC"/>
      <style:text-properties fo:language="en" fo:country="US"/>
    </style:style>
    <style:style style:name="P560" style:parent-style-name="PreformattedText" style:family="paragraph">
      <style:paragraph-properties fo:background-color="#CCCCCC"/>
      <style:text-properties fo:language="en" fo:country="US"/>
    </style:style>
    <style:style style:name="P561" style:parent-style-name="PreformattedText" style:family="paragraph">
      <style:paragraph-properties fo:background-color="#CCCCCC"/>
      <style:text-properties fo:language="en" fo:country="US"/>
    </style:style>
    <style:style style:name="P562" style:parent-style-name="PreformattedText" style:family="paragraph">
      <style:paragraph-properties fo:background-color="#CCCCCC"/>
      <style:text-properties fo:language="en" fo:country="US"/>
    </style:style>
    <style:style style:name="P563" style:parent-style-name="PreformattedText" style:family="paragraph">
      <style:paragraph-properties fo:background-color="#CCCCCC"/>
      <style:text-properties fo:language="en" fo:country="US"/>
    </style:style>
    <style:style style:name="P564" style:parent-style-name="PreformattedText" style:family="paragraph">
      <style:paragraph-properties fo:background-color="#CCCCCC"/>
      <style:text-properties fo:language="en" fo:country="US"/>
    </style:style>
    <style:style style:name="P565" style:parent-style-name="PreformattedText" style:family="paragraph">
      <style:paragraph-properties fo:background-color="#CCCCCC"/>
      <style:text-properties fo:language="en" fo:country="US"/>
    </style:style>
    <style:style style:name="P566" style:parent-style-name="Standard" style:family="paragraph">
      <style:text-properties fo:language="en" fo:country="US"/>
    </style:style>
    <style:style style:name="P567" style:parent-style-name="Standard" style:family="paragraph">
      <style:text-properties fo:language="en" fo:country="US"/>
    </style:style>
    <style:style style:name="P568" style:parent-style-name="Standard" style:family="paragraph">
      <style:text-properties fo:language="en" fo:country="US"/>
    </style:style>
    <style:style style:name="P569" style:parent-style-name="Standard" style:family="paragraph">
      <style:text-properties fo:language="en" fo:country="US"/>
    </style:style>
    <style:style style:name="P570" style:parent-style-name="Standard" style:family="paragraph">
      <style:paragraph-properties fo:margin-left="1.477in" fo:text-indent="0.4923in">
        <style:tab-stops/>
      </style:paragraph-properties>
      <style:text-properties fo:language="en" fo:country="US"/>
    </style:style>
    <style:style style:name="P571" style:parent-style-name="Standard" style:family="paragraph">
      <style:text-properties fo:language="en" fo:country="US"/>
    </style:style>
    <style:style style:name="P572" style:parent-style-name="Standard" style:family="paragraph">
      <style:text-properties fo:language="en" fo:country="US"/>
    </style:style>
    <style:style style:name="P573" style:parent-style-name="Standard" style:family="paragraph">
      <style:text-properties fo:language="en" fo:country="US"/>
    </style:style>
    <style:style style:name="P574" style:parent-style-name="Standard" style:family="paragraph">
      <style:text-properties fo:language="en" fo:country="US"/>
    </style:style>
    <style:style style:name="P575" style:parent-style-name="Standard" style:family="paragraph">
      <style:text-properties fo:language="en" fo:country="US"/>
    </style:style>
    <style:style style:name="P576" style:parent-style-name="Standard" style:family="paragraph">
      <style:text-properties fo:language="en" fo:country="US"/>
    </style:style>
    <style:style style:name="P577" style:parent-style-name="Standard" style:family="paragraph">
      <style:text-properties fo:language="en" fo:country="US"/>
    </style:style>
    <style:style style:name="P578" style:parent-style-name="Standard" style:family="paragraph">
      <style:text-properties fo:language="en" fo:country="US"/>
    </style:style>
    <style:style style:name="P579" style:parent-style-name="PreformattedText" style:family="paragraph">
      <style:paragraph-properties fo:background-color="#CCCCCC"/>
      <style:text-properties fo:language="en" fo:country="US"/>
    </style:style>
    <style:style style:name="P580" style:parent-style-name="PreformattedText" style:family="paragraph">
      <style:paragraph-properties fo:background-color="#CCCCCC"/>
      <style:text-properties fo:language="en" fo:country="US"/>
    </style:style>
    <style:style style:name="P581" style:parent-style-name="PreformattedText" style:family="paragraph">
      <style:paragraph-properties fo:background-color="#CCCCCC"/>
      <style:text-properties fo:language="en" fo:country="US"/>
    </style:style>
    <style:style style:name="P582" style:parent-style-name="PreformattedText" style:family="paragraph">
      <style:paragraph-properties fo:background-color="#CCCCCC"/>
      <style:text-properties fo:language="en" fo:country="US"/>
    </style:style>
    <style:style style:name="P583" style:parent-style-name="PreformattedText" style:family="paragraph">
      <style:paragraph-properties fo:background-color="#CCCCCC"/>
      <style:text-properties fo:language="en" fo:country="US"/>
    </style:style>
    <style:style style:name="P584" style:parent-style-name="PreformattedText" style:family="paragraph">
      <style:paragraph-properties fo:background-color="#CCCCCC"/>
      <style:text-properties fo:language="en" fo:country="US"/>
    </style:style>
    <style:style style:name="P585" style:parent-style-name="PreformattedText" style:family="paragraph">
      <style:paragraph-properties fo:background-color="#CCCCCC"/>
      <style:text-properties fo:language="en" fo:country="US"/>
    </style:style>
    <style:style style:name="P586" style:parent-style-name="PreformattedText" style:family="paragraph">
      <style:paragraph-properties fo:background-color="#CCCCCC"/>
      <style:text-properties fo:language="en" fo:country="US"/>
    </style:style>
    <style:style style:name="P587" style:parent-style-name="PreformattedText" style:family="paragraph">
      <style:paragraph-properties fo:background-color="#CCCCCC"/>
      <style:text-properties fo:language="en" fo:country="US"/>
    </style:style>
    <style:style style:name="P588" style:parent-style-name="PreformattedText" style:family="paragraph">
      <style:paragraph-properties fo:background-color="#CCCCCC"/>
      <style:text-properties fo:language="en" fo:country="US"/>
    </style:style>
    <style:style style:name="P589" style:parent-style-name="PreformattedText" style:family="paragraph">
      <style:paragraph-properties fo:background-color="#CCCCCC"/>
      <style:text-properties fo:language="en" fo:country="US"/>
    </style:style>
    <style:style style:name="P590" style:parent-style-name="PreformattedText" style:family="paragraph">
      <style:paragraph-properties fo:background-color="#CCCCCC"/>
      <style:text-properties fo:language="en" fo:country="US"/>
    </style:style>
    <style:style style:name="P591" style:parent-style-name="PreformattedText" style:family="paragraph">
      <style:paragraph-properties fo:background-color="#CCCCCC"/>
      <style:text-properties fo:language="en" fo:country="US"/>
    </style:style>
    <style:style style:name="P592" style:parent-style-name="PreformattedText" style:family="paragraph">
      <style:paragraph-properties fo:background-color="#CCCCCC"/>
      <style:text-properties fo:language="en" fo:country="US"/>
    </style:style>
    <style:style style:name="P593" style:parent-style-name="PreformattedText" style:family="paragraph">
      <style:paragraph-properties fo:background-color="#CCCCCC"/>
      <style:text-properties fo:language="en" fo:country="US"/>
    </style:style>
    <style:style style:name="P594" style:parent-style-name="PreformattedText" style:family="paragraph">
      <style:paragraph-properties fo:background-color="#CCCCCC"/>
      <style:text-properties fo:language="en" fo:country="US"/>
    </style:style>
    <style:style style:name="P595" style:parent-style-name="PreformattedText" style:family="paragraph">
      <style:paragraph-properties fo:background-color="#CCCCCC"/>
      <style:text-properties fo:language="en" fo:country="US"/>
    </style:style>
    <style:style style:name="P596" style:parent-style-name="PreformattedText" style:family="paragraph">
      <style:paragraph-properties fo:background-color="#CCCCCC"/>
      <style:text-properties fo:language="en" fo:country="US"/>
    </style:style>
    <style:style style:name="P597" style:parent-style-name="PreformattedText" style:family="paragraph">
      <style:paragraph-properties fo:background-color="#CCCCCC"/>
      <style:text-properties fo:language="en" fo:country="US"/>
    </style:style>
    <style:style style:name="P598" style:parent-style-name="PreformattedText" style:family="paragraph">
      <style:paragraph-properties fo:background-color="#CCCCCC"/>
      <style:text-properties fo:language="en" fo:country="US"/>
    </style:style>
    <style:style style:name="P599" style:parent-style-name="PreformattedText" style:family="paragraph">
      <style:paragraph-properties fo:background-color="#CCCCCC"/>
      <style:text-properties fo:language="en" fo:country="US"/>
    </style:style>
    <style:style style:name="P600" style:parent-style-name="PreformattedText" style:family="paragraph">
      <style:paragraph-properties fo:background-color="#CCCCCC"/>
      <style:text-properties fo:language="en" fo:country="US"/>
    </style:style>
    <style:style style:name="P601" style:parent-style-name="PreformattedText" style:family="paragraph">
      <style:paragraph-properties fo:background-color="#CCCCCC"/>
      <style:text-properties fo:language="en" fo:country="US"/>
    </style:style>
    <style:style style:name="P602" style:parent-style-name="PreformattedText" style:family="paragraph">
      <style:paragraph-properties fo:background-color="#CCCCCC"/>
      <style:text-properties fo:language="en" fo:country="US"/>
    </style:style>
    <style:style style:name="P603" style:parent-style-name="PreformattedText" style:family="paragraph">
      <style:paragraph-properties fo:background-color="#CCCCCC"/>
      <style:text-properties fo:language="en" fo:country="US"/>
    </style:style>
    <style:style style:name="P604" style:parent-style-name="PreformattedText" style:family="paragraph">
      <style:paragraph-properties fo:background-color="#CCCCCC"/>
      <style:text-properties fo:language="en" fo:country="US"/>
    </style:style>
    <style:style style:name="P605" style:parent-style-name="PreformattedText" style:family="paragraph">
      <style:paragraph-properties fo:background-color="#CCCCCC"/>
      <style:text-properties fo:language="en" fo:country="US"/>
    </style:style>
    <style:style style:name="P606" style:parent-style-name="PreformattedText" style:family="paragraph">
      <style:paragraph-properties fo:background-color="#CCCCCC"/>
      <style:text-properties fo:language="en" fo:country="US"/>
    </style:style>
    <style:style style:name="P607" style:parent-style-name="PreformattedText" style:family="paragraph">
      <style:paragraph-properties fo:background-color="#CCCCCC"/>
      <style:text-properties fo:language="en" fo:country="US"/>
    </style:style>
    <style:style style:name="P608" style:parent-style-name="PreformattedText" style:family="paragraph">
      <style:paragraph-properties fo:background-color="#CCCCCC"/>
      <style:text-properties fo:language="en" fo:country="US"/>
    </style:style>
    <style:style style:name="P609" style:parent-style-name="PreformattedText" style:family="paragraph">
      <style:paragraph-properties fo:background-color="#CCCCCC"/>
      <style:text-properties fo:language="en" fo:country="US"/>
    </style:style>
    <style:style style:name="P610" style:parent-style-name="PreformattedText" style:family="paragraph">
      <style:paragraph-properties fo:background-color="#CCCCCC"/>
      <style:text-properties fo:language="en" fo:country="US"/>
    </style:style>
    <style:style style:name="P611" style:parent-style-name="PreformattedText" style:family="paragraph">
      <style:paragraph-properties fo:background-color="#CCCCCC"/>
      <style:text-properties fo:language="en" fo:country="US"/>
    </style:style>
    <style:style style:name="P612" style:parent-style-name="PreformattedText" style:family="paragraph">
      <style:paragraph-properties fo:background-color="#CCCCCC"/>
      <style:text-properties fo:language="en" fo:country="US"/>
    </style:style>
    <style:style style:name="P613" style:parent-style-name="PreformattedText" style:family="paragraph">
      <style:paragraph-properties fo:background-color="#CCCCCC"/>
      <style:text-properties fo:language="en" fo:country="US"/>
    </style:style>
    <style:style style:name="P614" style:parent-style-name="PreformattedText" style:family="paragraph">
      <style:paragraph-properties fo:background-color="#CCCCCC"/>
      <style:text-properties fo:language="en" fo:country="US"/>
    </style:style>
    <style:style style:name="P615" style:parent-style-name="PreformattedText" style:family="paragraph">
      <style:paragraph-properties fo:background-color="#CCCCCC"/>
      <style:text-properties fo:language="en" fo:country="US"/>
    </style:style>
    <style:style style:name="P616" style:parent-style-name="Standard" style:family="paragraph">
      <style:text-properties fo:language="en" fo:country="US"/>
    </style:style>
    <style:style style:name="T617" style:parent-style-name="Bekezdésalapbetűtípusa" style:family="text">
      <style:text-properties fo:font-style="italic" style:font-style-asian="italic" style:font-style-complex="italic" fo:language="en" fo:country="US"/>
    </style:style>
    <style:style style:name="T618" style:parent-style-name="Bekezdésalapbetűtípusa" style:family="text">
      <style:text-properties fo:language="en" fo:country="US"/>
    </style:style>
    <style:style style:name="P619" style:parent-style-name="Standard" style:family="paragraph">
      <style:paragraph-properties fo:text-align="justify"/>
      <style:text-properties fo:language="en" fo:country="US"/>
    </style:style>
    <style:style style:name="P620" style:parent-style-name="Standard" style:family="paragraph">
      <style:paragraph-properties fo:text-align="justify"/>
      <style:text-properties fo:language="en" fo:country="US"/>
    </style:style>
    <style:style style:name="T621" style:parent-style-name="Bekezdésalapbetűtípusa" style:family="text">
      <style:text-properties fo:font-weight="bold" style:font-weight-asian="bold" style:font-weight-complex="bold" fo:language="en" fo:country="US"/>
    </style:style>
    <style:style style:name="T622" style:parent-style-name="Bekezdésalapbetűtípusa" style:family="text">
      <style:text-properties fo:language="en" fo:country="US"/>
    </style:style>
    <style:style style:name="T623" style:parent-style-name="Bekezdésalapbetűtípusa" style:family="text">
      <style:text-properties fo:font-weight="bold" style:font-weight-asian="bold" style:font-weight-complex="bold" fo:language="en" fo:country="US"/>
    </style:style>
    <style:style style:name="T624" style:parent-style-name="Bekezdésalapbetűtípusa" style:family="text">
      <style:text-properties fo:language="en" fo:country="US"/>
    </style:style>
    <style:style style:name="P625" style:parent-style-name="Standard" style:family="paragraph">
      <style:text-properties fo:language="en" fo:country="US"/>
    </style:style>
    <style:style style:name="P626" style:parent-style-name="Standard" style:family="paragraph">
      <style:text-properties fo:language="en" fo:country="US"/>
    </style:style>
    <style:style style:name="P627" style:parent-style-name="Standard" style:family="paragraph">
      <style:text-properties fo:language="en" fo:country="US"/>
    </style:style>
    <style:style style:name="P628" style:parent-style-name="Standard" style:family="paragraph">
      <style:paragraph-properties fo:text-align="justify"/>
      <style:text-properties fo:language="en" fo:country="US"/>
    </style:style>
    <style:style style:name="P629" style:parent-style-name="Standard" style:family="paragraph">
      <style:text-properties fo:language="en" fo:country="US"/>
    </style:style>
    <style:style style:name="P630" style:parent-style-name="PreformattedText" style:family="paragraph">
      <style:paragraph-properties fo:background-color="#CCCCCC"/>
      <style:text-properties fo:language="en" fo:country="US"/>
    </style:style>
    <style:style style:name="P631" style:parent-style-name="PreformattedText" style:family="paragraph">
      <style:paragraph-properties fo:background-color="#CCCCCC"/>
      <style:text-properties fo:language="en" fo:country="US"/>
    </style:style>
    <style:style style:name="P632" style:parent-style-name="PreformattedText" style:family="paragraph">
      <style:paragraph-properties fo:background-color="#CCCCCC"/>
      <style:text-properties fo:language="en" fo:country="US"/>
    </style:style>
    <style:style style:name="P633" style:parent-style-name="PreformattedText" style:family="paragraph">
      <style:paragraph-properties fo:background-color="#CCCCCC"/>
      <style:text-properties fo:language="en" fo:country="US"/>
    </style:style>
    <style:style style:name="P634" style:parent-style-name="PreformattedText" style:family="paragraph">
      <style:paragraph-properties fo:background-color="#CCCCCC"/>
      <style:text-properties fo:language="en" fo:country="US"/>
    </style:style>
    <style:style style:name="P635" style:parent-style-name="PreformattedText" style:family="paragraph">
      <style:paragraph-properties fo:background-color="#CCCCCC"/>
      <style:text-properties fo:language="en" fo:country="US"/>
    </style:style>
    <style:style style:name="P636" style:parent-style-name="PreformattedText" style:family="paragraph">
      <style:paragraph-properties fo:background-color="#CCCCCC"/>
      <style:text-properties fo:language="en" fo:country="US"/>
    </style:style>
    <style:style style:name="P637" style:parent-style-name="PreformattedText" style:family="paragraph">
      <style:paragraph-properties fo:background-color="#CCCCCC"/>
      <style:text-properties fo:language="en" fo:country="US"/>
    </style:style>
    <style:style style:name="P638" style:parent-style-name="PreformattedText" style:family="paragraph">
      <style:paragraph-properties fo:background-color="#CCCCCC"/>
      <style:text-properties fo:language="en" fo:country="US"/>
    </style:style>
    <style:style style:name="P639" style:parent-style-name="PreformattedText" style:family="paragraph">
      <style:paragraph-properties fo:background-color="#CCCCCC"/>
      <style:text-properties fo:language="en" fo:country="US"/>
    </style:style>
    <style:style style:name="P640" style:parent-style-name="PreformattedText" style:family="paragraph">
      <style:paragraph-properties fo:background-color="#CCCCCC"/>
      <style:text-properties fo:language="en" fo:country="US"/>
    </style:style>
    <style:style style:name="P641" style:parent-style-name="PreformattedText" style:family="paragraph">
      <style:paragraph-properties fo:background-color="#CCCCCC"/>
      <style:text-properties fo:language="en" fo:country="US"/>
    </style:style>
    <style:style style:name="P642" style:parent-style-name="PreformattedText" style:family="paragraph">
      <style:paragraph-properties fo:background-color="#CCCCCC"/>
      <style:text-properties fo:language="en" fo:country="US"/>
    </style:style>
    <style:style style:name="P643" style:parent-style-name="PreformattedText" style:family="paragraph">
      <style:paragraph-properties fo:background-color="#CCCCCC"/>
      <style:text-properties fo:language="en" fo:country="US"/>
    </style:style>
    <style:style style:name="P644" style:parent-style-name="PreformattedText" style:family="paragraph">
      <style:paragraph-properties fo:background-color="#CCCCCC"/>
      <style:text-properties fo:language="en" fo:country="US"/>
    </style:style>
    <style:style style:name="P645" style:parent-style-name="PreformattedText" style:family="paragraph">
      <style:paragraph-properties fo:background-color="#CCCCCC"/>
      <style:text-properties fo:language="en" fo:country="US"/>
    </style:style>
    <style:style style:name="P646" style:parent-style-name="PreformattedText" style:family="paragraph">
      <style:paragraph-properties fo:background-color="#CCCCCC"/>
      <style:text-properties fo:language="en" fo:country="US"/>
    </style:style>
    <style:style style:name="P647" style:parent-style-name="PreformattedText" style:family="paragraph">
      <style:paragraph-properties fo:background-color="#CCCCCC"/>
      <style:text-properties fo:language="en" fo:country="US"/>
    </style:style>
    <style:style style:name="P648" style:parent-style-name="PreformattedText" style:family="paragraph">
      <style:paragraph-properties fo:background-color="#CCCCCC"/>
      <style:text-properties fo:language="en" fo:country="US"/>
    </style:style>
    <style:style style:name="P649" style:parent-style-name="PreformattedText" style:family="paragraph">
      <style:paragraph-properties fo:background-color="#CCCCCC"/>
      <style:text-properties fo:language="en" fo:country="US"/>
    </style:style>
    <style:style style:name="P650" style:parent-style-name="PreformattedText" style:family="paragraph">
      <style:paragraph-properties fo:background-color="#CCCCCC"/>
      <style:text-properties fo:language="en" fo:country="US"/>
    </style:style>
    <style:style style:name="P651" style:parent-style-name="Standard" style:family="paragraph">
      <style:text-properties fo:language="en" fo:country="US"/>
    </style:style>
    <style:style style:name="P652" style:parent-style-name="Standard" style:family="paragraph">
      <style:text-properties fo:language="en" fo:country="US"/>
    </style:style>
    <style:style style:name="P653" style:parent-style-name="Standard" style:family="paragraph">
      <style:text-properties fo:language="en" fo:country="US"/>
    </style:style>
    <style:style style:name="P654" style:parent-style-name="Standard" style:family="paragraph">
      <style:text-properties fo:language="en" fo:country="US"/>
    </style:style>
    <style:style style:name="P655" style:parent-style-name="Standard" style:family="paragraph">
      <style:paragraph-properties fo:margin-left="1.477in" fo:text-indent="0.4923in">
        <style:tab-stops/>
      </style:paragraph-properties>
      <style:text-properties fo:language="en" fo:country="US"/>
    </style:style>
    <style:style style:name="P656" style:parent-style-name="Standard" style:family="paragraph">
      <style:text-properties fo:language="en" fo:country="US"/>
    </style:style>
    <style:style style:name="P657" style:parent-style-name="Standard" style:family="paragraph">
      <style:text-properties fo:language="en" fo:country="US"/>
    </style:style>
    <style:style style:name="P658" style:parent-style-name="Standard" style:family="paragraph">
      <style:text-properties fo:language="en" fo:country="US"/>
    </style:style>
    <style:style style:name="P659" style:parent-style-name="Standard" style:family="paragraph">
      <style:text-properties fo:language="en" fo:country="US"/>
    </style:style>
    <style:style style:name="P660" style:parent-style-name="Standard" style:family="paragraph">
      <style:text-properties fo:language="en" fo:country="US"/>
    </style:style>
    <style:style style:name="P661" style:parent-style-name="Standard" style:family="paragraph">
      <style:text-properties fo:language="en" fo:country="US"/>
    </style:style>
    <style:style style:name="P662" style:parent-style-name="Standard" style:family="paragraph">
      <style:text-properties fo:language="en" fo:country="US"/>
    </style:style>
    <style:style style:name="P663" style:parent-style-name="Standard" style:family="paragraph">
      <style:text-properties fo:language="en" fo:country="US"/>
    </style:style>
    <style:style style:name="P664" style:parent-style-name="Standard" style:family="paragraph">
      <style:text-properties fo:language="en" fo:country="US"/>
    </style:style>
    <style:style style:name="P665" style:parent-style-name="PreformattedText" style:family="paragraph">
      <style:paragraph-properties fo:background-color="#CCCCCC"/>
      <style:text-properties fo:language="en" fo:country="US"/>
    </style:style>
    <style:style style:name="P666" style:parent-style-name="PreformattedText" style:family="paragraph">
      <style:paragraph-properties fo:background-color="#CCCCCC"/>
      <style:text-properties fo:language="en" fo:country="US"/>
    </style:style>
    <style:style style:name="P667" style:parent-style-name="PreformattedText" style:family="paragraph">
      <style:paragraph-properties fo:background-color="#CCCCCC"/>
      <style:text-properties fo:language="en" fo:country="US"/>
    </style:style>
    <style:style style:name="P668" style:parent-style-name="PreformattedText" style:family="paragraph">
      <style:paragraph-properties fo:background-color="#CCCCCC"/>
      <style:text-properties fo:language="en" fo:country="US"/>
    </style:style>
    <style:style style:name="P669" style:parent-style-name="PreformattedText" style:family="paragraph">
      <style:paragraph-properties fo:background-color="#CCCCCC"/>
      <style:text-properties fo:language="en" fo:country="US"/>
    </style:style>
    <style:style style:name="P670" style:parent-style-name="PreformattedText" style:family="paragraph">
      <style:paragraph-properties fo:background-color="#CCCCCC"/>
      <style:text-properties fo:language="en" fo:country="US"/>
    </style:style>
    <style:style style:name="P671" style:parent-style-name="PreformattedText" style:family="paragraph">
      <style:paragraph-properties fo:background-color="#CCCCCC"/>
      <style:text-properties fo:language="en" fo:country="US"/>
    </style:style>
    <style:style style:name="P672" style:parent-style-name="PreformattedText" style:family="paragraph">
      <style:paragraph-properties fo:background-color="#CCCCCC"/>
      <style:text-properties fo:language="en" fo:country="US"/>
    </style:style>
    <style:style style:name="P673" style:parent-style-name="PreformattedText" style:family="paragraph">
      <style:paragraph-properties fo:background-color="#CCCCCC"/>
      <style:text-properties fo:language="en" fo:country="US"/>
    </style:style>
    <style:style style:name="P674" style:parent-style-name="PreformattedText" style:family="paragraph">
      <style:paragraph-properties fo:background-color="#CCCCCC"/>
      <style:text-properties fo:language="en" fo:country="US"/>
    </style:style>
    <style:style style:name="P675" style:parent-style-name="PreformattedText" style:family="paragraph">
      <style:paragraph-properties fo:background-color="#CCCCCC"/>
      <style:text-properties fo:language="en" fo:country="US"/>
    </style:style>
    <style:style style:name="P676" style:parent-style-name="PreformattedText" style:family="paragraph">
      <style:paragraph-properties fo:background-color="#CCCCCC"/>
      <style:text-properties fo:language="en" fo:country="US"/>
    </style:style>
    <style:style style:name="P677" style:parent-style-name="PreformattedText" style:family="paragraph">
      <style:paragraph-properties fo:background-color="#CCCCCC"/>
      <style:text-properties fo:language="en" fo:country="US"/>
    </style:style>
    <style:style style:name="P678" style:parent-style-name="PreformattedText" style:family="paragraph">
      <style:paragraph-properties fo:background-color="#CCCCCC"/>
      <style:text-properties fo:language="en" fo:country="US"/>
    </style:style>
    <style:style style:name="P679" style:parent-style-name="PreformattedText" style:family="paragraph">
      <style:paragraph-properties fo:background-color="#CCCCCC"/>
      <style:text-properties fo:language="en" fo:country="US"/>
    </style:style>
    <style:style style:name="P680" style:parent-style-name="PreformattedText" style:family="paragraph">
      <style:paragraph-properties fo:background-color="#CCCCCC"/>
      <style:text-properties fo:language="en" fo:country="US"/>
    </style:style>
    <style:style style:name="P681" style:parent-style-name="PreformattedText" style:family="paragraph">
      <style:paragraph-properties fo:background-color="#CCCCCC"/>
      <style:text-properties fo:language="en" fo:country="US"/>
    </style:style>
    <style:style style:name="P682" style:parent-style-name="PreformattedText" style:family="paragraph">
      <style:paragraph-properties fo:background-color="#CCCCCC"/>
      <style:text-properties fo:language="en" fo:country="US"/>
    </style:style>
    <style:style style:name="P683" style:parent-style-name="PreformattedText" style:family="paragraph">
      <style:paragraph-properties fo:background-color="#CCCCCC"/>
      <style:text-properties fo:language="en" fo:country="US"/>
    </style:style>
    <style:style style:name="P684" style:parent-style-name="PreformattedText" style:family="paragraph">
      <style:paragraph-properties fo:background-color="#CCCCCC"/>
      <style:text-properties fo:language="en" fo:country="US"/>
    </style:style>
    <style:style style:name="P685" style:parent-style-name="PreformattedText" style:family="paragraph">
      <style:paragraph-properties fo:background-color="#CCCCCC"/>
      <style:text-properties fo:language="en" fo:country="US"/>
    </style:style>
    <style:style style:name="P686" style:parent-style-name="PreformattedText" style:family="paragraph">
      <style:paragraph-properties fo:background-color="#CCCCCC"/>
      <style:text-properties fo:language="en" fo:country="US"/>
    </style:style>
    <style:style style:name="P687" style:parent-style-name="PreformattedText" style:family="paragraph">
      <style:paragraph-properties fo:background-color="#CCCCCC"/>
      <style:text-properties fo:language="en" fo:country="US"/>
    </style:style>
    <style:style style:name="P688" style:parent-style-name="PreformattedText" style:family="paragraph">
      <style:paragraph-properties fo:background-color="#CCCCCC"/>
      <style:text-properties fo:language="en" fo:country="US"/>
    </style:style>
    <style:style style:name="P689" style:parent-style-name="PreformattedText" style:family="paragraph">
      <style:paragraph-properties fo:background-color="#CCCCCC"/>
      <style:text-properties fo:language="en" fo:country="US"/>
    </style:style>
    <style:style style:name="P690" style:parent-style-name="PreformattedText" style:family="paragraph">
      <style:paragraph-properties fo:background-color="#CCCCCC"/>
      <style:text-properties fo:language="en" fo:country="US"/>
    </style:style>
    <style:style style:name="P691" style:parent-style-name="PreformattedText" style:family="paragraph">
      <style:paragraph-properties fo:background-color="#CCCCCC"/>
      <style:text-properties fo:language="en" fo:country="US"/>
    </style:style>
    <style:style style:name="P692" style:parent-style-name="PreformattedText" style:family="paragraph">
      <style:paragraph-properties fo:background-color="#CCCCCC"/>
      <style:text-properties fo:language="en" fo:country="US"/>
    </style:style>
    <style:style style:name="P693" style:parent-style-name="PreformattedText" style:family="paragraph">
      <style:paragraph-properties fo:background-color="#CCCCCC"/>
      <style:text-properties fo:language="en" fo:country="US"/>
    </style:style>
    <style:style style:name="P694" style:parent-style-name="PreformattedText" style:family="paragraph">
      <style:paragraph-properties fo:background-color="#CCCCCC"/>
      <style:text-properties fo:language="en" fo:country="US"/>
    </style:style>
    <style:style style:name="P695" style:parent-style-name="PreformattedText" style:family="paragraph">
      <style:paragraph-properties fo:background-color="#CCCCCC"/>
      <style:text-properties fo:language="en" fo:country="US"/>
    </style:style>
    <style:style style:name="P696" style:parent-style-name="PreformattedText" style:family="paragraph">
      <style:paragraph-properties fo:background-color="#CCCCCC"/>
      <style:text-properties fo:language="en" fo:country="US"/>
    </style:style>
    <style:style style:name="P697" style:parent-style-name="PreformattedText" style:family="paragraph">
      <style:paragraph-properties fo:background-color="#CCCCCC"/>
      <style:text-properties fo:language="en" fo:country="US"/>
    </style:style>
    <style:style style:name="P698" style:parent-style-name="PreformattedText" style:family="paragraph">
      <style:paragraph-properties fo:background-color="#CCCCCC"/>
      <style:text-properties fo:language="en" fo:country="US"/>
    </style:style>
    <style:style style:name="P699" style:parent-style-name="PreformattedText" style:family="paragraph">
      <style:paragraph-properties fo:background-color="#CCCCCC"/>
      <style:text-properties fo:language="en" fo:country="US"/>
    </style:style>
    <style:style style:name="P700" style:parent-style-name="PreformattedText" style:family="paragraph">
      <style:paragraph-properties fo:background-color="#CCCCCC"/>
      <style:text-properties fo:language="en" fo:country="US"/>
    </style:style>
    <style:style style:name="P701" style:parent-style-name="PreformattedText" style:family="paragraph">
      <style:paragraph-properties fo:background-color="#CCCCCC"/>
      <style:text-properties fo:language="en" fo:country="US"/>
    </style:style>
    <style:style style:name="P702" style:parent-style-name="Standard" style:family="paragraph">
      <style:text-properties fo:language="en" fo:country="US"/>
    </style:style>
    <style:style style:name="P703" style:parent-style-name="Standard" style:family="paragraph">
      <style:paragraph-properties fo:text-align="justify"/>
    </style:style>
    <style:style style:name="T704" style:parent-style-name="Bekezdésalapbetűtípusa" style:family="text">
      <style:text-properties fo:font-style="italic" style:font-style-asian="italic" style:font-style-complex="italic" fo:language="en" fo:country="US"/>
    </style:style>
    <style:style style:name="T705" style:parent-style-name="Bekezdésalapbetűtípusa" style:family="text">
      <style:text-properties fo:language="en" fo:country="US"/>
    </style:style>
    <style:style style:name="P706" style:parent-style-name="Standard" style:family="paragraph">
      <style:paragraph-properties fo:text-align="justify"/>
      <style:text-properties fo:language="en" fo:country="US"/>
    </style:style>
    <style:style style:name="P707" style:parent-style-name="Standard" style:family="paragraph">
      <style:paragraph-properties fo:text-align="justify"/>
      <style:text-properties fo:language="en" fo:country="US"/>
    </style:style>
    <style:style style:name="T708" style:parent-style-name="Bekezdésalapbetűtípusa" style:family="text">
      <style:text-properties fo:font-weight="bold" style:font-weight-asian="bold" style:font-weight-complex="bold" fo:language="en" fo:country="US"/>
    </style:style>
    <style:style style:name="T709" style:parent-style-name="Bekezdésalapbetűtípusa" style:family="text">
      <style:text-properties fo:language="en" fo:country="US"/>
    </style:style>
    <style:style style:name="T710" style:parent-style-name="Bekezdésalapbetűtípusa" style:family="text">
      <style:text-properties fo:font-weight="bold" style:font-weight-asian="bold" style:font-weight-complex="bold" fo:language="en" fo:country="US"/>
    </style:style>
    <style:style style:name="T711" style:parent-style-name="Bekezdésalapbetűtípusa" style:family="text">
      <style:text-properties fo:language="en" fo:country="US"/>
    </style:style>
    <style:style style:name="P712" style:parent-style-name="Standard" style:family="paragraph">
      <style:text-properties fo:language="en" fo:country="US"/>
    </style:style>
    <style:style style:name="P713" style:parent-style-name="Standard" style:family="paragraph">
      <style:text-properties fo:language="en" fo:country="US"/>
    </style:style>
    <style:style style:name="P714" style:parent-style-name="Standard" style:family="paragraph">
      <style:text-properties fo:language="en" fo:country="US"/>
    </style:style>
    <style:style style:name="P715" style:parent-style-name="Standard" style:family="paragraph">
      <style:paragraph-properties fo:text-align="justify"/>
      <style:text-properties fo:language="en" fo:country="US"/>
    </style:style>
    <style:style style:name="P716" style:parent-style-name="Standard" style:family="paragraph">
      <style:text-properties fo:language="en" fo:country="US"/>
    </style:style>
    <style:style style:name="P717" style:parent-style-name="PreformattedText" style:family="paragraph">
      <style:paragraph-properties fo:background-color="#CCCCCC"/>
      <style:text-properties fo:language="en" fo:country="US"/>
    </style:style>
    <style:style style:name="P718" style:parent-style-name="PreformattedText" style:family="paragraph">
      <style:paragraph-properties fo:background-color="#CCCCCC"/>
      <style:text-properties fo:language="en" fo:country="US"/>
    </style:style>
    <style:style style:name="P719" style:parent-style-name="PreformattedText" style:family="paragraph">
      <style:paragraph-properties fo:background-color="#CCCCCC"/>
      <style:text-properties fo:language="en" fo:country="US"/>
    </style:style>
    <style:style style:name="P720" style:parent-style-name="PreformattedText" style:family="paragraph">
      <style:paragraph-properties fo:background-color="#CCCCCC"/>
      <style:text-properties fo:language="en" fo:country="US"/>
    </style:style>
    <style:style style:name="P721" style:parent-style-name="PreformattedText" style:family="paragraph">
      <style:paragraph-properties fo:background-color="#CCCCCC"/>
      <style:text-properties fo:language="en" fo:country="US"/>
    </style:style>
    <style:style style:name="P722" style:parent-style-name="PreformattedText" style:family="paragraph">
      <style:paragraph-properties fo:background-color="#CCCCCC"/>
      <style:text-properties fo:language="en" fo:country="US"/>
    </style:style>
    <style:style style:name="P723" style:parent-style-name="PreformattedText" style:family="paragraph">
      <style:paragraph-properties fo:background-color="#CCCCCC"/>
      <style:text-properties fo:language="en" fo:country="US"/>
    </style:style>
    <style:style style:name="P724" style:parent-style-name="PreformattedText" style:family="paragraph">
      <style:paragraph-properties fo:background-color="#CCCCCC"/>
      <style:text-properties fo:language="en" fo:country="US"/>
    </style:style>
    <style:style style:name="P725" style:parent-style-name="PreformattedText" style:family="paragraph">
      <style:paragraph-properties fo:background-color="#CCCCCC"/>
      <style:text-properties fo:language="en" fo:country="US"/>
    </style:style>
    <style:style style:name="P726" style:parent-style-name="PreformattedText" style:family="paragraph">
      <style:paragraph-properties fo:background-color="#CCCCCC"/>
      <style:text-properties fo:language="en" fo:country="US"/>
    </style:style>
    <style:style style:name="P727" style:parent-style-name="PreformattedText" style:family="paragraph">
      <style:paragraph-properties fo:background-color="#CCCCCC"/>
      <style:text-properties fo:language="en" fo:country="US"/>
    </style:style>
    <style:style style:name="P728" style:parent-style-name="PreformattedText" style:family="paragraph">
      <style:paragraph-properties fo:background-color="#CCCCCC"/>
      <style:text-properties fo:language="en" fo:country="US"/>
    </style:style>
    <style:style style:name="P729" style:parent-style-name="PreformattedText" style:family="paragraph">
      <style:paragraph-properties fo:background-color="#CCCCCC"/>
      <style:text-properties fo:language="en" fo:country="US"/>
    </style:style>
    <style:style style:name="P730" style:parent-style-name="PreformattedText" style:family="paragraph">
      <style:paragraph-properties fo:background-color="#CCCCCC"/>
      <style:text-properties fo:language="en" fo:country="US"/>
    </style:style>
    <style:style style:name="P731" style:parent-style-name="PreformattedText" style:family="paragraph">
      <style:paragraph-properties fo:background-color="#CCCCCC"/>
      <style:text-properties fo:language="en" fo:country="US"/>
    </style:style>
    <style:style style:name="P732" style:parent-style-name="PreformattedText" style:family="paragraph">
      <style:paragraph-properties fo:background-color="#CCCCCC"/>
      <style:text-properties fo:language="en" fo:country="US"/>
    </style:style>
    <style:style style:name="P733" style:parent-style-name="PreformattedText" style:family="paragraph">
      <style:paragraph-properties fo:background-color="#CCCCCC"/>
      <style:text-properties fo:language="en" fo:country="US"/>
    </style:style>
    <style:style style:name="P734" style:parent-style-name="PreformattedText" style:family="paragraph">
      <style:paragraph-properties fo:background-color="#CCCCCC"/>
      <style:text-properties fo:language="en" fo:country="US"/>
    </style:style>
    <style:style style:name="P735" style:parent-style-name="PreformattedText" style:family="paragraph">
      <style:paragraph-properties fo:background-color="#CCCCCC"/>
      <style:text-properties fo:language="en" fo:country="US"/>
    </style:style>
    <style:style style:name="P736" style:parent-style-name="PreformattedText" style:family="paragraph">
      <style:paragraph-properties fo:background-color="#CCCCCC"/>
      <style:text-properties fo:language="en" fo:country="US"/>
    </style:style>
    <style:style style:name="P737" style:parent-style-name="PreformattedText" style:family="paragraph">
      <style:paragraph-properties fo:background-color="#CCCCCC"/>
      <style:text-properties fo:language="en" fo:country="US"/>
    </style:style>
    <style:style style:name="P738" style:parent-style-name="Standard" style:family="paragraph">
      <style:text-properties fo:language="en" fo:country="US"/>
    </style:style>
    <style:style style:name="P739" style:parent-style-name="Standard" style:family="paragraph">
      <style:text-properties fo:language="en" fo:country="US"/>
    </style:style>
    <style:style style:name="P740" style:parent-style-name="Standard" style:family="paragraph">
      <style:paragraph-properties fo:margin-left="1.477in" fo:text-indent="0.4923in">
        <style:tab-stops/>
      </style:paragraph-properties>
      <style:text-properties fo:language="en" fo:country="US"/>
    </style:style>
    <style:style style:name="P741" style:parent-style-name="Standard" style:family="paragraph">
      <style:text-properties fo:language="en" fo:country="US"/>
    </style:style>
    <style:style style:name="P742" style:parent-style-name="Standard" style:family="paragraph">
      <style:text-properties fo:language="en" fo:country="US"/>
    </style:style>
    <style:style style:name="P743" style:parent-style-name="Standard" style:family="paragraph">
      <style:text-properties fo:language="en" fo:country="US"/>
    </style:style>
    <style:style style:name="P744" style:parent-style-name="Standard" style:family="paragraph">
      <style:text-properties fo:language="en" fo:country="US"/>
    </style:style>
    <style:style style:name="P745" style:parent-style-name="Standard" style:family="paragraph">
      <style:text-properties fo:language="en" fo:country="US"/>
    </style:style>
    <style:style style:name="P746" style:parent-style-name="Standard" style:family="paragraph">
      <style:text-properties fo:language="en" fo:country="US"/>
    </style:style>
    <style:style style:name="P747" style:parent-style-name="Standard" style:family="paragraph">
      <style:text-properties fo:language="en" fo:country="US"/>
    </style:style>
    <style:style style:name="P748" style:parent-style-name="Standard" style:family="paragraph">
      <style:text-properties fo:language="en" fo:country="US"/>
    </style:style>
    <style:style style:name="P749" style:parent-style-name="Standard" style:family="paragraph">
      <style:text-properties fo:language="en" fo:country="US"/>
    </style:style>
    <style:style style:name="P750" style:parent-style-name="PreformattedText" style:family="paragraph">
      <style:paragraph-properties fo:background-color="#CCCCCC"/>
      <style:text-properties fo:language="en" fo:country="US"/>
    </style:style>
    <style:style style:name="P751" style:parent-style-name="PreformattedText" style:family="paragraph">
      <style:paragraph-properties fo:background-color="#CCCCCC"/>
      <style:text-properties fo:language="en" fo:country="US"/>
    </style:style>
    <style:style style:name="P752" style:parent-style-name="PreformattedText" style:family="paragraph">
      <style:paragraph-properties fo:background-color="#CCCCCC"/>
      <style:text-properties fo:language="en" fo:country="US"/>
    </style:style>
    <style:style style:name="P753" style:parent-style-name="PreformattedText" style:family="paragraph">
      <style:paragraph-properties fo:background-color="#CCCCCC"/>
      <style:text-properties fo:language="en" fo:country="US"/>
    </style:style>
    <style:style style:name="P754" style:parent-style-name="PreformattedText" style:family="paragraph">
      <style:paragraph-properties fo:background-color="#CCCCCC"/>
      <style:text-properties fo:language="en" fo:country="US"/>
    </style:style>
    <style:style style:name="P755" style:parent-style-name="PreformattedText" style:family="paragraph">
      <style:paragraph-properties fo:background-color="#CCCCCC"/>
      <style:text-properties fo:language="en" fo:country="US"/>
    </style:style>
    <style:style style:name="P756" style:parent-style-name="PreformattedText" style:family="paragraph">
      <style:paragraph-properties fo:background-color="#CCCCCC"/>
      <style:text-properties fo:language="en" fo:country="US"/>
    </style:style>
    <style:style style:name="P757" style:parent-style-name="PreformattedText" style:family="paragraph">
      <style:paragraph-properties fo:background-color="#CCCCCC"/>
      <style:text-properties fo:language="en" fo:country="US"/>
    </style:style>
    <style:style style:name="P758" style:parent-style-name="PreformattedText" style:family="paragraph">
      <style:paragraph-properties fo:background-color="#CCCCCC"/>
      <style:text-properties fo:language="en" fo:country="US"/>
    </style:style>
    <style:style style:name="P759" style:parent-style-name="PreformattedText" style:family="paragraph">
      <style:paragraph-properties fo:background-color="#CCCCCC"/>
      <style:text-properties fo:language="en" fo:country="US"/>
    </style:style>
    <style:style style:name="P760" style:parent-style-name="PreformattedText" style:family="paragraph">
      <style:paragraph-properties fo:background-color="#CCCCCC"/>
      <style:text-properties fo:language="en" fo:country="US"/>
    </style:style>
    <style:style style:name="P761" style:parent-style-name="PreformattedText" style:family="paragraph">
      <style:paragraph-properties fo:background-color="#CCCCCC"/>
      <style:text-properties fo:language="en" fo:country="US"/>
    </style:style>
    <style:style style:name="P762" style:parent-style-name="PreformattedText" style:family="paragraph">
      <style:paragraph-properties fo:background-color="#CCCCCC"/>
      <style:text-properties fo:language="en" fo:country="US"/>
    </style:style>
    <style:style style:name="P763" style:parent-style-name="PreformattedText" style:family="paragraph">
      <style:paragraph-properties fo:background-color="#CCCCCC"/>
      <style:text-properties fo:language="en" fo:country="US"/>
    </style:style>
    <style:style style:name="P764" style:parent-style-name="PreformattedText" style:family="paragraph">
      <style:paragraph-properties fo:background-color="#CCCCCC"/>
      <style:text-properties fo:language="en" fo:country="US"/>
    </style:style>
    <style:style style:name="P765" style:parent-style-name="PreformattedText" style:family="paragraph">
      <style:paragraph-properties fo:background-color="#CCCCCC"/>
      <style:text-properties fo:language="en" fo:country="US"/>
    </style:style>
    <style:style style:name="P766" style:parent-style-name="PreformattedText" style:family="paragraph">
      <style:paragraph-properties fo:background-color="#CCCCCC"/>
      <style:text-properties fo:language="en" fo:country="US"/>
    </style:style>
    <style:style style:name="P767" style:parent-style-name="PreformattedText" style:family="paragraph">
      <style:paragraph-properties fo:background-color="#CCCCCC"/>
      <style:text-properties fo:language="en" fo:country="US"/>
    </style:style>
    <style:style style:name="P768" style:parent-style-name="PreformattedText" style:family="paragraph">
      <style:paragraph-properties fo:background-color="#CCCCCC"/>
      <style:text-properties fo:language="en" fo:country="US"/>
    </style:style>
    <style:style style:name="P769" style:parent-style-name="PreformattedText" style:family="paragraph">
      <style:paragraph-properties fo:background-color="#CCCCCC"/>
      <style:text-properties fo:language="en" fo:country="US"/>
    </style:style>
    <style:style style:name="P770" style:parent-style-name="PreformattedText" style:family="paragraph">
      <style:paragraph-properties fo:background-color="#CCCCCC"/>
      <style:text-properties fo:language="en" fo:country="US"/>
    </style:style>
    <style:style style:name="P771" style:parent-style-name="PreformattedText" style:family="paragraph">
      <style:paragraph-properties fo:background-color="#CCCCCC"/>
      <style:text-properties fo:language="en" fo:country="US"/>
    </style:style>
    <style:style style:name="P772" style:parent-style-name="PreformattedText" style:family="paragraph">
      <style:paragraph-properties fo:background-color="#CCCCCC"/>
      <style:text-properties fo:language="en" fo:country="US"/>
    </style:style>
    <style:style style:name="P773" style:parent-style-name="PreformattedText" style:family="paragraph">
      <style:paragraph-properties fo:background-color="#CCCCCC"/>
      <style:text-properties fo:language="en" fo:country="US"/>
    </style:style>
    <style:style style:name="P774" style:parent-style-name="PreformattedText" style:family="paragraph">
      <style:paragraph-properties fo:background-color="#CCCCCC"/>
      <style:text-properties fo:language="en" fo:country="US"/>
    </style:style>
    <style:style style:name="P775" style:parent-style-name="PreformattedText" style:family="paragraph">
      <style:paragraph-properties fo:background-color="#CCCCCC"/>
      <style:text-properties fo:language="en" fo:country="US"/>
    </style:style>
    <style:style style:name="P776" style:parent-style-name="PreformattedText" style:family="paragraph">
      <style:paragraph-properties fo:background-color="#CCCCCC"/>
      <style:text-properties fo:language="en" fo:country="US"/>
    </style:style>
    <style:style style:name="P777" style:parent-style-name="PreformattedText" style:family="paragraph">
      <style:paragraph-properties fo:background-color="#CCCCCC"/>
      <style:text-properties fo:language="en" fo:country="US"/>
    </style:style>
    <style:style style:name="P778" style:parent-style-name="PreformattedText" style:family="paragraph">
      <style:paragraph-properties fo:background-color="#CCCCCC"/>
      <style:text-properties fo:language="en" fo:country="US"/>
    </style:style>
    <style:style style:name="P779" style:parent-style-name="PreformattedText" style:family="paragraph">
      <style:paragraph-properties fo:background-color="#CCCCCC"/>
      <style:text-properties fo:language="en" fo:country="US"/>
    </style:style>
    <style:style style:name="P780" style:parent-style-name="PreformattedText" style:family="paragraph">
      <style:paragraph-properties fo:background-color="#CCCCCC"/>
      <style:text-properties fo:language="en" fo:country="US"/>
    </style:style>
    <style:style style:name="P781" style:parent-style-name="PreformattedText" style:family="paragraph">
      <style:paragraph-properties fo:background-color="#CCCCCC"/>
      <style:text-properties fo:language="en" fo:country="US"/>
    </style:style>
    <style:style style:name="P782" style:parent-style-name="PreformattedText" style:family="paragraph">
      <style:paragraph-properties fo:background-color="#CCCCCC"/>
      <style:text-properties fo:language="en" fo:country="US"/>
    </style:style>
    <style:style style:name="P783" style:parent-style-name="PreformattedText" style:family="paragraph">
      <style:paragraph-properties fo:background-color="#CCCCCC"/>
      <style:text-properties fo:language="en" fo:country="US"/>
    </style:style>
    <style:style style:name="P784" style:parent-style-name="PreformattedText" style:family="paragraph">
      <style:paragraph-properties fo:background-color="#CCCCCC"/>
      <style:text-properties fo:language="en" fo:country="US"/>
    </style:style>
    <style:style style:name="P785" style:parent-style-name="PreformattedText" style:family="paragraph">
      <style:paragraph-properties fo:background-color="#CCCCCC"/>
      <style:text-properties fo:language="en" fo:country="US"/>
    </style:style>
    <style:style style:name="P786" style:parent-style-name="PreformattedText" style:family="paragraph">
      <style:paragraph-properties fo:background-color="#CCCCCC"/>
      <style:text-properties fo:language="en" fo:country="US"/>
    </style:style>
    <style:style style:name="P787" style:parent-style-name="Standard" style:family="paragraph">
      <style:text-properties fo:language="en" fo:country="US"/>
    </style:style>
    <style:style style:name="P788" style:parent-style-name="Standard" style:family="paragraph">
      <style:paragraph-properties fo:text-align="justify"/>
    </style:style>
    <style:style style:name="T789" style:parent-style-name="Bekezdésalapbetűtípusa" style:family="text">
      <style:text-properties fo:font-style="italic" style:font-style-asian="italic" style:font-style-complex="italic" fo:language="en" fo:country="US"/>
    </style:style>
    <style:style style:name="T790" style:parent-style-name="Bekezdésalapbetűtípusa" style:family="text">
      <style:text-properties fo:language="en" fo:country="US"/>
    </style:style>
    <style:style style:name="P791" style:parent-style-name="Standard" style:family="paragraph">
      <style:paragraph-properties fo:text-align="justify"/>
      <style:text-properties fo:language="en" fo:country="US"/>
    </style:style>
    <style:style style:name="T792" style:parent-style-name="Bekezdésalapbetűtípusa" style:family="text">
      <style:text-properties fo:font-weight="bold" style:font-weight-asian="bold" style:font-weight-complex="bold" fo:language="en" fo:country="US"/>
    </style:style>
    <style:style style:name="T793" style:parent-style-name="Bekezdésalapbetűtípusa" style:family="text">
      <style:text-properties fo:language="en" fo:country="US"/>
    </style:style>
    <style:style style:name="T794" style:parent-style-name="Bekezdésalapbetűtípusa" style:family="text">
      <style:text-properties fo:font-weight="bold" style:font-weight-asian="bold" style:font-weight-complex="bold" fo:language="en" fo:country="US"/>
    </style:style>
    <style:style style:name="T795" style:parent-style-name="Bekezdésalapbetűtípusa" style:family="text">
      <style:text-properties fo:language="en" fo:country="US"/>
    </style:style>
    <style:style style:name="P796" style:parent-style-name="Standard" style:family="paragraph">
      <style:text-properties fo:language="en" fo:country="US"/>
    </style:style>
    <style:style style:name="P797" style:parent-style-name="Standard" style:family="paragraph">
      <style:paragraph-properties fo:text-align="justify"/>
    </style:style>
    <style:style style:name="T798" style:parent-style-name="Bekezdésalapbetűtípusa" style:family="text">
      <style:text-properties fo:language="en" fo:country="US"/>
    </style:style>
    <style:style style:name="P799" style:parent-style-name="Standard" style:family="paragraph">
      <style:paragraph-properties fo:text-align="justify"/>
      <style:text-properties fo:font-weight="bold" style:font-weight-asian="bold" style:font-weight-complex="bold" fo:language="en" fo:country="US"/>
    </style:style>
    <style:style style:name="P800" style:parent-style-name="Standard" style:family="paragraph">
      <style:paragraph-properties fo:text-align="justify"/>
    </style:style>
    <style:style style:name="T801" style:parent-style-name="Bekezdésalapbetűtípusa" style:family="text">
      <style:text-properties fo:font-style="italic" style:font-style-asian="italic" style:font-style-complex="italic" fo:language="en" fo:country="US"/>
    </style:style>
    <style:style style:name="T802" style:parent-style-name="Bekezdésalapbetűtípusa" style:family="text">
      <style:text-properties fo:language="en" fo:country="US"/>
    </style:style>
    <style:style style:name="P803" style:parent-style-name="Standard" style:family="paragraph">
      <style:paragraph-properties fo:text-align="justify"/>
      <style:text-properties fo:language="en" fo:country="US"/>
    </style:style>
    <style:style style:name="P804" style:parent-style-name="Standard" style:family="paragraph">
      <style:paragraph-properties fo:text-align="justify"/>
      <style:text-properties fo:language="en" fo:country="US"/>
    </style:style>
    <style:style style:name="T805" style:parent-style-name="Bekezdésalapbetűtípusa" style:family="text">
      <style:text-properties fo:font-weight="bold" style:font-weight-asian="bold" style:font-weight-complex="bold" fo:language="en" fo:country="US"/>
    </style:style>
    <style:style style:name="T806" style:parent-style-name="Bekezdésalapbetűtípusa" style:family="text">
      <style:text-properties fo:language="en" fo:country="US"/>
    </style:style>
    <style:style style:name="P807" style:parent-style-name="Standard" style:family="paragraph">
      <style:paragraph-properties fo:text-align="justify"/>
    </style:style>
    <style:style style:name="T808" style:parent-style-name="Bekezdésalapbetűtípusa" style:family="text">
      <style:text-properties fo:font-weight="bold" style:font-weight-asian="bold" style:font-weight-complex="bold" fo:language="en" fo:country="US"/>
    </style:style>
    <style:style style:name="T809" style:parent-style-name="Bekezdésalapbetűtípusa" style:family="text">
      <style:text-properties fo:language="en" fo:country="US"/>
    </style:style>
    <style:style style:name="T810" style:parent-style-name="Bekezdésalapbetűtípusa" style:family="text">
      <style:text-properties fo:font-weight="bold" style:font-weight-asian="bold" style:font-weight-complex="bold"/>
    </style:style>
    <style:style style:name="P811" style:parent-style-name="Standard" style:family="paragraph"/>
    <style:style style:name="T812" style:parent-style-name="Bekezdésalapbetűtípusa" style:family="text">
      <style:text-properties fo:font-style="italic" style:font-style-asian="italic" style:font-style-complex="italic"/>
    </style:style>
    <style:style style:name="P813" style:parent-style-name="Standard" style:family="paragraph"/>
    <style:style style:name="T814" style:parent-style-name="Bekezdésalapbetűtípusa" style:family="text">
      <style:text-properties fo:font-style="italic" style:font-style-asian="italic" style:font-style-complex="italic"/>
    </style:style>
    <style:style style:name="P815" style:parent-style-name="Standard" style:family="paragraph">
      <style:paragraph-properties fo:text-align="justify"/>
    </style:style>
    <style:style style:name="T816" style:parent-style-name="Bekezdésalapbetűtípusa" style:family="text">
      <style:text-properties fo:font-style="italic" style:font-style-asian="italic" style:font-style-complex="italic"/>
    </style:style>
    <style:style style:name="P817" style:parent-style-name="Standard" style:family="paragraph">
      <style:paragraph-properties fo:text-align="justify"/>
    </style:style>
    <style:style style:name="T818" style:parent-style-name="Bekezdésalapbetűtípusa" style:family="text">
      <style:text-properties fo:font-style="italic" style:font-style-asian="italic" style:font-style-complex="italic"/>
    </style:style>
    <style:style style:name="P819" style:parent-style-name="Standard" style:family="paragraph">
      <style:paragraph-properties fo:text-align="justify"/>
      <style:text-properties fo:language="en" fo:country="US"/>
    </style:style>
    <style:style style:name="P820" style:parent-style-name="Standard" style:family="paragraph">
      <style:paragraph-properties fo:text-align="justify"/>
    </style:style>
    <style:style style:name="P821" style:parent-style-name="Standard" style:family="paragraph">
      <style:paragraph-properties fo:text-align="justify"/>
      <style:text-properties fo:language="en" fo:country="US"/>
    </style:style>
    <style:style style:name="P822" style:parent-style-name="Standard" style:family="paragraph">
      <style:text-properties fo:language="en" fo:country="US"/>
    </style:style>
    <style:style style:name="P823" style:parent-style-name="Standard" style:family="paragraph">
      <style:paragraph-properties fo:text-align="justify"/>
      <style:text-properties fo:language="en" fo:country="US"/>
    </style:style>
    <style:style style:name="P824" style:parent-style-name="PreformattedText" style:family="paragraph">
      <style:paragraph-properties fo:background-color="#CCCCCC"/>
      <style:text-properties fo:language="en" fo:country="US"/>
    </style:style>
    <style:style style:name="P825" style:parent-style-name="PreformattedText" style:family="paragraph">
      <style:paragraph-properties fo:background-color="#CCCCCC"/>
      <style:text-properties fo:language="en" fo:country="US"/>
    </style:style>
    <style:style style:name="P826" style:parent-style-name="PreformattedText" style:family="paragraph">
      <style:paragraph-properties fo:background-color="#CCCCCC"/>
      <style:text-properties fo:language="en" fo:country="US"/>
    </style:style>
    <style:style style:name="P827" style:parent-style-name="PreformattedText" style:family="paragraph">
      <style:paragraph-properties fo:background-color="#CCCCCC"/>
      <style:text-properties fo:language="en" fo:country="US"/>
    </style:style>
    <style:style style:name="P828" style:parent-style-name="PreformattedText" style:family="paragraph">
      <style:paragraph-properties fo:background-color="#CCCCCC"/>
      <style:text-properties fo:language="en" fo:country="US"/>
    </style:style>
    <style:style style:name="P829" style:parent-style-name="PreformattedText" style:family="paragraph">
      <style:paragraph-properties fo:background-color="#CCCCCC"/>
      <style:text-properties fo:language="en" fo:country="US"/>
    </style:style>
    <style:style style:name="P830" style:parent-style-name="PreformattedText" style:family="paragraph">
      <style:paragraph-properties fo:background-color="#CCCCCC"/>
      <style:text-properties fo:language="en" fo:country="US"/>
    </style:style>
    <style:style style:name="P831" style:parent-style-name="PreformattedText" style:family="paragraph">
      <style:paragraph-properties fo:background-color="#CCCCCC"/>
      <style:text-properties fo:language="en" fo:country="US"/>
    </style:style>
    <style:style style:name="P832" style:parent-style-name="PreformattedText" style:family="paragraph">
      <style:paragraph-properties fo:background-color="#CCCCCC"/>
      <style:text-properties fo:language="en" fo:country="US"/>
    </style:style>
    <style:style style:name="P833" style:parent-style-name="PreformattedText" style:family="paragraph">
      <style:paragraph-properties fo:background-color="#CCCCCC"/>
      <style:text-properties fo:language="en" fo:country="US"/>
    </style:style>
    <style:style style:name="P834" style:parent-style-name="PreformattedText" style:family="paragraph">
      <style:paragraph-properties fo:background-color="#CCCCCC"/>
      <style:text-properties fo:language="en" fo:country="US"/>
    </style:style>
    <style:style style:name="P835" style:parent-style-name="Standard" style:family="paragraph">
      <style:paragraph-properties fo:text-align="justify"/>
      <style:text-properties fo:language="en" fo:country="US"/>
    </style:style>
    <style:style style:name="P836" style:parent-style-name="Standard" style:family="paragraph">
      <style:paragraph-properties fo:text-align="justify"/>
    </style:style>
    <style:style style:name="T837" style:parent-style-name="Bekezdésalapbetűtípusa" style:family="text">
      <style:text-properties fo:font-style="italic" style:font-style-asian="italic" style:font-style-complex="italic" fo:language="en" fo:country="US"/>
    </style:style>
    <style:style style:name="T838" style:parent-style-name="Bekezdésalapbetűtípusa" style:family="text">
      <style:text-properties fo:language="en" fo:country="US"/>
    </style:style>
    <style:style style:name="P839" style:parent-style-name="Standard" style:family="paragraph">
      <style:paragraph-properties fo:text-align="justify"/>
      <style:text-properties fo:language="en" fo:country="US"/>
    </style:style>
    <style:style style:name="P840" style:parent-style-name="Standard" style:family="paragraph">
      <style:paragraph-properties fo:text-align="justify"/>
      <style:text-properties fo:language="en" fo:country="US"/>
    </style:style>
    <style:style style:name="T841" style:parent-style-name="Bekezdésalapbetűtípusa" style:family="text">
      <style:text-properties fo:font-weight="bold" style:font-weight-asian="bold" style:font-weight-complex="bold" fo:language="en" fo:country="US"/>
    </style:style>
    <style:style style:name="T842" style:parent-style-name="Bekezdésalapbetűtípusa" style:family="text">
      <style:text-properties fo:language="en" fo:country="US"/>
    </style:style>
    <style:style style:name="P843" style:parent-style-name="Standard" style:family="paragraph">
      <style:paragraph-properties fo:text-align="justify"/>
    </style:style>
    <style:style style:name="T844" style:parent-style-name="Bekezdésalapbetűtípusa" style:family="text">
      <style:text-properties fo:font-weight="bold" style:font-weight-asian="bold" style:font-weight-complex="bold" fo:language="en" fo:country="US"/>
    </style:style>
    <style:style style:name="T845" style:parent-style-name="Bekezdésalapbetűtípusa" style:family="text">
      <style:text-properties fo:language="en" fo:country="US"/>
    </style:style>
    <style:style style:name="P846" style:parent-style-name="Standard" style:family="paragraph">
      <style:paragraph-properties fo:text-align="justify"/>
      <style:text-properties fo:language="en" fo:country="US"/>
    </style:style>
    <style:style style:name="P847" style:parent-style-name="Standard" style:family="paragraph">
      <style:paragraph-properties fo:text-align="justify"/>
      <style:text-properties fo:language="en" fo:country="US"/>
    </style:style>
    <style:style style:name="P848" style:parent-style-name="Standard" style:family="paragraph">
      <style:paragraph-properties fo:text-align="justify"/>
      <style:text-properties fo:language="en" fo:country="US"/>
    </style:style>
    <style:style style:name="P849" style:parent-style-name="Standard" style:family="paragraph">
      <style:text-properties fo:language="en" fo:country="US"/>
    </style:style>
    <style:style style:name="P850" style:parent-style-name="Standard" style:family="paragraph">
      <style:paragraph-properties fo:text-align="justify"/>
      <style:text-properties fo:language="en" fo:country="US"/>
    </style:style>
    <style:style style:name="P851" style:parent-style-name="PreformattedText" style:family="paragraph">
      <style:paragraph-properties fo:background-color="#CCCCCC"/>
      <style:text-properties fo:language="en" fo:country="US"/>
    </style:style>
    <style:style style:name="P852" style:parent-style-name="PreformattedText" style:family="paragraph">
      <style:paragraph-properties fo:background-color="#CCCCCC"/>
      <style:text-properties fo:language="en" fo:country="US"/>
    </style:style>
    <style:style style:name="P853" style:parent-style-name="PreformattedText" style:family="paragraph">
      <style:paragraph-properties fo:background-color="#CCCCCC"/>
      <style:text-properties fo:language="en" fo:country="US"/>
    </style:style>
    <style:style style:name="P854" style:parent-style-name="PreformattedText" style:family="paragraph">
      <style:paragraph-properties fo:background-color="#CCCCCC"/>
      <style:text-properties fo:language="en" fo:country="US"/>
    </style:style>
    <style:style style:name="P855" style:parent-style-name="PreformattedText" style:family="paragraph">
      <style:paragraph-properties fo:background-color="#CCCCCC"/>
      <style:text-properties fo:language="en" fo:country="US"/>
    </style:style>
    <style:style style:name="P856" style:parent-style-name="PreformattedText" style:family="paragraph">
      <style:paragraph-properties fo:background-color="#CCCCCC"/>
      <style:text-properties fo:language="en" fo:country="US"/>
    </style:style>
    <style:style style:name="P857" style:parent-style-name="Standard" style:family="paragraph">
      <style:paragraph-properties fo:text-align="justify"/>
      <style:text-properties fo:language="en" fo:country="US"/>
    </style:style>
    <style:style style:name="P858" style:parent-style-name="Standard" style:family="paragraph">
      <style:paragraph-properties fo:text-align="justify"/>
    </style:style>
    <style:style style:name="T859" style:parent-style-name="Bekezdésalapbetűtípusa" style:family="text">
      <style:text-properties fo:font-style="italic" style:font-style-asian="italic" style:font-style-complex="italic" fo:language="en" fo:country="US"/>
    </style:style>
    <style:style style:name="T860" style:parent-style-name="Bekezdésalapbetűtípusa" style:family="text">
      <style:text-properties fo:language="en" fo:country="US"/>
    </style:style>
    <style:style style:name="P861" style:parent-style-name="Standard" style:family="paragraph">
      <style:paragraph-properties fo:text-align="justify"/>
      <style:text-properties fo:language="en" fo:country="US"/>
    </style:style>
    <style:style style:name="P862" style:parent-style-name="Standard" style:family="paragraph">
      <style:paragraph-properties fo:text-align="justify"/>
      <style:text-properties fo:language="en" fo:country="US"/>
    </style:style>
    <style:style style:name="T863" style:parent-style-name="Bekezdésalapbetűtípusa" style:family="text">
      <style:text-properties fo:font-weight="bold" style:font-weight-asian="bold" style:font-weight-complex="bold" fo:language="en" fo:country="US"/>
    </style:style>
    <style:style style:name="T864" style:parent-style-name="Bekezdésalapbetűtípusa" style:family="text">
      <style:text-properties fo:language="en" fo:country="US"/>
    </style:style>
    <style:style style:name="P865" style:parent-style-name="Standard" style:family="paragraph">
      <style:paragraph-properties fo:text-align="justify"/>
    </style:style>
    <style:style style:name="T866" style:parent-style-name="Bekezdésalapbetűtípusa" style:family="text">
      <style:text-properties fo:font-weight="bold" style:font-weight-asian="bold" style:font-weight-complex="bold" fo:language="en" fo:country="US"/>
    </style:style>
    <style:style style:name="T867" style:parent-style-name="Bekezdésalapbetűtípusa" style:family="text">
      <style:text-properties fo:language="en" fo:country="US"/>
    </style:style>
    <style:style style:name="P868" style:parent-style-name="Standard" style:family="paragraph">
      <style:paragraph-properties fo:text-align="justify"/>
      <style:text-properties fo:language="en" fo:country="US"/>
    </style:style>
    <style:style style:name="P869" style:parent-style-name="Standard" style:family="paragraph">
      <style:text-properties fo:language="en" fo:country="US"/>
    </style:style>
    <style:style style:name="P870" style:parent-style-name="Standard" style:family="paragraph">
      <style:text-properties fo:language="en" fo:country="US"/>
    </style:style>
    <style:style style:name="P871" style:parent-style-name="Standard" style:family="paragraph">
      <style:text-properties fo:language="en" fo:country="US"/>
    </style:style>
    <style:style style:name="P872" style:parent-style-name="PreformattedText" style:family="paragraph">
      <style:paragraph-properties fo:background-color="#CCCCCC"/>
      <style:text-properties fo:language="en" fo:country="US"/>
    </style:style>
    <style:style style:name="P873" style:parent-style-name="PreformattedText" style:family="paragraph">
      <style:paragraph-properties fo:background-color="#CCCCCC"/>
      <style:text-properties fo:language="en" fo:country="US"/>
    </style:style>
    <style:style style:name="P874" style:parent-style-name="PreformattedText" style:family="paragraph">
      <style:paragraph-properties fo:background-color="#CCCCCC"/>
      <style:text-properties fo:language="en" fo:country="US"/>
    </style:style>
    <style:style style:name="P875" style:parent-style-name="Standard" style:family="paragraph">
      <style:text-properties fo:language="en" fo:country="US"/>
    </style:style>
    <style:style style:name="P876" style:parent-style-name="Standard" style:family="paragraph">
      <style:text-properties fo:language="en" fo:country="US"/>
    </style:style>
    <style:style style:name="P877" style:parent-style-name="Standard" style:family="paragraph">
      <style:paragraph-properties fo:text-align="justify"/>
      <style:text-properties fo:language="en" fo:country="US"/>
    </style:style>
    <style:style style:name="P878" style:parent-style-name="PreformattedText" style:family="paragraph">
      <style:paragraph-properties fo:background-color="#CCCCCC"/>
      <style:text-properties fo:language="en" fo:country="US"/>
    </style:style>
    <style:style style:name="P879" style:parent-style-name="PreformattedText" style:family="paragraph">
      <style:paragraph-properties fo:background-color="#CCCCCC"/>
      <style:text-properties fo:language="en" fo:country="US"/>
    </style:style>
    <style:style style:name="P880" style:parent-style-name="PreformattedText" style:family="paragraph">
      <style:paragraph-properties fo:background-color="#CCCCCC"/>
      <style:text-properties fo:language="en" fo:country="US"/>
    </style:style>
    <style:style style:name="P881" style:parent-style-name="PreformattedText" style:family="paragraph">
      <style:paragraph-properties fo:background-color="#CCCCCC"/>
      <style:text-properties fo:language="en" fo:country="US"/>
    </style:style>
    <style:style style:name="P882" style:parent-style-name="PreformattedText" style:family="paragraph">
      <style:paragraph-properties fo:background-color="#CCCCCC"/>
      <style:text-properties fo:language="en" fo:country="US"/>
    </style:style>
    <style:style style:name="P883" style:parent-style-name="PreformattedText" style:family="paragraph">
      <style:paragraph-properties fo:background-color="#CCCCCC"/>
      <style:text-properties fo:language="en" fo:country="US"/>
    </style:style>
    <style:style style:name="P884" style:parent-style-name="Standard" style:family="paragraph">
      <style:paragraph-properties fo:text-align="justify"/>
      <style:text-properties fo:language="en" fo:country="US"/>
    </style:style>
    <style:style style:name="P885" style:parent-style-name="Standard" style:family="paragraph">
      <style:paragraph-properties fo:text-align="justify"/>
    </style:style>
    <style:style style:name="T886" style:parent-style-name="Bekezdésalapbetűtípusa" style:family="text">
      <style:text-properties fo:font-style="italic" style:font-style-asian="italic" style:font-style-complex="italic" fo:language="en" fo:country="US"/>
    </style:style>
    <style:style style:name="T887" style:parent-style-name="Bekezdésalapbetűtípusa" style:family="text">
      <style:text-properties fo:language="en" fo:country="US"/>
    </style:style>
    <style:style style:name="P888" style:parent-style-name="Standard" style:family="paragraph">
      <style:paragraph-properties fo:text-align="justify"/>
      <style:text-properties fo:language="en" fo:country="US"/>
    </style:style>
    <style:style style:name="P889" style:parent-style-name="Standard" style:family="paragraph">
      <style:paragraph-properties fo:text-align="justify"/>
      <style:text-properties fo:language="en" fo:country="US"/>
    </style:style>
    <style:style style:name="T890" style:parent-style-name="Bekezdésalapbetűtípusa" style:family="text">
      <style:text-properties fo:font-weight="bold" style:font-weight-asian="bold" style:font-weight-complex="bold" fo:language="en" fo:country="US"/>
    </style:style>
    <style:style style:name="T891" style:parent-style-name="Bekezdésalapbetűtípusa" style:family="text">
      <style:text-properties fo:language="en" fo:country="US"/>
    </style:style>
    <style:style style:name="P892" style:parent-style-name="Standard" style:family="paragraph">
      <style:paragraph-properties fo:text-align="justify"/>
    </style:style>
    <style:style style:name="T893" style:parent-style-name="Bekezdésalapbetűtípusa" style:family="text">
      <style:text-properties fo:font-weight="bold" style:font-weight-asian="bold" style:font-weight-complex="bold" fo:language="en" fo:country="US"/>
    </style:style>
    <style:style style:name="T894" style:parent-style-name="Bekezdésalapbetűtípusa" style:family="text">
      <style:text-properties fo:language="en" fo:country="US"/>
    </style:style>
    <style:style style:name="P895" style:parent-style-name="Standard" style:family="paragraph">
      <style:paragraph-properties fo:text-align="justify"/>
      <style:text-properties fo:language="en" fo:country="US"/>
    </style:style>
    <style:style style:name="P896" style:parent-style-name="Standard" style:family="paragraph">
      <style:paragraph-properties fo:text-align="justify"/>
      <style:text-properties fo:language="en" fo:country="US"/>
    </style:style>
    <style:style style:name="P897" style:parent-style-name="Standard" style:family="paragraph">
      <style:paragraph-properties fo:text-align="justify"/>
      <style:text-properties fo:language="en" fo:country="US"/>
    </style:style>
    <style:style style:name="P898" style:parent-style-name="Standard" style:family="paragraph">
      <style:text-properties fo:language="en" fo:country="US"/>
    </style:style>
    <style:style style:name="P899" style:parent-style-name="Standard" style:family="paragraph">
      <style:text-properties fo:language="en" fo:country="US"/>
    </style:style>
    <style:style style:name="P900" style:parent-style-name="PreformattedText" style:family="paragraph">
      <style:paragraph-properties fo:background-color="#CCCCCC"/>
      <style:text-properties fo:language="en" fo:country="US"/>
    </style:style>
    <style:style style:name="P901" style:parent-style-name="PreformattedText" style:family="paragraph">
      <style:paragraph-properties fo:background-color="#CCCCCC"/>
      <style:text-properties fo:language="en" fo:country="US"/>
    </style:style>
    <style:style style:name="P902" style:parent-style-name="PreformattedText" style:family="paragraph">
      <style:paragraph-properties fo:background-color="#CCCCCC"/>
      <style:text-properties fo:language="en" fo:country="US"/>
    </style:style>
    <style:style style:name="P903" style:parent-style-name="Standard" style:family="paragraph">
      <style:paragraph-properties fo:text-align="justify"/>
      <style:text-properties fo:language="en" fo:country="US"/>
    </style:style>
    <style:style style:name="P904" style:parent-style-name="Standard" style:family="paragraph">
      <style:text-properties fo:language="en" fo:country="US"/>
    </style:style>
    <style:style style:name="P905" style:parent-style-name="Standard" style:family="paragraph">
      <style:paragraph-properties fo:text-align="justify"/>
      <style:text-properties fo:language="en" fo:country="US"/>
    </style:style>
    <style:style style:name="P906" style:parent-style-name="PreformattedText" style:family="paragraph">
      <style:paragraph-properties fo:background-color="#CCCCCC"/>
      <style:text-properties fo:language="en" fo:country="US"/>
    </style:style>
    <style:style style:name="P907" style:parent-style-name="PreformattedText" style:family="paragraph">
      <style:paragraph-properties fo:background-color="#CCCCCC"/>
      <style:text-properties fo:language="en" fo:country="US"/>
    </style:style>
    <style:style style:name="P908" style:parent-style-name="PreformattedText" style:family="paragraph">
      <style:paragraph-properties fo:background-color="#CCCCCC"/>
      <style:text-properties fo:language="en" fo:country="US"/>
    </style:style>
    <style:style style:name="P909" style:parent-style-name="PreformattedText" style:family="paragraph">
      <style:paragraph-properties fo:background-color="#CCCCCC"/>
      <style:text-properties fo:language="en" fo:country="US"/>
    </style:style>
    <style:style style:name="P910" style:parent-style-name="PreformattedText" style:family="paragraph">
      <style:paragraph-properties fo:background-color="#CCCCCC"/>
      <style:text-properties fo:language="en" fo:country="US"/>
    </style:style>
    <style:style style:name="P911" style:parent-style-name="PreformattedText" style:family="paragraph">
      <style:paragraph-properties fo:background-color="#CCCCCC"/>
      <style:text-properties fo:language="en" fo:country="US"/>
    </style:style>
    <style:style style:name="P912" style:parent-style-name="Standard" style:family="paragraph">
      <style:paragraph-properties fo:text-align="justify"/>
      <style:text-properties fo:language="en" fo:country="US"/>
    </style:style>
    <style:style style:name="P913" style:parent-style-name="Standard" style:family="paragraph">
      <style:paragraph-properties fo:text-align="justify"/>
    </style:style>
    <style:style style:name="T914" style:parent-style-name="Bekezdésalapbetűtípusa" style:family="text">
      <style:text-properties fo:font-style="italic" style:font-style-asian="italic" style:font-style-complex="italic" fo:language="en" fo:country="US"/>
    </style:style>
    <style:style style:name="T915" style:parent-style-name="Bekezdésalapbetűtípusa" style:family="text">
      <style:text-properties fo:language="en" fo:country="US"/>
    </style:style>
    <style:style style:name="P916" style:parent-style-name="Standard" style:family="paragraph">
      <style:paragraph-properties fo:text-align="justify"/>
      <style:text-properties fo:language="en" fo:country="US"/>
    </style:style>
    <style:style style:name="P917" style:parent-style-name="Standard" style:family="paragraph">
      <style:paragraph-properties fo:text-align="justify"/>
      <style:text-properties fo:language="en" fo:country="US"/>
    </style:style>
    <style:style style:name="T918" style:parent-style-name="Bekezdésalapbetűtípusa" style:family="text">
      <style:text-properties fo:font-weight="bold" style:font-weight-asian="bold" style:font-weight-complex="bold" fo:language="en" fo:country="US"/>
    </style:style>
    <style:style style:name="T919" style:parent-style-name="Bekezdésalapbetűtípusa" style:family="text">
      <style:text-properties fo:language="en" fo:country="US"/>
    </style:style>
    <style:style style:name="P920" style:parent-style-name="Standard" style:family="paragraph">
      <style:paragraph-properties fo:text-align="justify"/>
    </style:style>
    <style:style style:name="T921" style:parent-style-name="Bekezdésalapbetűtípusa" style:family="text">
      <style:text-properties fo:font-weight="bold" style:font-weight-asian="bold" style:font-weight-complex="bold" fo:language="en" fo:country="US"/>
    </style:style>
    <style:style style:name="T922" style:parent-style-name="Bekezdésalapbetűtípusa" style:family="text">
      <style:text-properties fo:language="en" fo:country="US"/>
    </style:style>
    <style:style style:name="P923" style:parent-style-name="Standard" style:family="paragraph">
      <style:paragraph-properties fo:text-align="justify"/>
      <style:text-properties fo:language="en" fo:country="US"/>
    </style:style>
    <style:style style:name="P924" style:parent-style-name="Standard" style:family="paragraph">
      <style:paragraph-properties fo:text-align="justify"/>
      <style:text-properties fo:language="en" fo:country="US"/>
    </style:style>
    <style:style style:name="P925" style:parent-style-name="Standard" style:family="paragraph">
      <style:paragraph-properties fo:text-align="justify"/>
      <style:text-properties fo:language="en" fo:country="US"/>
    </style:style>
    <style:style style:name="P926" style:parent-style-name="Standard" style:family="paragraph">
      <style:text-properties fo:language="en" fo:country="US"/>
    </style:style>
    <style:style style:name="P927" style:parent-style-name="Standard" style:family="paragraph">
      <style:text-properties fo:language="en" fo:country="US"/>
    </style:style>
    <style:style style:name="P928" style:parent-style-name="PreformattedText" style:family="paragraph">
      <style:paragraph-properties fo:background-color="#CCCCCC"/>
      <style:text-properties fo:language="en" fo:country="US"/>
    </style:style>
    <style:style style:name="P929" style:parent-style-name="PreformattedText" style:family="paragraph">
      <style:paragraph-properties fo:background-color="#CCCCCC"/>
      <style:text-properties fo:language="en" fo:country="US"/>
    </style:style>
    <style:style style:name="P930" style:parent-style-name="PreformattedText" style:family="paragraph">
      <style:paragraph-properties fo:background-color="#CCCCCC"/>
      <style:text-properties fo:language="en" fo:country="US"/>
    </style:style>
    <style:style style:name="P931" style:parent-style-name="Standard" style:family="paragraph">
      <style:paragraph-properties fo:text-align="justify"/>
      <style:text-properties fo:language="en" fo:country="US"/>
    </style:style>
    <style:style style:name="P932" style:parent-style-name="Standard" style:family="paragraph">
      <style:text-properties fo:language="en" fo:country="US"/>
    </style:style>
    <style:style style:name="P933" style:parent-style-name="Standard" style:family="paragraph">
      <style:paragraph-properties fo:text-align="justify"/>
      <style:text-properties fo:language="en" fo:country="US"/>
    </style:style>
    <style:style style:name="P934" style:parent-style-name="PreformattedText" style:family="paragraph">
      <style:paragraph-properties fo:background-color="#CCCCCC"/>
      <style:text-properties fo:language="en" fo:country="US"/>
    </style:style>
    <style:style style:name="P935" style:parent-style-name="PreformattedText" style:family="paragraph">
      <style:paragraph-properties fo:background-color="#CCCCCC"/>
      <style:text-properties fo:language="en" fo:country="US"/>
    </style:style>
    <style:style style:name="P936" style:parent-style-name="PreformattedText" style:family="paragraph">
      <style:paragraph-properties fo:background-color="#CCCCCC"/>
      <style:text-properties fo:language="en" fo:country="US"/>
    </style:style>
    <style:style style:name="P937" style:parent-style-name="PreformattedText" style:family="paragraph">
      <style:paragraph-properties fo:background-color="#CCCCCC"/>
      <style:text-properties fo:language="en" fo:country="US"/>
    </style:style>
    <style:style style:name="P938" style:parent-style-name="PreformattedText" style:family="paragraph">
      <style:paragraph-properties fo:background-color="#CCCCCC"/>
      <style:text-properties fo:language="en" fo:country="US"/>
    </style:style>
    <style:style style:name="P939" style:parent-style-name="PreformattedText" style:family="paragraph">
      <style:paragraph-properties fo:background-color="#CCCCCC"/>
      <style:text-properties fo:language="en" fo:country="US"/>
    </style:style>
    <style:style style:name="P940" style:parent-style-name="Standard" style:family="paragraph">
      <style:paragraph-properties fo:text-align="justify"/>
      <style:text-properties fo:language="en" fo:country="US"/>
    </style:style>
    <style:style style:name="P941" style:parent-style-name="Standard" style:family="paragraph">
      <style:paragraph-properties fo:text-align="justify"/>
    </style:style>
    <style:style style:name="T942" style:parent-style-name="Bekezdésalapbetűtípusa" style:family="text">
      <style:text-properties fo:font-style="italic" style:font-style-asian="italic" style:font-style-complex="italic" fo:language="en" fo:country="US"/>
    </style:style>
    <style:style style:name="T943" style:parent-style-name="Bekezdésalapbetűtípusa" style:family="text">
      <style:text-properties fo:language="en" fo:country="US"/>
    </style:style>
    <style:style style:name="P944" style:parent-style-name="Standard" style:family="paragraph">
      <style:paragraph-properties fo:text-align="justify"/>
      <style:text-properties fo:language="en" fo:country="US"/>
    </style:style>
    <style:style style:name="T945" style:parent-style-name="Bekezdésalapbetűtípusa" style:family="text">
      <style:text-properties fo:font-weight="bold" style:font-weight-asian="bold" style:font-weight-complex="bold" fo:language="en" fo:country="US"/>
    </style:style>
    <style:style style:name="T946" style:parent-style-name="Bekezdésalapbetűtípusa" style:family="text">
      <style:text-properties fo:language="en" fo:country="US"/>
    </style:style>
    <style:style style:name="P947" style:parent-style-name="Standard" style:family="paragraph">
      <style:paragraph-properties fo:text-align="justify"/>
    </style:style>
    <style:style style:name="T948" style:parent-style-name="Bekezdésalapbetűtípusa" style:family="text">
      <style:text-properties fo:font-weight="bold" style:font-weight-asian="bold" style:font-weight-complex="bold" fo:language="en" fo:country="US"/>
    </style:style>
    <style:style style:name="T949" style:parent-style-name="Bekezdésalapbetűtípusa" style:family="text">
      <style:text-properties fo:language="en" fo:country="US"/>
    </style:style>
    <style:style style:name="P950" style:parent-style-name="Standard" style:family="paragraph">
      <style:paragraph-properties fo:text-align="justify"/>
      <style:text-properties fo:language="en" fo:country="US"/>
    </style:style>
    <style:style style:name="P951" style:parent-style-name="Standard" style:family="paragraph">
      <style:paragraph-properties fo:text-align="justify"/>
      <style:text-properties fo:language="en" fo:country="US"/>
    </style:style>
    <style:style style:name="P952" style:parent-style-name="Standard" style:family="paragraph">
      <style:paragraph-properties fo:text-align="justify"/>
      <style:text-properties fo:language="en" fo:country="US"/>
    </style:style>
    <style:style style:name="P953" style:parent-style-name="Standard" style:family="paragraph">
      <style:paragraph-properties fo:text-align="justify"/>
    </style:style>
    <style:style style:name="T954" style:parent-style-name="Bekezdésalapbetűtípusa" style:family="text">
      <style:text-properties fo:font-style="italic" style:font-style-asian="italic" style:font-style-complex="italic" fo:language="en" fo:country="US"/>
    </style:style>
    <style:style style:name="T955" style:parent-style-name="Bekezdésalapbetűtípusa" style:family="text">
      <style:text-properties fo:language="en" fo:country="US"/>
    </style:style>
    <style:style style:name="T956" style:parent-style-name="Bekezdésalapbetűtípusa" style:family="text">
      <style:text-properties fo:language="en" fo:country="US"/>
    </style:style>
    <style:style style:name="T957" style:parent-style-name="Bekezdésalapbetűtípusa" style:family="text">
      <style:text-properties fo:language="en" fo:country="US"/>
    </style:style>
    <style:style style:name="P958" style:parent-style-name="Standard" style:family="paragraph">
      <style:paragraph-properties fo:text-align="justify"/>
      <style:text-properties fo:language="en" fo:country="US"/>
    </style:style>
    <style:style style:name="P959" style:parent-style-name="Standard" style:family="paragraph">
      <style:paragraph-properties fo:text-align="justify"/>
      <style:text-properties fo:language="en" fo:country="US"/>
    </style:style>
    <style:style style:name="T960" style:parent-style-name="Bekezdésalapbetűtípusa" style:family="text">
      <style:text-properties fo:font-weight="bold" style:font-weight-asian="bold" style:font-weight-complex="bold" fo:language="en" fo:country="US"/>
    </style:style>
    <style:style style:name="T961" style:parent-style-name="Bekezdésalapbetűtípusa" style:family="text">
      <style:text-properties fo:language="en" fo:country="US"/>
    </style:style>
    <style:style style:name="P962" style:parent-style-name="Standard" style:family="paragraph">
      <style:paragraph-properties fo:text-align="justify"/>
    </style:style>
    <style:style style:name="T963" style:parent-style-name="Bekezdésalapbetűtípusa" style:family="text">
      <style:text-properties fo:font-weight="bold" style:font-weight-asian="bold" style:font-weight-complex="bold" fo:language="en" fo:country="US"/>
    </style:style>
    <style:style style:name="T964" style:parent-style-name="Bekezdésalapbetűtípusa" style:family="text">
      <style:text-properties fo:language="en" fo:country="US"/>
    </style:style>
    <style:style style:name="T965" style:parent-style-name="Bekezdésalapbetűtípusa" style:family="text">
      <style:text-properties fo:font-weight="bold" style:font-weight-asian="bold" style:font-weight-complex="bold"/>
    </style:style>
    <style:style style:name="P966" style:parent-style-name="Standard" style:family="paragraph"/>
    <style:style style:name="T967" style:parent-style-name="Bekezdésalapbetűtípusa" style:family="text">
      <style:text-properties fo:font-style="italic" style:font-style-asian="italic" style:font-style-complex="italic"/>
    </style:style>
    <style:style style:name="P968" style:parent-style-name="Standard" style:family="paragraph"/>
    <style:style style:name="T969" style:parent-style-name="Bekezdésalapbetűtípusa" style:family="text">
      <style:text-properties fo:font-style="italic" style:font-style-asian="italic" style:font-style-complex="italic"/>
    </style:style>
    <style:style style:name="P970" style:parent-style-name="Standard" style:family="paragraph">
      <style:paragraph-properties fo:text-align="justify"/>
    </style:style>
    <style:style style:name="T971" style:parent-style-name="Bekezdésalapbetűtípusa" style:family="text">
      <style:text-properties fo:font-style="italic" style:font-style-asian="italic" style:font-style-complex="italic"/>
    </style:style>
    <style:style style:name="P972" style:parent-style-name="Standard" style:family="paragraph">
      <style:paragraph-properties fo:text-align="justify"/>
    </style:style>
    <style:style style:name="T973" style:parent-style-name="Bekezdésalapbetűtípusa" style:family="text">
      <style:text-properties fo:font-style="italic" style:font-style-asian="italic" style:font-style-complex="italic"/>
    </style:style>
    <style:style style:name="P974" style:parent-style-name="Standard" style:family="paragraph">
      <style:paragraph-properties fo:text-align="justify"/>
      <style:text-properties fo:language="en" fo:country="US"/>
    </style:style>
    <style:style style:name="P975" style:parent-style-name="Standard" style:family="paragraph">
      <style:paragraph-properties fo:text-align="justify"/>
    </style:style>
    <style:style style:name="P976" style:parent-style-name="Standard" style:family="paragraph">
      <style:paragraph-properties fo:text-align="justify"/>
      <style:text-properties fo:language="en" fo:country="US"/>
    </style:style>
    <style:style style:name="P977" style:parent-style-name="Standard" style:family="paragraph">
      <style:text-properties fo:language="en" fo:country="US"/>
    </style:style>
    <style:style style:name="P978" style:parent-style-name="Standard" style:family="paragraph">
      <style:paragraph-properties fo:text-align="justify"/>
      <style:text-properties fo:language="en" fo:country="US"/>
    </style:style>
    <style:style style:name="P979" style:parent-style-name="PreformattedText" style:family="paragraph">
      <style:paragraph-properties fo:background-color="#CCCCCC"/>
      <style:text-properties fo:language="en" fo:country="US"/>
    </style:style>
    <style:style style:name="P980" style:parent-style-name="PreformattedText" style:family="paragraph">
      <style:paragraph-properties fo:background-color="#CCCCCC"/>
      <style:text-properties fo:language="en" fo:country="US"/>
    </style:style>
    <style:style style:name="P981" style:parent-style-name="PreformattedText" style:family="paragraph">
      <style:paragraph-properties fo:background-color="#CCCCCC"/>
      <style:text-properties fo:language="en" fo:country="US"/>
    </style:style>
    <style:style style:name="P982" style:parent-style-name="PreformattedText" style:family="paragraph">
      <style:paragraph-properties fo:background-color="#CCCCCC"/>
      <style:text-properties fo:language="en" fo:country="US"/>
    </style:style>
    <style:style style:name="P983" style:parent-style-name="PreformattedText" style:family="paragraph">
      <style:paragraph-properties fo:background-color="#CCCCCC"/>
      <style:text-properties fo:language="en" fo:country="US"/>
    </style:style>
    <style:style style:name="P984" style:parent-style-name="PreformattedText" style:family="paragraph">
      <style:paragraph-properties fo:background-color="#CCCCCC"/>
      <style:text-properties fo:language="en" fo:country="US"/>
    </style:style>
    <style:style style:name="P985" style:parent-style-name="PreformattedText" style:family="paragraph">
      <style:paragraph-properties fo:background-color="#CCCCCC"/>
      <style:text-properties fo:language="en" fo:country="US"/>
    </style:style>
    <style:style style:name="P986" style:parent-style-name="PreformattedText" style:family="paragraph">
      <style:paragraph-properties fo:background-color="#CCCCCC"/>
      <style:text-properties fo:language="en" fo:country="US"/>
    </style:style>
    <style:style style:name="P987" style:parent-style-name="PreformattedText" style:family="paragraph">
      <style:paragraph-properties fo:background-color="#CCCCCC"/>
      <style:text-properties fo:language="en" fo:country="US"/>
    </style:style>
    <style:style style:name="P988" style:parent-style-name="PreformattedText" style:family="paragraph">
      <style:paragraph-properties fo:background-color="#CCCCCC"/>
      <style:text-properties fo:language="en" fo:country="US"/>
    </style:style>
    <style:style style:name="P989" style:parent-style-name="PreformattedText" style:family="paragraph">
      <style:paragraph-properties fo:background-color="#CCCCCC"/>
      <style:text-properties fo:language="en" fo:country="US"/>
    </style:style>
    <style:style style:name="P990" style:parent-style-name="PreformattedText" style:family="paragraph">
      <style:paragraph-properties fo:background-color="#CCCCCC"/>
      <style:text-properties fo:language="en" fo:country="US"/>
    </style:style>
    <style:style style:name="P991" style:parent-style-name="PreformattedText" style:family="paragraph">
      <style:paragraph-properties fo:background-color="#CCCCCC"/>
      <style:text-properties fo:language="en" fo:country="US"/>
    </style:style>
    <style:style style:name="P992" style:parent-style-name="PreformattedText" style:family="paragraph">
      <style:paragraph-properties fo:background-color="#CCCCCC"/>
      <style:text-properties fo:language="en" fo:country="US"/>
    </style:style>
    <style:style style:name="P993" style:parent-style-name="Standard" style:family="paragraph">
      <style:paragraph-properties fo:text-align="justify"/>
      <style:text-properties fo:language="en" fo:country="US"/>
    </style:style>
    <style:style style:name="P994" style:parent-style-name="Standard" style:family="paragraph">
      <style:paragraph-properties fo:text-align="justify"/>
    </style:style>
    <style:style style:name="T995" style:parent-style-name="Bekezdésalapbetűtípusa" style:family="text">
      <style:text-properties fo:font-style="italic" style:font-style-asian="italic" style:font-style-complex="italic" fo:language="en" fo:country="US"/>
    </style:style>
    <style:style style:name="T996" style:parent-style-name="Bekezdésalapbetűtípusa" style:family="text">
      <style:text-properties fo:language="en" fo:country="US"/>
    </style:style>
    <style:style style:name="P997" style:parent-style-name="Standard" style:family="paragraph">
      <style:paragraph-properties fo:text-align="justify"/>
      <style:text-properties fo:language="en" fo:country="US"/>
    </style:style>
    <style:style style:name="P998" style:parent-style-name="Standard" style:family="paragraph">
      <style:paragraph-properties fo:text-align="justify"/>
      <style:text-properties fo:language="en" fo:country="US"/>
    </style:style>
    <style:style style:name="T999" style:parent-style-name="Bekezdésalapbetűtípusa" style:family="text">
      <style:text-properties fo:font-weight="bold" style:font-weight-asian="bold" style:font-weight-complex="bold" fo:language="en" fo:country="US"/>
    </style:style>
    <style:style style:name="T1000" style:parent-style-name="Bekezdésalapbetűtípusa" style:family="text">
      <style:text-properties fo:language="en" fo:country="US"/>
    </style:style>
    <style:style style:name="P1001" style:parent-style-name="Standard" style:family="paragraph">
      <style:paragraph-properties fo:text-align="justify"/>
    </style:style>
    <style:style style:name="T1002" style:parent-style-name="Bekezdésalapbetűtípusa" style:family="text">
      <style:text-properties fo:font-weight="bold" style:font-weight-asian="bold" style:font-weight-complex="bold" fo:language="en" fo:country="US"/>
    </style:style>
    <style:style style:name="T1003" style:parent-style-name="Bekezdésalapbetűtípusa" style:family="text">
      <style:text-properties fo:language="en" fo:country="US"/>
    </style:style>
    <style:style style:name="P1004" style:parent-style-name="Standard" style:family="paragraph">
      <style:paragraph-properties fo:text-align="justify"/>
      <style:text-properties fo:language="en" fo:country="US"/>
    </style:style>
    <style:style style:name="P1005" style:parent-style-name="Standard" style:family="paragraph">
      <style:paragraph-properties fo:text-align="justify"/>
      <style:text-properties fo:language="en" fo:country="US"/>
    </style:style>
    <style:style style:name="P1006" style:parent-style-name="Standard" style:family="paragraph">
      <style:paragraph-properties fo:text-align="justify"/>
      <style:text-properties fo:language="en" fo:country="US"/>
    </style:style>
    <style:style style:name="P1007" style:parent-style-name="Standard" style:family="paragraph">
      <style:text-properties fo:language="en" fo:country="US"/>
    </style:style>
    <style:style style:name="P1008" style:parent-style-name="Standard" style:family="paragraph">
      <style:paragraph-properties fo:text-align="justify"/>
      <style:text-properties fo:language="en" fo:country="US"/>
    </style:style>
    <style:style style:name="P1009" style:parent-style-name="PreformattedText" style:family="paragraph">
      <style:paragraph-properties fo:background-color="#CCCCCC"/>
      <style:text-properties fo:language="en" fo:country="US"/>
    </style:style>
    <style:style style:name="P1010" style:parent-style-name="PreformattedText" style:family="paragraph">
      <style:paragraph-properties fo:background-color="#CCCCCC"/>
      <style:text-properties fo:language="en" fo:country="US"/>
    </style:style>
    <style:style style:name="P1011" style:parent-style-name="PreformattedText" style:family="paragraph">
      <style:paragraph-properties fo:background-color="#CCCCCC"/>
      <style:text-properties fo:language="en" fo:country="US"/>
    </style:style>
    <style:style style:name="P1012" style:parent-style-name="PreformattedText" style:family="paragraph">
      <style:paragraph-properties fo:background-color="#CCCCCC"/>
      <style:text-properties fo:language="en" fo:country="US"/>
    </style:style>
    <style:style style:name="P1013" style:parent-style-name="PreformattedText" style:family="paragraph">
      <style:paragraph-properties fo:background-color="#CCCCCC"/>
      <style:text-properties fo:language="en" fo:country="US"/>
    </style:style>
    <style:style style:name="P1014" style:parent-style-name="PreformattedText" style:family="paragraph">
      <style:paragraph-properties fo:background-color="#CCCCCC"/>
      <style:text-properties fo:language="en" fo:country="US"/>
    </style:style>
    <style:style style:name="P1015" style:parent-style-name="PreformattedText" style:family="paragraph">
      <style:paragraph-properties fo:background-color="#CCCCCC"/>
      <style:text-properties fo:language="en" fo:country="US"/>
    </style:style>
    <style:style style:name="P1016" style:parent-style-name="PreformattedText" style:family="paragraph">
      <style:paragraph-properties fo:background-color="#CCCCCC"/>
      <style:text-properties fo:language="en" fo:country="US"/>
    </style:style>
    <style:style style:name="P1017" style:parent-style-name="PreformattedText" style:family="paragraph">
      <style:paragraph-properties fo:background-color="#CCCCCC"/>
      <style:text-properties fo:language="en" fo:country="US"/>
    </style:style>
    <style:style style:name="P1018" style:parent-style-name="Standard" style:family="paragraph">
      <style:paragraph-properties fo:text-align="justify"/>
      <style:text-properties fo:language="en" fo:country="US"/>
    </style:style>
    <style:style style:name="P1019" style:parent-style-name="Standard" style:family="paragraph">
      <style:paragraph-properties fo:text-align="justify"/>
    </style:style>
    <style:style style:name="T1020" style:parent-style-name="Bekezdésalapbetűtípusa" style:family="text">
      <style:text-properties fo:font-style="italic" style:font-style-asian="italic" style:font-style-complex="italic" fo:language="en" fo:country="US"/>
    </style:style>
    <style:style style:name="T1021" style:parent-style-name="Bekezdésalapbetűtípusa" style:family="text">
      <style:text-properties fo:language="en" fo:country="US"/>
    </style:style>
    <style:style style:name="P1022" style:parent-style-name="Standard" style:family="paragraph">
      <style:paragraph-properties fo:text-align="justify"/>
      <style:text-properties fo:language="en" fo:country="US"/>
    </style:style>
    <style:style style:name="P1023" style:parent-style-name="Standard" style:family="paragraph">
      <style:paragraph-properties fo:text-align="justify"/>
      <style:text-properties fo:language="en" fo:country="US"/>
    </style:style>
    <style:style style:name="T1024" style:parent-style-name="Bekezdésalapbetűtípusa" style:family="text">
      <style:text-properties fo:font-weight="bold" style:font-weight-asian="bold" style:font-weight-complex="bold" fo:language="en" fo:country="US"/>
    </style:style>
    <style:style style:name="T1025" style:parent-style-name="Bekezdésalapbetűtípusa" style:family="text">
      <style:text-properties fo:language="en" fo:country="US"/>
    </style:style>
    <style:style style:name="P1026" style:parent-style-name="Standard" style:family="paragraph">
      <style:paragraph-properties fo:text-align="justify"/>
    </style:style>
    <style:style style:name="T1027" style:parent-style-name="Bekezdésalapbetűtípusa" style:family="text">
      <style:text-properties fo:font-weight="bold" style:font-weight-asian="bold" style:font-weight-complex="bold" fo:language="en" fo:country="US"/>
    </style:style>
    <style:style style:name="T1028" style:parent-style-name="Bekezdésalapbetűtípusa" style:family="text">
      <style:text-properties fo:language="en" fo:country="US"/>
    </style:style>
    <style:style style:name="P1029" style:parent-style-name="Standard" style:family="paragraph">
      <style:paragraph-properties fo:text-align="justify"/>
      <style:text-properties fo:language="en" fo:country="US"/>
    </style:style>
    <style:style style:name="P1030" style:parent-style-name="Standard" style:family="paragraph">
      <style:text-properties fo:language="en" fo:country="US"/>
    </style:style>
    <style:style style:name="P1031" style:parent-style-name="Standard" style:family="paragraph">
      <style:paragraph-properties fo:text-align="justify"/>
      <style:text-properties fo:language="en" fo:country="US"/>
    </style:style>
    <style:style style:name="P1032" style:parent-style-name="Standard" style:family="paragraph">
      <style:text-properties fo:language="en" fo:country="US"/>
    </style:style>
    <style:style style:name="P1033" style:parent-style-name="Standard" style:family="paragraph">
      <style:paragraph-properties fo:text-align="justify"/>
      <style:text-properties fo:language="en" fo:country="US"/>
    </style:style>
    <style:style style:name="P1034" style:parent-style-name="PreformattedText" style:family="paragraph">
      <style:paragraph-properties fo:background-color="#CCCCCC"/>
      <style:text-properties fo:language="en" fo:country="US"/>
    </style:style>
    <style:style style:name="P1035" style:parent-style-name="PreformattedText" style:family="paragraph">
      <style:paragraph-properties fo:background-color="#CCCCCC"/>
      <style:text-properties fo:language="en" fo:country="US"/>
    </style:style>
    <style:style style:name="P1036" style:parent-style-name="PreformattedText" style:family="paragraph">
      <style:paragraph-properties fo:background-color="#CCCCCC"/>
      <style:text-properties fo:language="en" fo:country="US"/>
    </style:style>
    <style:style style:name="P1037" style:parent-style-name="PreformattedText" style:family="paragraph">
      <style:paragraph-properties fo:background-color="#CCCCCC"/>
      <style:text-properties fo:language="en" fo:country="US"/>
    </style:style>
    <style:style style:name="P1038" style:parent-style-name="PreformattedText" style:family="paragraph">
      <style:paragraph-properties fo:background-color="#CCCCCC"/>
      <style:text-properties fo:language="en" fo:country="US"/>
    </style:style>
    <style:style style:name="P1039" style:parent-style-name="PreformattedText" style:family="paragraph">
      <style:paragraph-properties fo:background-color="#CCCCCC"/>
      <style:text-properties fo:language="en" fo:country="US"/>
    </style:style>
    <style:style style:name="P1040" style:parent-style-name="Standard" style:family="paragraph">
      <style:paragraph-properties fo:text-align="justify"/>
      <style:text-properties fo:language="en" fo:country="US"/>
    </style:style>
    <style:style style:name="P1041" style:parent-style-name="Standard" style:family="paragraph">
      <style:paragraph-properties fo:text-align="justify"/>
      <style:text-properties fo:language="en" fo:country="US"/>
    </style:style>
    <style:style style:name="P1042" style:parent-style-name="Standard" style:family="paragraph">
      <style:paragraph-properties fo:text-align="justify"/>
      <style:text-properties fo:language="en" fo:country="US"/>
    </style:style>
    <style:style style:name="P1043" style:parent-style-name="Standard" style:family="paragraph">
      <style:text-properties fo:language="en" fo:country="US"/>
    </style:style>
    <style:style style:name="P1044" style:parent-style-name="Standard" style:family="paragraph">
      <style:paragraph-properties fo:text-align="justify"/>
      <style:text-properties fo:language="en" fo:country="US"/>
    </style:style>
    <style:style style:name="P1045" style:parent-style-name="PreformattedText" style:family="paragraph">
      <style:paragraph-properties fo:background-color="#CCCCCC"/>
      <style:text-properties fo:language="en" fo:country="US"/>
    </style:style>
    <style:style style:name="P1046" style:parent-style-name="PreformattedText" style:family="paragraph">
      <style:paragraph-properties fo:background-color="#CCCCCC"/>
      <style:text-properties fo:language="en" fo:country="US"/>
    </style:style>
    <style:style style:name="P1047" style:parent-style-name="PreformattedText" style:family="paragraph">
      <style:paragraph-properties fo:background-color="#CCCCCC"/>
      <style:text-properties fo:language="en" fo:country="US"/>
    </style:style>
    <style:style style:name="P1048" style:parent-style-name="PreformattedText" style:family="paragraph">
      <style:paragraph-properties fo:background-color="#CCCCCC"/>
      <style:text-properties fo:language="en" fo:country="US"/>
    </style:style>
    <style:style style:name="P1049" style:parent-style-name="PreformattedText" style:family="paragraph">
      <style:paragraph-properties fo:background-color="#CCCCCC"/>
      <style:text-properties fo:language="en" fo:country="US"/>
    </style:style>
    <style:style style:name="P1050" style:parent-style-name="PreformattedText" style:family="paragraph">
      <style:paragraph-properties fo:background-color="#CCCCCC"/>
      <style:text-properties fo:language="en" fo:country="US"/>
    </style:style>
    <style:style style:name="P1051" style:parent-style-name="PreformattedText" style:family="paragraph">
      <style:paragraph-properties fo:background-color="#CCCCCC"/>
      <style:text-properties fo:language="en" fo:country="US"/>
    </style:style>
    <style:style style:name="P1052" style:parent-style-name="PreformattedText" style:family="paragraph">
      <style:paragraph-properties fo:background-color="#CCCCCC"/>
      <style:text-properties fo:language="en" fo:country="US"/>
    </style:style>
    <style:style style:name="P1053" style:parent-style-name="PreformattedText" style:family="paragraph">
      <style:paragraph-properties fo:background-color="#CCCCCC"/>
      <style:text-properties fo:language="en" fo:country="US"/>
    </style:style>
    <style:style style:name="P1054" style:parent-style-name="Standard" style:family="paragraph">
      <style:paragraph-properties fo:text-align="justify"/>
      <style:text-properties fo:language="en" fo:country="US"/>
    </style:style>
    <style:style style:name="P1055" style:parent-style-name="Standard" style:family="paragraph">
      <style:paragraph-properties fo:text-align="justify"/>
    </style:style>
    <style:style style:name="T1056" style:parent-style-name="Bekezdésalapbetűtípusa" style:family="text">
      <style:text-properties fo:font-style="italic" style:font-style-asian="italic" style:font-style-complex="italic" fo:language="en" fo:country="US"/>
    </style:style>
    <style:style style:name="T1057" style:parent-style-name="Bekezdésalapbetűtípusa" style:family="text">
      <style:text-properties fo:language="en" fo:country="US"/>
    </style:style>
    <style:style style:name="P1058" style:parent-style-name="Standard" style:family="paragraph">
      <style:paragraph-properties fo:text-align="justify"/>
      <style:text-properties fo:language="en" fo:country="US"/>
    </style:style>
    <style:style style:name="P1059" style:parent-style-name="Standard" style:family="paragraph">
      <style:paragraph-properties fo:text-align="justify"/>
      <style:text-properties fo:language="en" fo:country="US"/>
    </style:style>
    <style:style style:name="T1060" style:parent-style-name="Bekezdésalapbetűtípusa" style:family="text">
      <style:text-properties fo:font-weight="bold" style:font-weight-asian="bold" style:font-weight-complex="bold" fo:language="en" fo:country="US"/>
    </style:style>
    <style:style style:name="T1061" style:parent-style-name="Bekezdésalapbetűtípusa" style:family="text">
      <style:text-properties fo:language="en" fo:country="US"/>
    </style:style>
    <style:style style:name="P1062" style:parent-style-name="Standard" style:family="paragraph">
      <style:paragraph-properties fo:text-align="justify"/>
    </style:style>
    <style:style style:name="T1063" style:parent-style-name="Bekezdésalapbetűtípusa" style:family="text">
      <style:text-properties fo:font-weight="bold" style:font-weight-asian="bold" style:font-weight-complex="bold" fo:language="en" fo:country="US"/>
    </style:style>
    <style:style style:name="T1064" style:parent-style-name="Bekezdésalapbetűtípusa" style:family="text">
      <style:text-properties fo:language="en" fo:country="US"/>
    </style:style>
    <style:style style:name="P1065" style:parent-style-name="Standard" style:family="paragraph">
      <style:paragraph-properties fo:text-align="justify"/>
      <style:text-properties fo:language="en" fo:country="US"/>
    </style:style>
    <style:style style:name="P1066" style:parent-style-name="Standard" style:family="paragraph">
      <style:text-properties fo:language="en" fo:country="US"/>
    </style:style>
    <style:style style:name="P1067" style:parent-style-name="Standard" style:family="paragraph">
      <style:paragraph-properties fo:text-align="justify"/>
      <style:text-properties fo:language="en" fo:country="US"/>
    </style:style>
    <style:style style:name="P1068" style:parent-style-name="Standard" style:family="paragraph">
      <style:text-properties fo:language="en" fo:country="US"/>
    </style:style>
    <style:style style:name="P1069" style:parent-style-name="Standard" style:family="paragraph">
      <style:paragraph-properties fo:text-align="justify"/>
      <style:text-properties fo:language="en" fo:country="US"/>
    </style:style>
    <style:style style:name="P1070" style:parent-style-name="PreformattedText" style:family="paragraph">
      <style:paragraph-properties fo:background-color="#CCCCCC"/>
      <style:text-properties fo:language="en" fo:country="US"/>
    </style:style>
    <style:style style:name="P1071" style:parent-style-name="PreformattedText" style:family="paragraph">
      <style:paragraph-properties fo:background-color="#CCCCCC"/>
      <style:text-properties fo:language="en" fo:country="US"/>
    </style:style>
    <style:style style:name="P1072" style:parent-style-name="PreformattedText" style:family="paragraph">
      <style:paragraph-properties fo:background-color="#CCCCCC"/>
      <style:text-properties fo:language="en" fo:country="US"/>
    </style:style>
    <style:style style:name="P1073" style:parent-style-name="PreformattedText" style:family="paragraph">
      <style:paragraph-properties fo:background-color="#CCCCCC"/>
      <style:text-properties fo:language="en" fo:country="US"/>
    </style:style>
    <style:style style:name="P1074" style:parent-style-name="PreformattedText" style:family="paragraph">
      <style:paragraph-properties fo:background-color="#CCCCCC"/>
      <style:text-properties fo:language="en" fo:country="US"/>
    </style:style>
    <style:style style:name="P1075" style:parent-style-name="PreformattedText" style:family="paragraph">
      <style:paragraph-properties fo:background-color="#CCCCCC"/>
      <style:text-properties fo:language="en" fo:country="US"/>
    </style:style>
    <style:style style:name="P1076" style:parent-style-name="Standard" style:family="paragraph">
      <style:paragraph-properties fo:text-align="justify"/>
      <style:text-properties fo:language="en" fo:country="US"/>
    </style:style>
    <style:style style:name="P1077" style:parent-style-name="Standard" style:family="paragraph">
      <style:paragraph-properties fo:text-align="justify"/>
      <style:text-properties fo:language="en" fo:country="US"/>
    </style:style>
    <style:style style:name="P1078" style:parent-style-name="Standard" style:family="paragraph">
      <style:paragraph-properties fo:text-align="justify"/>
      <style:text-properties fo:language="en" fo:country="US"/>
    </style:style>
    <style:style style:name="P1079" style:parent-style-name="Standard" style:family="paragraph">
      <style:text-properties fo:language="en" fo:country="US"/>
    </style:style>
    <style:style style:name="P1080" style:parent-style-name="Standard" style:family="paragraph">
      <style:paragraph-properties fo:text-align="justify"/>
      <style:text-properties fo:language="en" fo:country="US"/>
    </style:style>
    <style:style style:name="P1081" style:parent-style-name="PreformattedText" style:family="paragraph">
      <style:paragraph-properties fo:background-color="#CCCCCC"/>
      <style:text-properties fo:language="en" fo:country="US"/>
    </style:style>
    <style:style style:name="P1082" style:parent-style-name="PreformattedText" style:family="paragraph">
      <style:paragraph-properties fo:background-color="#CCCCCC"/>
      <style:text-properties fo:language="en" fo:country="US"/>
    </style:style>
    <style:style style:name="P1083" style:parent-style-name="PreformattedText" style:family="paragraph">
      <style:paragraph-properties fo:background-color="#CCCCCC"/>
      <style:text-properties fo:language="en" fo:country="US"/>
    </style:style>
    <style:style style:name="P1084" style:parent-style-name="PreformattedText" style:family="paragraph">
      <style:paragraph-properties fo:background-color="#CCCCCC"/>
      <style:text-properties fo:language="en" fo:country="US"/>
    </style:style>
    <style:style style:name="P1085" style:parent-style-name="PreformattedText" style:family="paragraph">
      <style:paragraph-properties fo:background-color="#CCCCCC"/>
      <style:text-properties fo:language="en" fo:country="US"/>
    </style:style>
    <style:style style:name="P1086" style:parent-style-name="PreformattedText" style:family="paragraph">
      <style:paragraph-properties fo:background-color="#CCCCCC"/>
      <style:text-properties fo:language="en" fo:country="US"/>
    </style:style>
    <style:style style:name="P1087" style:parent-style-name="PreformattedText" style:family="paragraph">
      <style:paragraph-properties fo:background-color="#CCCCCC"/>
      <style:text-properties fo:language="en" fo:country="US"/>
    </style:style>
    <style:style style:name="P1088" style:parent-style-name="PreformattedText" style:family="paragraph">
      <style:paragraph-properties fo:background-color="#CCCCCC"/>
      <style:text-properties fo:language="en" fo:country="US"/>
    </style:style>
    <style:style style:name="P1089" style:parent-style-name="PreformattedText" style:family="paragraph">
      <style:paragraph-properties fo:background-color="#CCCCCC"/>
      <style:text-properties fo:language="en" fo:country="US"/>
    </style:style>
    <style:style style:name="P1090" style:parent-style-name="Standard" style:family="paragraph">
      <style:paragraph-properties fo:text-align="justify"/>
      <style:text-properties fo:language="en" fo:country="US"/>
    </style:style>
    <style:style style:name="P1091" style:parent-style-name="Standard" style:family="paragraph">
      <style:paragraph-properties fo:text-align="justify"/>
    </style:style>
    <style:style style:name="T1092" style:parent-style-name="Bekezdésalapbetűtípusa" style:family="text">
      <style:text-properties fo:font-style="italic" style:font-style-asian="italic" style:font-style-complex="italic" fo:language="en" fo:country="US"/>
    </style:style>
    <style:style style:name="T1093" style:parent-style-name="Bekezdésalapbetűtípusa" style:family="text">
      <style:text-properties fo:language="en" fo:country="US"/>
    </style:style>
    <style:style style:name="P1094" style:parent-style-name="Standard" style:family="paragraph">
      <style:paragraph-properties fo:text-align="justify"/>
      <style:text-properties fo:language="en" fo:country="US"/>
    </style:style>
    <style:style style:name="P1095" style:parent-style-name="Standard" style:family="paragraph">
      <style:paragraph-properties fo:text-align="justify"/>
      <style:text-properties fo:language="en" fo:country="US"/>
    </style:style>
    <style:style style:name="T1096" style:parent-style-name="Bekezdésalapbetűtípusa" style:family="text">
      <style:text-properties fo:font-weight="bold" style:font-weight-asian="bold" style:font-weight-complex="bold" fo:language="en" fo:country="US"/>
    </style:style>
    <style:style style:name="T1097" style:parent-style-name="Bekezdésalapbetűtípusa" style:family="text">
      <style:text-properties fo:language="en" fo:country="US"/>
    </style:style>
    <style:style style:name="P1098" style:parent-style-name="Standard" style:family="paragraph">
      <style:paragraph-properties fo:text-align="justify"/>
    </style:style>
    <style:style style:name="T1099" style:parent-style-name="Bekezdésalapbetűtípusa" style:family="text">
      <style:text-properties fo:font-weight="bold" style:font-weight-asian="bold" style:font-weight-complex="bold" fo:language="en" fo:country="US"/>
    </style:style>
    <style:style style:name="T1100" style:parent-style-name="Bekezdésalapbetűtípusa" style:family="text">
      <style:text-properties fo:language="en" fo:country="US"/>
    </style:style>
    <style:style style:name="P1101" style:parent-style-name="Standard" style:family="paragraph">
      <style:paragraph-properties fo:text-align="justify"/>
      <style:text-properties fo:language="en" fo:country="US"/>
    </style:style>
    <style:style style:name="P1102" style:parent-style-name="Standard" style:family="paragraph">
      <style:text-properties fo:language="en" fo:country="US"/>
    </style:style>
    <style:style style:name="P1103" style:parent-style-name="Standard" style:family="paragraph">
      <style:text-properties fo:language="en" fo:country="US"/>
    </style:style>
    <style:style style:name="P1104" style:parent-style-name="Standard" style:family="paragraph">
      <style:text-properties fo:language="en" fo:country="US"/>
    </style:style>
    <style:style style:name="P1105" style:parent-style-name="Standard" style:family="paragraph">
      <style:paragraph-properties fo:text-align="justify"/>
      <style:text-properties fo:language="en" fo:country="US"/>
    </style:style>
    <style:style style:name="P1106" style:parent-style-name="PreformattedText" style:family="paragraph">
      <style:paragraph-properties fo:background-color="#CCCCCC"/>
      <style:text-properties fo:language="en" fo:country="US"/>
    </style:style>
    <style:style style:name="P1107" style:parent-style-name="PreformattedText" style:family="paragraph">
      <style:paragraph-properties fo:background-color="#CCCCCC"/>
      <style:text-properties fo:language="en" fo:country="US"/>
    </style:style>
    <style:style style:name="P1108" style:parent-style-name="PreformattedText" style:family="paragraph">
      <style:paragraph-properties fo:background-color="#CCCCCC"/>
      <style:text-properties fo:language="en" fo:country="US"/>
    </style:style>
    <style:style style:name="P1109" style:parent-style-name="PreformattedText" style:family="paragraph">
      <style:paragraph-properties fo:background-color="#CCCCCC"/>
      <style:text-properties fo:language="en" fo:country="US"/>
    </style:style>
    <style:style style:name="P1110" style:parent-style-name="PreformattedText" style:family="paragraph">
      <style:paragraph-properties fo:background-color="#CCCCCC"/>
      <style:text-properties fo:language="en" fo:country="US"/>
    </style:style>
    <style:style style:name="P1111" style:parent-style-name="PreformattedText" style:family="paragraph">
      <style:paragraph-properties fo:background-color="#CCCCCC"/>
      <style:text-properties fo:language="en" fo:country="US"/>
    </style:style>
    <style:style style:name="P1112" style:parent-style-name="Standard" style:family="paragraph">
      <style:paragraph-properties fo:text-align="justify"/>
      <style:text-properties fo:language="en" fo:country="US"/>
    </style:style>
    <style:style style:name="P1113" style:parent-style-name="Standard" style:family="paragraph">
      <style:text-properties fo:language="en" fo:country="US"/>
    </style:style>
    <style:style style:name="P1114" style:parent-style-name="Standard" style:family="paragraph">
      <style:paragraph-properties fo:text-align="justify"/>
      <style:text-properties fo:language="en" fo:country="US"/>
    </style:style>
    <style:style style:name="P1115" style:parent-style-name="PreformattedText" style:family="paragraph">
      <style:paragraph-properties fo:background-color="#CCCCCC"/>
      <style:text-properties fo:language="en" fo:country="US"/>
    </style:style>
    <style:style style:name="P1116" style:parent-style-name="PreformattedText" style:family="paragraph">
      <style:paragraph-properties fo:background-color="#CCCCCC"/>
      <style:text-properties fo:language="en" fo:country="US"/>
    </style:style>
    <style:style style:name="P1117" style:parent-style-name="PreformattedText" style:family="paragraph">
      <style:paragraph-properties fo:background-color="#CCCCCC"/>
      <style:text-properties fo:language="en" fo:country="US"/>
    </style:style>
    <style:style style:name="P1118" style:parent-style-name="PreformattedText" style:family="paragraph">
      <style:paragraph-properties fo:background-color="#CCCCCC"/>
      <style:text-properties fo:language="en" fo:country="US"/>
    </style:style>
    <style:style style:name="P1119" style:parent-style-name="PreformattedText" style:family="paragraph">
      <style:paragraph-properties fo:background-color="#CCCCCC"/>
      <style:text-properties fo:language="en" fo:country="US"/>
    </style:style>
    <style:style style:name="P1120" style:parent-style-name="PreformattedText" style:family="paragraph">
      <style:paragraph-properties fo:background-color="#CCCCCC"/>
      <style:text-properties fo:language="en" fo:country="US"/>
    </style:style>
    <style:style style:name="P1121" style:parent-style-name="PreformattedText" style:family="paragraph">
      <style:paragraph-properties fo:background-color="#CCCCCC"/>
      <style:text-properties fo:language="en" fo:country="US"/>
    </style:style>
    <style:style style:name="P1122" style:parent-style-name="PreformattedText" style:family="paragraph">
      <style:paragraph-properties fo:background-color="#CCCCCC"/>
      <style:text-properties fo:language="en" fo:country="US"/>
    </style:style>
    <style:style style:name="P1123" style:parent-style-name="PreformattedText" style:family="paragraph">
      <style:paragraph-properties fo:background-color="#CCCCCC"/>
      <style:text-properties fo:language="en" fo:country="US"/>
    </style:style>
    <style:style style:name="P1124" style:parent-style-name="Standard" style:family="paragraph">
      <style:paragraph-properties fo:text-align="justify"/>
      <style:text-properties fo:language="en" fo:country="US"/>
    </style:style>
    <style:style style:name="P1125" style:parent-style-name="Standard" style:family="paragraph">
      <style:paragraph-properties fo:text-align="justify"/>
    </style:style>
    <style:style style:name="T1126" style:parent-style-name="Bekezdésalapbetűtípusa" style:family="text">
      <style:text-properties fo:font-style="italic" style:font-style-asian="italic" style:font-style-complex="italic" fo:language="en" fo:country="US"/>
    </style:style>
    <style:style style:name="T1127" style:parent-style-name="Bekezdésalapbetűtípusa" style:family="text">
      <style:text-properties fo:language="en" fo:country="US"/>
    </style:style>
    <style:style style:name="T1128" style:parent-style-name="Bekezdésalapbetűtípusa" style:family="text">
      <style:text-properties fo:language="en" fo:country="US"/>
    </style:style>
    <style:style style:name="P1129" style:parent-style-name="Standard" style:family="paragraph">
      <style:paragraph-properties fo:text-align="justify"/>
      <style:text-properties fo:language="en" fo:country="US"/>
    </style:style>
    <style:style style:name="T1130" style:parent-style-name="Bekezdésalapbetűtípusa" style:family="text">
      <style:text-properties fo:font-weight="bold" style:font-weight-asian="bold" style:font-weight-complex="bold" fo:language="en" fo:country="US"/>
    </style:style>
    <style:style style:name="T1131" style:parent-style-name="Bekezdésalapbetűtípusa" style:family="text">
      <style:text-properties fo:language="en" fo:country="US"/>
    </style:style>
    <style:style style:name="P1132" style:parent-style-name="Standard" style:family="paragraph">
      <style:paragraph-properties fo:text-align="justify"/>
    </style:style>
    <style:style style:name="T1133" style:parent-style-name="Bekezdésalapbetűtípusa" style:family="text">
      <style:text-properties fo:font-weight="bold" style:font-weight-asian="bold" style:font-weight-complex="bold" fo:language="en" fo:country="US"/>
    </style:style>
    <style:style style:name="T1134" style:parent-style-name="Bekezdésalapbetűtípusa" style:family="text">
      <style:text-properties fo:language="en" fo:country="US"/>
    </style:style>
    <style:style style:name="P1135" style:parent-style-name="Standard" style:family="paragraph">
      <style:paragraph-properties fo:text-align="justify"/>
      <style:text-properties fo:language="en" fo:country="US"/>
    </style:style>
    <style:style style:name="P1136" style:parent-style-name="Standard" style:family="paragraph">
      <style:paragraph-properties fo:text-align="justify"/>
      <style:text-properties fo:language="en" fo:country="US"/>
    </style:style>
    <style:style style:name="P1137" style:parent-style-name="Standard" style:family="paragraph">
      <style:paragraph-properties fo:text-align="justify"/>
      <style:text-properties fo:language="en" fo:country="US"/>
    </style:style>
    <style:style style:name="P1138" style:parent-style-name="Standard" style:family="paragraph">
      <style:paragraph-properties fo:text-align="justify"/>
    </style:style>
    <style:style style:name="T1139" style:parent-style-name="Bekezdésalapbetűtípusa" style:family="text">
      <style:text-properties fo:font-style="italic" style:font-style-asian="italic" style:font-style-complex="italic" fo:language="en" fo:country="US"/>
    </style:style>
    <style:style style:name="T1140" style:parent-style-name="Bekezdésalapbetűtípusa" style:family="text">
      <style:text-properties fo:language="en" fo:country="US"/>
    </style:style>
    <style:style style:name="T1141" style:parent-style-name="Bekezdésalapbetűtípusa" style:family="text">
      <style:text-properties fo:language="en" fo:country="US"/>
    </style:style>
    <style:style style:name="T1142" style:parent-style-name="Bekezdésalapbetűtípusa" style:family="text">
      <style:text-properties fo:language="en" fo:country="US"/>
    </style:style>
    <style:style style:name="T1143" style:parent-style-name="Bekezdésalapbetűtípusa" style:family="text">
      <style:text-properties fo:language="en" fo:country="US"/>
    </style:style>
    <style:style style:name="T1144" style:parent-style-name="Bekezdésalapbetűtípusa" style:family="text">
      <style:text-properties fo:language="en" fo:country="US"/>
    </style:style>
    <style:style style:name="P1145" style:parent-style-name="Standard" style:family="paragraph">
      <style:paragraph-properties fo:text-align="justify"/>
      <style:text-properties fo:language="en" fo:country="US"/>
    </style:style>
    <style:style style:name="P1146" style:parent-style-name="Standard" style:family="paragraph">
      <style:paragraph-properties fo:text-align="justify"/>
      <style:text-properties fo:language="en" fo:country="US"/>
    </style:style>
    <style:style style:name="P1147" style:parent-style-name="Standard" style:family="paragraph">
      <style:paragraph-properties fo:text-align="justify"/>
      <style:text-properties fo:font-weight="bold" style:font-weight-asian="bold" style:font-weight-complex="bold" fo:language="en" fo:country="US"/>
    </style:style>
    <style:style style:name="P1148" style:parent-style-name="Standard" style:family="paragraph">
      <style:paragraph-properties fo:text-align="justify"/>
      <style:text-properties fo:font-weight="bold" style:font-weight-asian="bold" style:font-weight-complex="bold" fo:language="en" fo:country="US"/>
    </style:style>
    <style:style style:name="P1149" style:parent-style-name="Standard" style:family="paragraph">
      <style:paragraph-properties fo:text-align="justify"/>
      <style:text-properties fo:language="en" fo:country="US"/>
    </style:style>
    <style:style style:name="P1150" style:parent-style-name="Standard" style:family="paragraph">
      <style:paragraph-properties fo:text-align="justify"/>
      <style:text-properties fo:language="en" fo:country="US"/>
    </style:style>
    <style:style style:name="P1151" style:parent-style-name="Standard" style:family="paragraph">
      <style:paragraph-properties fo:text-align="justify"/>
      <style:text-properties fo:language="en" fo:country="US"/>
    </style:style>
    <style:style style:name="P1152" style:parent-style-name="Standard" style:family="paragraph">
      <style:paragraph-properties fo:text-align="justify"/>
      <style:text-properties fo:language="en" fo:country="US"/>
    </style:style>
    <style:style style:name="P1153" style:parent-style-name="Standard" style:family="paragraph">
      <style:paragraph-properties fo:text-align="justify"/>
      <style:text-properties fo:language="en" fo:country="US"/>
    </style:style>
    <style:style style:name="P1154" style:parent-style-name="Standard" style:family="paragraph">
      <style:paragraph-properties fo:text-align="justify"/>
      <style:text-properties fo:language="en" fo:country="US"/>
    </style:style>
    <style:style style:name="P1155" style:parent-style-name="Standard" style:family="paragraph">
      <style:paragraph-properties fo:text-align="justify"/>
      <style:text-properties fo:language="en" fo:country="US"/>
    </style:style>
    <style:style style:name="P1156" style:parent-style-name="Standard" style:family="paragraph">
      <style:paragraph-properties fo:text-align="justify"/>
      <style:text-properties fo:language="en" fo:country="US"/>
    </style:style>
    <style:style style:name="P1157" style:parent-style-name="Standard" style:family="paragraph">
      <style:paragraph-properties fo:text-align="justify"/>
      <style:text-properties fo:language="en" fo:country="US"/>
    </style:style>
    <style:style style:name="P1158" style:parent-style-name="Címsor2" style:family="paragraph">
      <style:text-properties fo:language="en" fo:country="US"/>
    </style:style>
    <style:style style:name="P1159" style:parent-style-name="Standard" style:family="paragraph">
      <style:paragraph-properties fo:text-align="justify"/>
    </style:style>
    <style:style style:name="T1160" style:parent-style-name="Bekezdésalapbetűtípusa" style:family="text">
      <style:text-properties fo:language="en" fo:country="US"/>
    </style:style>
  </office:automatic-styles>
  <office:body>
    <office:text text:use-soft-page-breaks="true">
      <text:h text:style-name="P1" text:outline-level="1"/>
      <text:h text:style-name="P2" text:outline-level="1">Arrowhead Service Registry Core Service 4.1.3<text:s/>­<text:s/>Release Notes</text:h>
      <text:h text:style-name="P3" text:outline-level="1"><text:s/></text:h>
      <text:p text:style-name="P4"/>
      <text:p text:style-name="P5">In Arrowhead version 4.1.3, the whole codebase of the Arrowhead framework has been rewritten using Spring Boot technology. We believe the new version is better both in code quality, performance and robustness. It is easier to use, maintain and improve.</text:p>
      <text:p text:style-name="P6">However, this means that Arrowhead version 4.1.3 is NOT compatible with providers and consumers written for version 4.1.2 because the changes affect not just the backend but the public interface of the core services, too.</text:p>
      <text:p text:style-name="P7">This document describes the new public API of the Arrowhead Service Registry Core Service 4.1.3 and shows the key differences between the new interface and the old one.</text:p>
      <text:h text:style-name="P8" text:outline-level="2">Client Services</text:h>
      <text:p text:style-name="P9">These services can be used by providers and consumers of the Arrowhead Cloud. All date fields contain the text representation of a UTC timestamp.</text:p>
      <text:p text:style-name="P10"/>
      <text:p text:style-name="Standard"><text:span text:style-name="T11">Uri</text:span><text:span text:style-name="T12">: /serviceregistry/echo</text:span></text:p>
      <text:p text:style-name="Standard"><text:span text:style-name="T13">Type</text:span><text:span text:style-name="T14">: GET</text:span></text:p>
      <text:p text:style-name="P15"/>
      <text:p text:style-name="P16">Returns a “Got it” message with the purpose of testing the core service availability.</text:p>
      <text:p text:style-name="P17"/>
      <text:p text:style-name="Standard"><text:span text:style-name="T18">4.1.2 version</text:span><text:span text:style-name="T19">: GET /serviceregistry</text:span></text:p>
      <text:p text:style-name="P20"/>
      <text:p text:style-name="Standard"><text:span text:style-name="T21">Uri</text:span><text:span text:style-name="T22">: /serviceregistry/query</text:span></text:p>
      <text:p text:style-name="Standard"><text:span text:style-name="T23">Type</text:span><text:span text:style-name="T24">: POST</text:span></text:p>
      <text:p text:style-name="P25"/>
      <text:p text:style-name="P26">Returns Service Registry data that fits the input specification.</text:p>
      <text:p text:style-name="P27"/>
      <text:p text:style-name="P28">Input JSON structure:</text:p>
      <text:p text:style-name="P29"/>
      <text:p text:style-name="P30">{</text:p>
      <text:p text:style-name="P31"><text:s text:c="2"/>"serviceDefinitionRequirement": "string",</text:p>
      <text:p text:style-name="P32"><text:s text:c="2"/>"interfaceRequirements": [</text:p>
      <text:p text:style-name="P33"><text:s text:c="4"/>"string"</text:p>
      <text:p text:style-name="P34"><text:s text:c="2"/>],</text:p>
      <text:p text:style-name="P35"><text:s text:c="2"/>"securityRequirements": [</text:p>
      <text:p text:style-name="P36"><text:s text:c="4"/>"NOT_SECURE"</text:p>
      <text:p text:style-name="P37"><text:s text:c="2"/>],</text:p>
      <text:p text:style-name="P38"><text:s text:c="2"/>"metadataRequirements": {</text:p>
      <text:p text:style-name="P39"><text:s text:c="4"/>"additionalProp1": "string",</text:p>
      <text:p text:style-name="P40"><text:s text:c="4"/>"additionalProp2": "string",</text:p>
      <text:p text:style-name="P41"><text:s text:c="4"/>"additionalProp3": "string"</text:p>
      <text:p text:style-name="P42"><text:s text:c="2"/>},</text:p>
      <text:p text:style-name="P43"><text:s text:c="2"/>"versionRequirement": 0,</text:p>
      <text:p text:style-name="P44"><text:s text:c="2"/>"maxVersionRequirement": 0,</text:p>
      <text:p text:style-name="P45"><text:s text:c="2"/>"minVersionRequirement": 0,</text:p>
      <text:p text:style-name="P46"><text:s text:c="2"/>"pingProviders": true</text:p>
      <text:p text:style-name="P47">}</text:p>
      <text:p text:style-name="P48"/>
      <text:p text:style-name="P49">Mandatory fields: “serviceDefinitionRequirement”</text:p>
      <text:p text:style-name="P50"/>
      <text:soft-page-break/>
      <text:p text:style-name="P51">Valid interface name pattern: protocol-“SECURE” or “INSECURE”-format</text:p>
      <text:p text:style-name="P52">(e.g.: HTTPS-SECURE-JSON)</text:p>
      <text:p text:style-name="P53"/>
      <text:p text:style-name="P54">Possible values for “securityRequirements” are:</text:p>
      <text:list text:style-name="LFO1" text:continue-numbering="true">
        <text:list-item>
          <text:p text:style-name="P55">NOT_SECURE</text:p>
        </text:list-item>
        <text:list-item>
          <text:p text:style-name="P56">CERTIFICATE</text:p>
        </text:list-item>
        <text:list-item>
          <text:p text:style-name="P57">TOKEN</text:p>
        </text:list-item>
        <text:list-item>
          <text:p text:style-name="P58">not defined, if you don’t want to filter on security type</text:p>
        </text:list-item>
      </text:list>
      <text:p text:style-name="P59"/>
      <text:p text:style-name="P60">Returned JSON structure:</text:p>
      <text:p text:style-name="P61"/>
      <text:p text:style-name="P62">{</text:p>
      <text:p text:style-name="P63"><text:s text:c="2"/>"serviceQueryData": [</text:p>
      <text:p text:style-name="P64"><text:s text:c="4"/>{</text:p>
      <text:p text:style-name="P65"><text:s text:c="6"/>"id": 0,</text:p>
      <text:p text:style-name="P66"><text:s text:c="6"/>"serviceDefinition": {</text:p>
      <text:p text:style-name="P67"><text:s text:c="8"/>"id": 0,</text:p>
      <text:p text:style-name="P68"><text:s text:c="8"/>"serviceDefinition": "string",</text:p>
      <text:p text:style-name="P69"><text:s text:c="8"/>"createdAt": "string",</text:p>
      <text:p text:style-name="P70"><text:s text:c="8"/>"updatedAt": "string"</text:p>
      <text:p text:style-name="P71"><text:s text:c="6"/>},</text:p>
      <text:p text:style-name="P72"><text:s text:c="6"/>"provider": {</text:p>
      <text:p text:style-name="P73"><text:s text:c="8"/>"id": 0,</text:p>
      <text:p text:style-name="P74"><text:s text:c="8"/>"systemName": "string",</text:p>
      <text:p text:style-name="P75"><text:s text:c="8"/>"address": "string",</text:p>
      <text:p text:style-name="P76"><text:s text:c="8"/>"port": 0,</text:p>
      <text:p text:style-name="P77"><text:s text:c="8"/>"authenticationInfo": "string",</text:p>
      <text:p text:style-name="P78"><text:s text:c="8"/>"createdAt": "string",</text:p>
      <text:p text:style-name="P79"><text:s text:c="8"/>"updatedAt": "string"</text:p>
      <text:p text:style-name="P80"><text:s text:c="6"/>},</text:p>
      <text:p text:style-name="P81"><text:s text:c="6"/>"serviceUri": "string",</text:p>
      <text:p text:style-name="P82"><text:s text:c="6"/>"endOfValidity": "string",</text:p>
      <text:p text:style-name="P83"><text:s text:c="6"/>"secure": "NOT_SECURE",</text:p>
      <text:p text:style-name="P84"><text:s text:c="6"/>"metadata": {</text:p>
      <text:p text:style-name="P85"><text:s text:c="8"/>"additionalProp1": "string",</text:p>
      <text:p text:style-name="P86"><text:s text:c="8"/>"additionalProp2": "string",</text:p>
      <text:p text:style-name="P87"><text:s text:c="8"/>"additionalProp3": "string"</text:p>
      <text:p text:style-name="P88"><text:s text:c="6"/>},</text:p>
      <text:p text:style-name="P89"><text:s text:c="6"/>"version": 0,</text:p>
      <text:p text:style-name="P90"><text:s text:c="6"/>"interfaces": [</text:p>
      <text:p text:style-name="P91"><text:s text:c="8"/>{</text:p>
      <text:p text:style-name="P92"><text:s text:c="10"/>"id": 0,</text:p>
      <text:p text:style-name="P93"><text:s text:c="10"/>"interfaceName": "string",</text:p>
      <text:p text:style-name="P94"><text:s text:c="10"/>"createdAt": "string",</text:p>
      <text:p text:style-name="P95"><text:s text:c="10"/>"updatedAt": "string"</text:p>
      <text:p text:style-name="P96"><text:s text:c="8"/>}</text:p>
      <text:p text:style-name="P97"><text:s text:c="6"/>],</text:p>
      <text:p text:style-name="P98"><text:s text:c="6"/>"createdAt": "string",</text:p>
      <text:p text:style-name="P99"><text:s text:c="6"/>"updatedAt": "string"</text:p>
      <text:p text:style-name="P100"><text:s text:c="4"/>}</text:p>
      <text:p text:style-name="P101"><text:s text:c="2"/>],</text:p>
      <text:p text:style-name="P102"><text:s text:c="2"/>"unfilteredHits": 0</text:p>
      <text:p text:style-name="P103">}</text:p>
      <text:p text:style-name="P104"/>
      <text:p text:style-name="Standard"><text:span text:style-name="T105">4.1.2 version</text:span><text:span text:style-name="T106">: PUT /serviceregistry /query</text:span></text:p>
      <text:p text:style-name="P107">This version always returned the records in an array of JSON objects. The response did not contain any information about the unfiltered hits and the objects did not contain any modification related time stamp information. Interfaces and metadata were bound to the service definition and security type was not defined.<text:s/>Service Registry<text:s/>object did contain an unnecessary<text:s/>“udp” flag<text:s/>beside the interface definition.</text:p>
      <text:p text:style-name="P108"/>
      <text:p text:style-name="Standard"><text:span text:style-name="T109">Uri</text:span><text:span text:style-name="T110">: /serviceregistry/register</text:span></text:p>
      <text:p text:style-name="Standard"><text:span text:style-name="T111">Type</text:span><text:span text:style-name="T112">: POST</text:span></text:p>
      <text:p text:style-name="P113"/>
      <text:p text:style-name="P114">Registers a service. A provider is allowed to register only its own services. It means that provider system name and certificate common name must match for successful registration.</text:p>
      <text:p text:style-name="P115"/>
      <text:p text:style-name="P116">Input JSON structure:</text:p>
      <text:p text:style-name="P117"/>
      <text:p text:style-name="P118">{</text:p>
      <text:p text:style-name="P119"><text:s text:c="2"/>"serviceDefinition": "string",</text:p>
      <text:p text:style-name="P120"><text:s text:c="2"/>"providerSystem": {</text:p>
      <text:p text:style-name="P121"><text:s text:c="4"/>"systemName": "string",</text:p>
      <text:p text:style-name="P122"><text:s text:c="4"/>"address": "string",</text:p>
      <text:p text:style-name="P123"><text:s text:c="4"/>"port": 0,</text:p>
      <text:p text:style-name="P124"><text:s text:c="4"/>"authenticationInfo": "string"</text:p>
      <text:p text:style-name="P125"><text:s text:c="2"/>},</text:p>
      <text:p text:style-name="P126"><text:s text:c="2"/>"serviceUri": "string",</text:p>
      <text:p text:style-name="P127"><text:s text:c="2"/>"endOfValidity": "string",</text:p>
      <text:p text:style-name="P128"><text:s text:c="2"/>"secure": "NOT_SECURE",</text:p>
      <text:p text:style-name="P129"><text:s text:c="2"/>"metadata": {</text:p>
      <text:p text:style-name="P130"><text:s text:c="4"/>"additionalProp1": "string",</text:p>
      <text:p text:style-name="P131"><text:s text:c="4"/>"additionalProp2": "string",</text:p>
      <text:p text:style-name="P132"><text:s text:c="4"/>"additionalProp3": "string"</text:p>
      <text:p text:style-name="P133"><text:s text:c="2"/>},</text:p>
      <text:p text:style-name="P134"><text:s text:c="2"/>"version": 0,</text:p>
      <text:p text:style-name="P135"><text:s text:c="2"/>"interfaces": [</text:p>
      <text:p text:style-name="P136"><text:s text:c="4"/>"string"</text:p>
      <text:p text:style-name="P137"><text:s text:c="2"/>]</text:p>
      <text:p text:style-name="P138">}</text:p>
      <text:p text:style-name="P139"/>
      <text:p text:style-name="P140">Mandatory fields: “serviceDefinition”, “providerSystem”, “serviceUri”, “interfaces”</text:p>
      <text:p text:style-name="P141"/>
      <text:p text:style-name="P142">Valid interface name pattern: protocol-“SECURE” or “INSECURE”-format</text:p>
      <text:p text:style-name="P143">(e.g.: HTTPS-SECURE-JSON)</text:p>
      <text:p text:style-name="P144"/>
      <text:p text:style-name="P145">Possible values for “secure” are:</text:p>
      <text:list text:style-name="LFO1" text:continue-numbering="true">
        <text:list-item>
          <text:p text:style-name="P146">NOT_SECURE (used value when field not defined)</text:p>
        </text:list-item>
        <text:list-item>
          <text:p text:style-name="P147">CERTIFICATE</text:p>
        </text:list-item>
        <text:list-item>
          <text:p text:style-name="P148">TOKEN</text:p>
        </text:list-item>
      </text:list>
      <text:p text:style-name="P149"/>
      <text:p text:style-name="P150">Returned JSON structure:</text:p>
      <text:p text:style-name="P151"/>
      <text:p text:style-name="P152">{</text:p>
      <text:p text:style-name="P153"><text:s text:c="2"/>"id": 0,</text:p>
      <text:p text:style-name="P154"><text:s text:c="2"/>"serviceDefinition": {</text:p>
      <text:p text:style-name="P155"><text:s text:c="4"/>"id": 0,</text:p>
      <text:p text:style-name="P156"><text:s text:c="4"/>"serviceDefinition": "string",</text:p>
      <text:p text:style-name="P157"><text:s text:c="4"/>"createdAt": "string",</text:p>
      <text:p text:style-name="P158"><text:s text:c="4"/>"updatedAt": "string"</text:p>
      <text:p text:style-name="P159"><text:s text:c="2"/>},</text:p>
      <text:p text:style-name="P160"><text:s text:c="2"/>"provider": {</text:p>
      <text:p text:style-name="P161"><text:s text:c="4"/>"id": 0,</text:p>
      <text:p text:style-name="P162"><text:s text:c="4"/>"systemName": "string",</text:p>
      <text:p text:style-name="P163"><text:s text:c="4"/>"address": "string",</text:p>
      <text:p text:style-name="P164"><text:s text:c="4"/>"port": 0,</text:p>
      <text:p text:style-name="P165"><text:s text:c="4"/>"authenticationInfo": "string",</text:p>
      <text:p text:style-name="P166"><text:s text:c="4"/>"createdAt": "string",</text:p>
      <text:p text:style-name="P167"><text:s text:c="4"/>"updatedAt": "string"</text:p>
      <text:soft-page-break/>
      <text:p text:style-name="P168"><text:s text:c="2"/>},</text:p>
      <text:p text:style-name="P169"><text:s text:c="2"/>"serviceUri": "string",</text:p>
      <text:p text:style-name="P170"><text:s text:c="2"/>"endOfValidity": "string",</text:p>
      <text:p text:style-name="P171"><text:s text:c="2"/>"secure": "NOT_SECURE",</text:p>
      <text:p text:style-name="P172"><text:s text:c="2"/>"metadata": {</text:p>
      <text:p text:style-name="P173"><text:s text:c="4"/>"additionalProp1": "string",</text:p>
      <text:p text:style-name="P174"><text:s text:c="4"/>"additionalProp2": "string",</text:p>
      <text:p text:style-name="P175"><text:s text:c="4"/>"additionalProp3": "string"</text:p>
      <text:p text:style-name="P176"><text:s text:c="2"/>},</text:p>
      <text:p text:style-name="P177"><text:s text:c="2"/>"version": 0,</text:p>
      <text:p text:style-name="P178"><text:s text:c="2"/>"interfaces": [</text:p>
      <text:p text:style-name="P179"><text:s text:c="4"/>{</text:p>
      <text:p text:style-name="P180"><text:s text:c="6"/>"id": 0,</text:p>
      <text:p text:style-name="P181"><text:s text:c="6"/>"interfaceName": "string",</text:p>
      <text:p text:style-name="P182"><text:s text:c="6"/>"createdAt": "string",</text:p>
      <text:p text:style-name="P183"><text:s text:c="6"/>"updatedAt": "string"</text:p>
      <text:p text:style-name="P184"><text:s text:c="4"/>}</text:p>
      <text:p text:style-name="P185"><text:s text:c="2"/>],</text:p>
      <text:p text:style-name="P186"><text:s text:c="2"/>"createdAt": "string",</text:p>
      <text:p text:style-name="P187"><text:s text:c="2"/>"updatedAt": "string"</text:p>
      <text:p text:style-name="P188">}</text:p>
      <text:p text:style-name="P189"/>
      <text:p text:style-name="Standard"><text:span text:style-name="T190">4.1.2 version</text:span><text:span text:style-name="T191">: POST /serviceregistry /register</text:span></text:p>
      <text:p text:style-name="P192">In this version interfaces and metadata were bound to the service definition and security type was not defined at all. The response object did not contain any modification related time stamp information.<text:s/>Service Registry object did contain an unnecessary “udp” flag beside the interface definition.</text:p>
      <text:p text:style-name="P193"/>
      <text:p text:style-name="Standard"><text:span text:style-name="T194">Uri</text:span><text:span text:style-name="T195">: /serviceregistry/unregister</text:span></text:p>
      <text:p text:style-name="Standard"><text:span text:style-name="T196">Type</text:span><text:span text:style-name="T197">: DELETE</text:span></text:p>
      <text:p text:style-name="P198">Query params:</text:p>
      <text:list text:style-name="LFO2" text:continue-numbering="true">
        <text:list-item>
          <text:p text:style-name="P199"><text:span text:style-name="T200">service_definition<text:s/></text:span><text:span text:style-name="T201">– name of service to be removed</text:span></text:p>
        </text:list-item>
        <text:list-item>
          <text:p text:style-name="P202"><text:span text:style-name="T203">system_name<text:s/></text:span><text:span text:style-name="T204">– name of provider</text:span></text:p>
        </text:list-item>
        <text:list-item>
          <text:p text:style-name="P205"><text:span text:style-name="T206">address</text:span></text:p>
        </text:list-item>
        <text:list-item>
          <text:p text:style-name="P207"><text:span text:style-name="T208">port</text:span></text:p>
        </text:list-item>
      </text:list>
      <text:p text:style-name="P209"/>
      <text:p text:style-name="P210">Removes a registered service. A provider is allowed to unregister only its own services. It means that provider system name and certificate common name must match for successful unregistration.</text:p>
      <text:p text:style-name="P211"/>
      <text:p text:style-name="Standard"><text:span text:style-name="T212">4.1.2 version</text:span><text:span text:style-name="T213">:<text:s/></text:span><text:span text:style-name="T214">PUT</text:span><text:span text:style-name="T215"><text:s/>/ serviceregistry/remove</text:span></text:p>
      <text:p text:style-name="P216">In this version the input was a JSON object with many unnecessary information.</text:p>
      <text:h text:style-name="P217" text:outline-level="2">Management Services</text:h>
      <text:p text:style-name="P218">These services can only be used by the system operator of the local cloud. All date fields contain the text representation of a UTC timestamp.</text:p>
      <text:p text:style-name="P219"/>
      <text:p text:style-name="Standard"><text:span text:style-name="T220">Uri</text:span><text:span text:style-name="T221">: /serviceregistry/mgmt</text:span></text:p>
      <text:p text:style-name="Standard"><text:span text:style-name="T222">Type</text:span><text:span text:style-name="T223">: GET</text:span></text:p>
      <text:p text:style-name="Standard"><text:span text:style-name="T224">Query params</text:span>:</text:p>
      <text:list text:style-name="LFO3" text:continue-numbering="true">
        <text:list-item>
          <text:p text:style-name="P225"><text:span text:style-name="T226">page</text:span><text:s/>– zero-based page index (optional),</text:p>
        </text:list-item>
        <text:list-item>
          <text:p text:style-name="P227"><text:span text:style-name="T228">item_per_page</text:span><text:s/>– maximum number of items returned (optional),</text:p>
        </text:list-item>
        <text:list-item>
          <text:p text:style-name="P229"><text:span text:style-name="T230">sort_field</text:span><text:s/>– sort field (optional, default: id, possible values: id, createdAt, updatedAt),</text:p>
        </text:list-item>
        <text:list-item>
          <text:p text:style-name="P231"><text:span text:style-name="T232">direction</text:span><text:s/>– direction of sorting (optional, default: ASC, possible values: ASC or DESC)</text:p>
        </text:list-item>
      </text:list>
      <text:p text:style-name="P233">Returns a page of service registry records. If page and item_per_page are not defined, returns all<text:s/><text:soft-page-break/>records.</text:p>
      <text:p text:style-name="P234"/>
      <text:p text:style-name="P235">Returned JSON structure:</text:p>
      <text:p text:style-name="P236"/>
      <text:p text:style-name="P237">{</text:p>
      <text:p text:style-name="P238"><text:s text:c="2"/>"data": [</text:p>
      <text:p text:style-name="P239"><text:s text:c="4"/>{</text:p>
      <text:p text:style-name="P240"><text:s text:c="6"/>"id": 0,</text:p>
      <text:p text:style-name="P241"><text:s text:c="6"/>"serviceDefinition": {</text:p>
      <text:p text:style-name="P242"><text:s text:c="8"/>"id": 0,</text:p>
      <text:p text:style-name="P243"><text:s text:c="8"/>"serviceDefinition": "string",</text:p>
      <text:p text:style-name="P244"><text:s text:c="8"/>"createdAt": "string",</text:p>
      <text:p text:style-name="P245"><text:s text:c="8"/>"updatedAt": "string"</text:p>
      <text:p text:style-name="P246"><text:s text:c="6"/>},</text:p>
      <text:p text:style-name="P247"><text:s text:c="6"/>"provider": {</text:p>
      <text:p text:style-name="P248"><text:s text:c="8"/>"id": 0,</text:p>
      <text:p text:style-name="P249"><text:s text:c="8"/>"systemName": "string",</text:p>
      <text:p text:style-name="P250"><text:s text:c="8"/>"address": "string",</text:p>
      <text:p text:style-name="P251"><text:s text:c="8"/>"port": 0,</text:p>
      <text:p text:style-name="P252"><text:s text:c="8"/>"authenticationInfo": "string",</text:p>
      <text:p text:style-name="P253"><text:s text:c="8"/>"createdAt": "string",</text:p>
      <text:p text:style-name="P254"><text:s text:c="8"/>"updatedAt": "string"</text:p>
      <text:p text:style-name="P255"><text:s text:c="6"/>},</text:p>
      <text:p text:style-name="P256"><text:s text:c="6"/>"serviceUri": "string",</text:p>
      <text:p text:style-name="P257"><text:s text:c="6"/>"endOfValidity": "string",</text:p>
      <text:p text:style-name="P258"><text:s text:c="6"/>"secure": "NOT_SECURE",</text:p>
      <text:p text:style-name="P259"><text:s text:c="6"/>"metadata": {</text:p>
      <text:p text:style-name="P260"><text:s text:c="8"/>"additionalProp1": "string",</text:p>
      <text:p text:style-name="P261"><text:s text:c="8"/>"additionalProp2": "string",</text:p>
      <text:p text:style-name="P262"><text:s text:c="8"/>"additionalProp3": "string"</text:p>
      <text:p text:style-name="P263"><text:s text:c="6"/>},</text:p>
      <text:p text:style-name="P264"><text:s text:c="6"/>"version": 0,</text:p>
      <text:p text:style-name="P265"><text:s text:c="6"/>"interfaces": [</text:p>
      <text:p text:style-name="P266"><text:s text:c="8"/>{</text:p>
      <text:p text:style-name="P267"><text:s text:c="10"/>"id": 0,</text:p>
      <text:p text:style-name="P268"><text:s text:c="10"/>"interfaceName": "string",</text:p>
      <text:p text:style-name="P269"><text:s text:c="10"/>"createdAt": "string",</text:p>
      <text:p text:style-name="P270"><text:s text:c="10"/>"updatedAt": "string"</text:p>
      <text:p text:style-name="P271"><text:s text:c="8"/>}</text:p>
      <text:p text:style-name="P272"><text:s text:c="6"/>],</text:p>
      <text:p text:style-name="P273"><text:s text:c="6"/>"createdAt": "string",</text:p>
      <text:p text:style-name="P274"><text:s text:c="6"/>"updatedAt": "string"</text:p>
      <text:p text:style-name="P275"><text:s text:c="4"/>}</text:p>
      <text:p text:style-name="P276"><text:s text:c="2"/>],</text:p>
      <text:p text:style-name="P277"><text:s text:c="2"/>"count": 0</text:p>
      <text:p text:style-name="P278">}</text:p>
      <text:p text:style-name="P279"/>
      <text:p text:style-name="Standard"><text:span text:style-name="T280">4.1.2 version</text:span><text:span text:style-name="T281">: GET /serviceregistry/mgmt/all</text:span></text:p>
      <text:p text:style-name="P282">This version always returned the records in an array of JSON objects. The objects did not contain any modification related time stamp information. Interfaces and metadata were bound to the service definition and security type was not defined.<text:s/>Service Registry object did contain an unnecessary “udp” flag beside the interface definition.</text:p>
      <text:p text:style-name="P283"/>
      <text:p text:style-name="Standard"><text:span text:style-name="T284">Uri</text:span><text:span text:style-name="T285">: /serviceregistry/mgmt/{id}</text:span></text:p>
      <text:p text:style-name="Standard"><text:span text:style-name="T286">Type</text:span><text:span text:style-name="T287">: GET</text:span></text:p>
      <text:p text:style-name="P288"/>
      <text:p text:style-name="P289">Returns the service registry record specified by the id path parameter.</text:p>
      <text:p text:style-name="P290"/>
      <text:p text:style-name="P291">Returned JSON structure:</text:p>
      <text:p text:style-name="P292"/>
      <text:soft-page-break/>
      <text:p text:style-name="P293">{</text:p>
      <text:p text:style-name="P294"><text:s text:c="2"/>"id": 0,</text:p>
      <text:p text:style-name="P295"><text:s text:c="2"/>"serviceDefinition": {</text:p>
      <text:p text:style-name="P296"><text:s text:c="4"/>"id": 0,</text:p>
      <text:p text:style-name="P297"><text:s text:c="4"/>"serviceDefinition": "string",</text:p>
      <text:p text:style-name="P298"><text:s text:c="4"/>"createdAt": "string",</text:p>
      <text:p text:style-name="P299"><text:s text:c="4"/>"updatedAt": "string"</text:p>
      <text:p text:style-name="P300"><text:s text:c="2"/>},</text:p>
      <text:p text:style-name="P301"><text:s text:c="2"/>"provider": {</text:p>
      <text:p text:style-name="P302"><text:s text:c="4"/>"id": 0,</text:p>
      <text:p text:style-name="P303"><text:s text:c="4"/>"systemName": "string",</text:p>
      <text:p text:style-name="P304"><text:s text:c="4"/>"address": "string",</text:p>
      <text:p text:style-name="P305"><text:s text:c="4"/>"port": 0,</text:p>
      <text:p text:style-name="P306"><text:s text:c="4"/>"createdAt": "string",</text:p>
      <text:p text:style-name="P307"><text:s text:c="4"/>"authenticationInfo": "string",</text:p>
      <text:p text:style-name="P308"><text:s text:c="4"/>"updatedAt": "string"</text:p>
      <text:p text:style-name="P309"><text:s text:c="2"/>},</text:p>
      <text:p text:style-name="P310"><text:s text:c="2"/>"serviceUri": "string",</text:p>
      <text:p text:style-name="P311"><text:s text:c="2"/>"endOfValidity": "string",</text:p>
      <text:p text:style-name="P312"><text:s text:c="2"/>"metadata": {</text:p>
      <text:p text:style-name="P313"><text:s text:c="4"/>"additionalProp1": "string",</text:p>
      <text:p text:style-name="P314"><text:s text:c="4"/>"additionalProp2": "string",</text:p>
      <text:p text:style-name="P315"><text:s text:c="4"/>"additionalProp3": "string"</text:p>
      <text:p text:style-name="P316"><text:s text:c="2"/>},</text:p>
      <text:p text:style-name="P317"><text:s text:c="2"/>"secure": "NOT_SECURE",</text:p>
      <text:p text:style-name="P318"><text:s text:c="2"/>"version": 0,</text:p>
      <text:p text:style-name="P319"><text:s text:c="2"/>"interfaces": [</text:p>
      <text:p text:style-name="P320"><text:s text:c="4"/>{</text:p>
      <text:p text:style-name="P321"><text:s text:c="6"/>"id": 0,</text:p>
      <text:p text:style-name="P322"><text:s text:c="6"/>"interfaceName": "string",</text:p>
      <text:p text:style-name="P323"><text:s text:c="6"/>"createdAt": "string",</text:p>
      <text:p text:style-name="P324"><text:s text:c="6"/>"updatedAt": "string"</text:p>
      <text:p text:style-name="P325"><text:s text:c="4"/>}</text:p>
      <text:p text:style-name="P326"><text:s text:c="2"/>],</text:p>
      <text:p text:style-name="P327"><text:s text:c="2"/>"createdAt": "string",</text:p>
      <text:p text:style-name="P328"><text:s text:c="2"/>"updatedAt": "string"</text:p>
      <text:p text:style-name="P329">}</text:p>
      <text:p text:style-name="P330"/>
      <text:p text:style-name="Standard"><text:span text:style-name="T331">4.1.2 version</text:span><text:span text:style-name="T332">: GET /serviceregistry/mgmt/id/{id}</text:span></text:p>
      <text:p text:style-name="P333">In this version interfaces and metadata were bound to the service definition and security type was not defined at all. The response object did not contain any modification related time stamp information.<text:s/>Service Registry object did contain an unnecessary “udp” flag beside the interface definition.</text:p>
      <text:p text:style-name="P334"/>
      <text:p text:style-name="Standard"><text:span text:style-name="T335">Uri</text:span><text:span text:style-name="T336">: /serviceregistry/mgmt/servicedef/{serviceDefinition}</text:span></text:p>
      <text:p text:style-name="P337"><text:span text:style-name="T338">Type</text:span><text:span text:style-name="T339">: GET</text:span></text:p>
      <text:p text:style-name="Standard"><text:span text:style-name="T340">Query params</text:span>:</text:p>
      <text:list text:style-name="LFO3" text:continue-numbering="true">
        <text:list-item>
          <text:p text:style-name="P341"><text:span text:style-name="T342">page</text:span><text:s/>– zero-based page index (optional),</text:p>
        </text:list-item>
        <text:list-item>
          <text:p text:style-name="P343"><text:span text:style-name="T344">item_per_page</text:span><text:s/>– maximum number of items returned (optional),</text:p>
        </text:list-item>
        <text:list-item>
          <text:p text:style-name="P345"><text:span text:style-name="T346">sort_field</text:span><text:s/>– sort field (optional, default: id, possible values: id, createdAt, updatedAt),</text:p>
        </text:list-item>
        <text:list-item>
          <text:p text:style-name="P347"><text:span text:style-name="T348">direction</text:span><text:s/>– direction of sorting (optional, default: ASC, possible values: ASC or DESC)</text:p>
        </text:list-item>
      </text:list>
      <text:p text:style-name="P349"/>
      <text:p text:style-name="P350">Returns a page of service registry records specified by the serviceDefinition path parameter. If page and item_per_page are not defined, returns all records.</text:p>
      <text:p text:style-name="P351"/>
      <text:p text:style-name="P352">Returned JSON structure:</text:p>
      <text:p text:style-name="P353"/>
      <text:p text:style-name="P354">{</text:p>
      <text:p text:style-name="P355"><text:s text:c="2"/>"data": [</text:p>
      <text:p text:style-name="P356"><text:s text:c="4"/>{</text:p>
      <text:p text:style-name="P357"><text:s text:c="6"/>"id": 0,</text:p>
      <text:soft-page-break/>
      <text:p text:style-name="P358"><text:s text:c="6"/>"serviceDefinition": {</text:p>
      <text:p text:style-name="P359"><text:s text:c="8"/>"id": 0,</text:p>
      <text:p text:style-name="P360"><text:s text:c="8"/>"serviceDefinition": "string",</text:p>
      <text:p text:style-name="P361"><text:s text:c="8"/>"createdAt": "string",</text:p>
      <text:p text:style-name="P362"><text:s text:c="8"/>"updatedAt": "string"</text:p>
      <text:p text:style-name="P363"><text:s text:c="6"/>},</text:p>
      <text:p text:style-name="P364"><text:s text:c="6"/>"provider": {</text:p>
      <text:p text:style-name="P365"><text:s text:c="8"/>"id": 0,</text:p>
      <text:p text:style-name="P366"><text:s text:c="8"/>"systemName": "string",</text:p>
      <text:p text:style-name="P367"><text:s text:c="8"/>"address": "string",</text:p>
      <text:p text:style-name="P368"><text:s text:c="8"/>"port": 0,</text:p>
      <text:p text:style-name="P369"><text:s text:c="8"/>"authenticationInfo": "string",</text:p>
      <text:p text:style-name="P370"><text:s text:c="8"/>"createdAt": "string",</text:p>
      <text:p text:style-name="P371"><text:s text:c="8"/>"updatedAt": "string"</text:p>
      <text:p text:style-name="P372"><text:s text:c="6"/>},</text:p>
      <text:p text:style-name="P373"><text:s text:c="6"/>"serviceUri": "string",</text:p>
      <text:p text:style-name="P374"><text:s text:c="6"/>"endOfValidity": "string",</text:p>
      <text:p text:style-name="P375"><text:s text:c="6"/>"secure": "NOT_SECURE",</text:p>
      <text:p text:style-name="P376"><text:s text:c="6"/>"metadata": {</text:p>
      <text:p text:style-name="P377"><text:s text:c="8"/>"additionalProp1": "string",</text:p>
      <text:p text:style-name="P378"><text:s text:c="8"/>"additionalProp2": "string",</text:p>
      <text:p text:style-name="P379"><text:s text:c="8"/>"additionalProp3": "string"</text:p>
      <text:p text:style-name="P380"><text:s text:c="6"/>},</text:p>
      <text:p text:style-name="P381"><text:s text:c="6"/>"version": 0,</text:p>
      <text:p text:style-name="P382"><text:s text:c="6"/>"interfaces": [</text:p>
      <text:p text:style-name="P383"><text:s text:c="8"/>{</text:p>
      <text:p text:style-name="P384"><text:s text:c="10"/>"id": 0,</text:p>
      <text:p text:style-name="P385"><text:s text:c="10"/>"interfaceName": "string",</text:p>
      <text:p text:style-name="P386"><text:s text:c="10"/>"createdAt": "string",</text:p>
      <text:p text:style-name="P387"><text:s text:c="10"/>"updatedAt": "string"</text:p>
      <text:p text:style-name="P388"><text:s text:c="8"/>}</text:p>
      <text:p text:style-name="P389"><text:s text:c="6"/>],</text:p>
      <text:p text:style-name="P390"><text:s text:c="6"/>"createdAt": "string",</text:p>
      <text:p text:style-name="P391"><text:s text:c="6"/>"updatedAt": "string"</text:p>
      <text:p text:style-name="P392"><text:s text:c="4"/>}</text:p>
      <text:p text:style-name="P393"><text:s text:c="2"/>],</text:p>
      <text:p text:style-name="P394"><text:s text:c="2"/>"count": 0</text:p>
      <text:p text:style-name="P395">}</text:p>
      <text:p text:style-name="P396"/>
      <text:p text:style-name="Standard"><text:span text:style-name="T397">4.1.2 version</text:span><text:span text:style-name="T398">: GET /serviceregistry/mgmt/servicedef/{serviceDefinition}</text:span></text:p>
      <text:p text:style-name="P399">This version always returned the records in an array of JSON objects. The objects did not contain any modification related time stamp information. Interfaces and metadata were bound to the service definition and security type was not defined.<text:s/>Service Registry object did contain an unnecessary “udp” flag beside the interface definition.</text:p>
      <text:p text:style-name="P400"/>
      <text:p text:style-name="Standard"><text:span text:style-name="T401">Uri</text:span><text:span text:style-name="T402">: /serviceregistry/mgmt/grouped</text:span></text:p>
      <text:p text:style-name="Standard"><text:span text:style-name="T403">Type</text:span><text:span text:style-name="T404">: GET</text:span></text:p>
      <text:p text:style-name="P405"/>
      <text:p text:style-name="P406">Return all service registry entries grouped by three different purpose:</text:p>
      <text:list text:style-name="LFO4" text:continue-numbering="true">
        <text:list-item>
          <text:p text:style-name="P407">autoCompleteData</text:p>
        </text:list-item>
        <text:list-item>
          <text:p text:style-name="P408">servicesGroupedByServiceDefinitionAndInterface</text:p>
        </text:list-item>
        <text:list-item>
          <text:p text:style-name="P409">servicesGroupedBySystems</text:p>
        </text:list-item>
      </text:list>
      <text:p text:style-name="P410"/>
      <text:p text:style-name="P411">{</text:p>
      <text:p text:style-name="P412"><text:s text:c="2"/>"autoCompleteData": {</text:p>
      <text:p text:style-name="P413"><text:s text:c="4"/>"interfaceList": [</text:p>
      <text:p text:style-name="P414"><text:s text:c="6"/>{</text:p>
      <text:p text:style-name="P415"><text:s text:c="8"/>"id": 0,</text:p>
      <text:p text:style-name="P416"><text:s text:c="8"/>"value": "string"</text:p>
      <text:p text:style-name="P417"><text:s text:c="6"/>}</text:p>
      <text:soft-page-break/>
      <text:p text:style-name="P418"><text:s text:c="4"/>],</text:p>
      <text:p text:style-name="P419"><text:s text:c="4"/>"serviceList": [</text:p>
      <text:p text:style-name="P420"><text:s text:c="6"/>{</text:p>
      <text:p text:style-name="P421"><text:s text:c="8"/>"id": 0,</text:p>
      <text:p text:style-name="P422"><text:s text:c="8"/>"value": "string"</text:p>
      <text:p text:style-name="P423"><text:s text:c="6"/>}</text:p>
      <text:p text:style-name="P424"><text:s text:c="4"/>],</text:p>
      <text:p text:style-name="P425"><text:s text:c="4"/>"systemList": [</text:p>
      <text:p text:style-name="P426"><text:s text:c="6"/>{</text:p>
      <text:p text:style-name="P427"><text:s text:c="8"/>"id": 0,</text:p>
      <text:p text:style-name="P428"><text:s text:c="8"/>"systemName": "string",</text:p>
      <text:p text:style-name="P429"><text:s text:c="8"/>"address": "string",</text:p>
      <text:p text:style-name="P430"><text:s text:c="8"/>"port": 0,</text:p>
      <text:p text:style-name="P431"><text:s text:c="8"/>"authenticationInfo": "string",</text:p>
      <text:p text:style-name="P432"><text:s text:c="8"/>"createdAt": "string",</text:p>
      <text:p text:style-name="P433"><text:s text:c="8"/>"updatedAt": "string"</text:p>
      <text:p text:style-name="P434"><text:s text:c="6"/>}</text:p>
      <text:p text:style-name="P435"><text:s text:c="4"/>]</text:p>
      <text:p text:style-name="P436"><text:s text:c="2"/>},</text:p>
      <text:p text:style-name="P437"><text:s text:c="2"/>"servicesGroupedByServiceDefinitionAndInterface": [</text:p>
      <text:p text:style-name="P438"><text:s text:c="4"/>{</text:p>
      <text:p text:style-name="P439"><text:s text:c="6"/>"serviceDefinitionId": 0,</text:p>
      <text:p text:style-name="P440"><text:s text:c="6"/>"serviceDefinition": "string",</text:p>
      <text:p text:style-name="P441"><text:s text:c="6"/>"interfaceName": "string",</text:p>
      <text:p text:style-name="P442"><text:s text:c="6"/>"providerServices": [</text:p>
      <text:p text:style-name="P443"><text:s text:c="8"/>{</text:p>
      <text:p text:style-name="P444"><text:s text:c="10"/>"id": 0,</text:p>
      <text:p text:style-name="P445"><text:s text:c="10"/>"serviceDefinition": {</text:p>
      <text:p text:style-name="P446"><text:s text:c="12"/>"id": 0,</text:p>
      <text:p text:style-name="P447"><text:s text:c="12"/>"serviceDefinition": "string",</text:p>
      <text:p text:style-name="P448"><text:s text:c="12"/>"createdAt": "string",</text:p>
      <text:p text:style-name="P449"><text:s text:c="12"/>"updatedAt": "string"</text:p>
      <text:p text:style-name="P450"><text:s text:c="10"/>},</text:p>
      <text:p text:style-name="P451"><text:s text:c="10"/>"provider": {</text:p>
      <text:p text:style-name="P452"><text:s text:c="12"/>"id": 0,</text:p>
      <text:p text:style-name="P453"><text:s text:c="12"/>"systemName": "string",</text:p>
      <text:p text:style-name="P454"><text:s text:c="12"/>"address": "string",</text:p>
      <text:p text:style-name="P455"><text:s text:c="12"/>"port": 0,</text:p>
      <text:p text:style-name="P456"><text:s text:c="12"/>"authenticationInfo": "string",</text:p>
      <text:p text:style-name="P457"><text:s text:c="12"/>"createdAt": "string",</text:p>
      <text:p text:style-name="P458"><text:s text:c="12"/>"updatedAt": "string"</text:p>
      <text:p text:style-name="P459"><text:s text:c="10"/>},</text:p>
      <text:p text:style-name="P460"><text:s text:c="10"/>"serviceUri": "string",</text:p>
      <text:p text:style-name="P461"><text:s text:c="10"/>"endOfValidity": "string",</text:p>
      <text:p text:style-name="P462"><text:s text:c="10"/>"secure": "NOT_SECURE",</text:p>
      <text:p text:style-name="P463"><text:s text:c="10"/>"metadata": {</text:p>
      <text:p text:style-name="P464"><text:s text:c="12"/>"additionalProp1": "string",</text:p>
      <text:p text:style-name="P465"><text:s text:c="12"/>"additionalProp2": "string",</text:p>
      <text:p text:style-name="P466"><text:s text:c="12"/>"additionalProp3": "string"</text:p>
      <text:p text:style-name="P467"><text:s text:c="10"/>},</text:p>
      <text:p text:style-name="P468"><text:s text:c="10"/>"version": 0,</text:p>
      <text:p text:style-name="P469"><text:s text:c="10"/>"interfaces": [</text:p>
      <text:p text:style-name="P470"><text:s text:c="12"/>{</text:p>
      <text:p text:style-name="P471"><text:s text:c="14"/>"id": 0,</text:p>
      <text:p text:style-name="P472"><text:s text:c="14"/>"interfaceName": "string",</text:p>
      <text:p text:style-name="P473"><text:s text:c="14"/>"createdAt": "string",</text:p>
      <text:p text:style-name="P474"><text:s text:c="14"/>"updatedAt": "string"</text:p>
      <text:p text:style-name="P475"><text:s text:c="12"/>}</text:p>
      <text:p text:style-name="P476"><text:s text:c="10"/>],</text:p>
      <text:p text:style-name="P477"><text:s text:c="10"/>"createdAt": "string",</text:p>
      <text:p text:style-name="P478"><text:s text:c="10"/>"updatedAt": "string"</text:p>
      <text:p text:style-name="P479"><text:s text:c="8"/>}</text:p>
      <text:p text:style-name="P480"><text:s text:c="6"/>],</text:p>
      <text:p text:style-name="P481"><text:s text:c="4"/>}</text:p>
      <text:soft-page-break/>
      <text:p text:style-name="P482"><text:s text:c="2"/>],</text:p>
      <text:p text:style-name="P483"><text:s text:c="2"/>"servicesGroupedBySystems": [</text:p>
      <text:p text:style-name="P484"><text:s text:c="4"/>{</text:p>
      <text:p text:style-name="P485"><text:s text:c="6"/>"systemId": 0,</text:p>
      <text:p text:style-name="P486"><text:s text:c="6"/>"systemName": "string",</text:p>
      <text:p text:style-name="P487"><text:s text:c="6"/>"address": "string",</text:p>
      <text:p text:style-name="P488"><text:s text:c="6"/>"port": 0,</text:p>
      <text:p text:style-name="P489"><text:s text:c="6"/>"services": [</text:p>
      <text:p text:style-name="P490"><text:s text:c="8"/>{</text:p>
      <text:p text:style-name="P491"><text:s text:c="10"/>"id": 0,</text:p>
      <text:p text:style-name="P492"><text:s text:c="10"/>"serviceDefinition": {</text:p>
      <text:p text:style-name="P493"><text:s text:c="12"/>"id": 0,</text:p>
      <text:p text:style-name="P494"><text:s text:c="12"/>"serviceDefinition": "string",</text:p>
      <text:p text:style-name="P495"><text:s text:c="12"/>"createdAt": "string",</text:p>
      <text:p text:style-name="P496"><text:s text:c="12"/>"updatedAt": "string"</text:p>
      <text:p text:style-name="P497"><text:s text:c="10"/>},</text:p>
      <text:p text:style-name="P498"><text:s text:c="10"/>"provider": {</text:p>
      <text:p text:style-name="P499"><text:s text:c="12"/>"id": 0,</text:p>
      <text:p text:style-name="P500"><text:s text:c="12"/>"systemName": "string",</text:p>
      <text:p text:style-name="P501"><text:s text:c="12"/>"address": "string",</text:p>
      <text:p text:style-name="P502"><text:s text:c="12"/>"port": 0,</text:p>
      <text:p text:style-name="P503"><text:s text:c="12"/>"authenticationInfo": "string",</text:p>
      <text:p text:style-name="P504"><text:s text:c="12"/>"createdAt": "string",</text:p>
      <text:p text:style-name="P505"><text:s text:c="12"/>"updatedAt": "string"</text:p>
      <text:p text:style-name="P506"><text:s text:c="10"/>},</text:p>
      <text:p text:style-name="P507"><text:s text:c="10"/>"serviceUri": "string",</text:p>
      <text:p text:style-name="P508"><text:s text:c="10"/>"endOfValidity": "string",</text:p>
      <text:p text:style-name="P509"><text:s text:c="10"/>"secure": "NOT_SECURE",</text:p>
      <text:p text:style-name="P510"><text:s text:c="10"/>"metadata": {</text:p>
      <text:p text:style-name="P511"><text:s text:c="12"/>"additionalProp1": "string",</text:p>
      <text:p text:style-name="P512"><text:s text:c="12"/>"additionalProp2": "string",</text:p>
      <text:p text:style-name="P513"><text:s text:c="12"/>"additionalProp3": "string"</text:p>
      <text:p text:style-name="P514"><text:s text:c="10"/>},</text:p>
      <text:p text:style-name="P515"><text:s text:c="10"/>"version": 0,</text:p>
      <text:p text:style-name="P516"><text:s text:c="10"/>"interfaces": [</text:p>
      <text:p text:style-name="P517"><text:s text:c="12"/>{</text:p>
      <text:p text:style-name="P518"><text:s text:c="14"/>"id": 0,</text:p>
      <text:p text:style-name="P519"><text:s text:c="14"/>"interfaceName": "string",</text:p>
      <text:p text:style-name="P520"><text:s text:c="14"/>"createdAt": "string",</text:p>
      <text:p text:style-name="P521"><text:s text:c="14"/>"updatedAt": "string"</text:p>
      <text:p text:style-name="P522"><text:s text:c="12"/>}</text:p>
      <text:p text:style-name="P523"><text:s text:c="10"/>],</text:p>
      <text:p text:style-name="P524"><text:s text:c="10"/>"createdAt": "string",</text:p>
      <text:p text:style-name="P525"><text:s text:c="10"/>"updatedAt": "string"</text:p>
      <text:p text:style-name="P526"><text:s text:c="8"/>}</text:p>
      <text:p text:style-name="P527"><text:s text:c="6"/>]</text:p>
      <text:p text:style-name="P528"><text:s text:c="4"/>}</text:p>
      <text:p text:style-name="P529"><text:s text:c="2"/>]</text:p>
      <text:p text:style-name="P530">}</text:p>
      <text:p text:style-name="P531"/>
      <text:p text:style-name="P532"><text:span text:style-name="T533">4.1.2 version</text:span><text:span text:style-name="T534">: Not existed</text:span></text:p>
      <text:p text:style-name="P535"/>
      <text:p text:style-name="Standard"><text:span text:style-name="T536">Uri</text:span><text:span text:style-name="T537">: /serviceregistry/mgmt</text:span></text:p>
      <text:p text:style-name="Standard"><text:span text:style-name="T538">Type</text:span><text:span text:style-name="T539">: POST</text:span></text:p>
      <text:p text:style-name="P540"/>
      <text:p text:style-name="P541">Creates service registry record and returns the newly created record.</text:p>
      <text:p text:style-name="P542"/>
      <text:p text:style-name="P543">Input JSON structure:</text:p>
      <text:p text:style-name="P544"/>
      <text:p text:style-name="P545">{</text:p>
      <text:p text:style-name="P546"><text:s text:c="2"/>"serviceDefinition": "string",</text:p>
      <text:p text:style-name="P547"><text:s text:c="2"/>"providerSystem": {</text:p>
      <text:soft-page-break/>
      <text:p text:style-name="P548"><text:s text:c="4"/>"systemName": "string",</text:p>
      <text:p text:style-name="P549"><text:s text:c="4"/>"address": "string",</text:p>
      <text:p text:style-name="P550"><text:s text:c="4"/>"port": 0,</text:p>
      <text:p text:style-name="P551"><text:s text:c="4"/>"authenticationInfo": "string"</text:p>
      <text:p text:style-name="P552"><text:s text:c="2"/>},</text:p>
      <text:p text:style-name="P553"><text:s text:c="2"/>"serviceUri": "string",</text:p>
      <text:p text:style-name="P554"><text:s text:c="2"/>"endOfValidity": "string",</text:p>
      <text:p text:style-name="P555"><text:s text:c="2"/>"secure": "NOT_SECURE",</text:p>
      <text:p text:style-name="P556"><text:s text:c="2"/>"metadata": {</text:p>
      <text:p text:style-name="P557"><text:s text:c="4"/>"additionalProp1": "string",</text:p>
      <text:p text:style-name="P558"><text:s text:c="4"/>"additionalProp2": "string",</text:p>
      <text:p text:style-name="P559"><text:s text:c="4"/>"additionalProp3": "string"</text:p>
      <text:p text:style-name="P560"><text:s text:c="2"/>},</text:p>
      <text:p text:style-name="P561"><text:s text:c="2"/>"version": 0,</text:p>
      <text:p text:style-name="P562"><text:s text:c="2"/>"interfaces": [</text:p>
      <text:p text:style-name="P563"><text:s text:c="4"/>"string"</text:p>
      <text:p text:style-name="P564"><text:s text:c="2"/>]</text:p>
      <text:p text:style-name="P565">}</text:p>
      <text:p text:style-name="P566"/>
      <text:p text:style-name="P567">Mandatory fields: “serviceDefinition”, “providerSystem”, “serviceUri”, “interfaces”</text:p>
      <text:p text:style-name="P568"/>
      <text:p text:style-name="P569">Valid interface name pattern: protocol-“SECURE” or “INSECURE”-format</text:p>
      <text:p text:style-name="P570">(e.g.: HTTPS-SECURE-JSON)</text:p>
      <text:p text:style-name="P571"/>
      <text:p text:style-name="P572">Possible values for “secure” are:</text:p>
      <text:list text:style-name="LFO1" text:continue-numbering="true">
        <text:list-item>
          <text:p text:style-name="P573">NOT_SECURE (used value when field not defined)</text:p>
        </text:list-item>
        <text:list-item>
          <text:p text:style-name="P574">CERTIFICATE</text:p>
        </text:list-item>
        <text:list-item>
          <text:p text:style-name="P575">TOKEN</text:p>
        </text:list-item>
      </text:list>
      <text:p text:style-name="P576"/>
      <text:p text:style-name="P577">Returned JSON structure:</text:p>
      <text:p text:style-name="P578"/>
      <text:p text:style-name="P579">{</text:p>
      <text:p text:style-name="P580"><text:s text:c="2"/>"id": 0,</text:p>
      <text:p text:style-name="P581"><text:s text:c="2"/>"serviceDefinition": {</text:p>
      <text:p text:style-name="P582"><text:s text:c="4"/>"id": 0,</text:p>
      <text:p text:style-name="P583"><text:s text:c="4"/>"serviceDefinition": "string",</text:p>
      <text:p text:style-name="P584"><text:s text:c="4"/>"createdAt": "string",</text:p>
      <text:p text:style-name="P585"><text:s text:c="4"/>"updatedAt": "string"</text:p>
      <text:p text:style-name="P586"><text:s text:c="2"/>},</text:p>
      <text:p text:style-name="P587"><text:s text:c="2"/>"provider": {</text:p>
      <text:p text:style-name="P588"><text:s text:c="4"/>"id": 0,</text:p>
      <text:p text:style-name="P589"><text:s text:c="4"/>"systemName": "string",</text:p>
      <text:p text:style-name="P590"><text:s text:c="4"/>"address": "string",</text:p>
      <text:p text:style-name="P591"><text:s text:c="4"/>"port": 0,</text:p>
      <text:p text:style-name="P592"><text:s text:c="4"/>"createdAt": "string",</text:p>
      <text:p text:style-name="P593"><text:s text:c="4"/>"authenticationInfo": "string",</text:p>
      <text:p text:style-name="P594"><text:s text:c="4"/>"updatedAt": "string"</text:p>
      <text:p text:style-name="P595"><text:s text:c="2"/>},</text:p>
      <text:p text:style-name="P596"><text:s text:c="2"/>"serviceUri": "string",</text:p>
      <text:p text:style-name="P597"><text:s text:c="2"/>"endOfValidity": "string",</text:p>
      <text:p text:style-name="P598"><text:s text:c="2"/>"metadata": {</text:p>
      <text:p text:style-name="P599"><text:s text:c="4"/>"additionalProp1": "string",</text:p>
      <text:p text:style-name="P600"><text:s text:c="4"/>"additionalProp2": "string",</text:p>
      <text:p text:style-name="P601"><text:s text:c="4"/>"additionalProp3": "string"</text:p>
      <text:p text:style-name="P602"><text:s text:c="2"/>},</text:p>
      <text:p text:style-name="P603"><text:s text:c="2"/>"secure": "NOT_SECURE",</text:p>
      <text:p text:style-name="P604"><text:s text:c="2"/>"version": 0,</text:p>
      <text:p text:style-name="P605"><text:s text:c="2"/>"interfaces": [</text:p>
      <text:p text:style-name="P606"><text:s text:c="4"/>{</text:p>
      <text:p text:style-name="P607"><text:s text:c="6"/>"id": 0,</text:p>
      <text:p text:style-name="P608"><text:s text:c="6"/>"interfaceName": "string",</text:p>
      <text:soft-page-break/>
      <text:p text:style-name="P609"><text:s text:c="6"/>"createdAt": "string",</text:p>
      <text:p text:style-name="P610"><text:s text:c="6"/>"updatedAt": "string"</text:p>
      <text:p text:style-name="P611"><text:s text:c="4"/>}</text:p>
      <text:p text:style-name="P612"><text:s text:c="2"/>],</text:p>
      <text:p text:style-name="P613"><text:s text:c="2"/>"createdAt": "string",</text:p>
      <text:p text:style-name="P614"><text:s text:c="2"/>"updatedAt": "string"</text:p>
      <text:p text:style-name="P615">}</text:p>
      <text:p text:style-name="P616"/>
      <text:p text:style-name="Standard"><text:span text:style-name="T617">4.1.2 version</text:span><text:span text:style-name="T618">: POST /serviceregistry/support/register</text:span></text:p>
      <text:p text:style-name="P619">It was available for clients as well, not only for the system operator of the local cloud. Interfaces and metadata were bound to the service definition and security type was not defined at all. The response object did not contain any modification related time stamp information.<text:s/>Service Registry object did contain an unnecessary “udp” flag beside the interface definition.</text:p>
      <text:p text:style-name="P620"/>
      <text:p text:style-name="Standard"><text:span text:style-name="T621">Uri</text:span><text:span text:style-name="T622">: /serviceregistry/mgmt/{id}</text:span></text:p>
      <text:p text:style-name="Standard"><text:span text:style-name="T623">Type</text:span><text:span text:style-name="T624">: PUT</text:span></text:p>
      <text:p text:style-name="P625"/>
      <text:p text:style-name="P626">Updates and returns the modified service registry record specified by the id path parameter. Not defined fields are going to be updated to “null” value.</text:p>
      <text:p text:style-name="P627"/>
      <text:p text:style-name="P628">Input JSON structure:</text:p>
      <text:p text:style-name="P629"/>
      <text:p text:style-name="P630">{</text:p>
      <text:p text:style-name="P631"><text:s text:c="2"/>"serviceDefinition": "string",</text:p>
      <text:p text:style-name="P632"><text:s text:c="2"/>"providerSystem": {</text:p>
      <text:p text:style-name="P633"><text:s text:c="4"/>"systemName": "string",</text:p>
      <text:p text:style-name="P634"><text:s text:c="4"/>"address": "string",</text:p>
      <text:p text:style-name="P635"><text:s text:c="4"/>"port": 0,</text:p>
      <text:p text:style-name="P636"><text:s text:c="4"/>"authenticationInfo": "string"</text:p>
      <text:p text:style-name="P637"><text:s text:c="2"/>},</text:p>
      <text:p text:style-name="P638"><text:s text:c="2"/>"serviceUri": "string",</text:p>
      <text:p text:style-name="P639"><text:s text:c="2"/>"endOfValidity": "string",</text:p>
      <text:p text:style-name="P640"><text:s text:c="2"/>"secure": "NOT_SECURE",</text:p>
      <text:p text:style-name="P641"><text:s text:c="2"/>"metadata": {</text:p>
      <text:p text:style-name="P642"><text:s text:c="4"/>"additionalProp1": "string",</text:p>
      <text:p text:style-name="P643"><text:s text:c="4"/>"additionalProp2": "string",</text:p>
      <text:p text:style-name="P644"><text:s text:c="4"/>"additionalProp3": "string"</text:p>
      <text:p text:style-name="P645"><text:s text:c="2"/>},</text:p>
      <text:p text:style-name="P646"><text:s text:c="2"/>"version": 0,</text:p>
      <text:p text:style-name="P647"><text:s text:c="2"/>"interfaces": [</text:p>
      <text:p text:style-name="P648"><text:s text:c="4"/>"string"</text:p>
      <text:p text:style-name="P649"><text:s text:c="2"/>]</text:p>
      <text:p text:style-name="P650">}</text:p>
      <text:p text:style-name="P651"/>
      <text:p text:style-name="P652">Mandatory fields: “serviceDefinition”, “providerSystem”, “serviceUri”, “interfaces”</text:p>
      <text:p text:style-name="P653"/>
      <text:p text:style-name="P654">Valid interface name pattern: protocol-“SECURE” or “INSECURE”-format</text:p>
      <text:p text:style-name="P655">(e.g.: HTTPS-SECURE-JSON)</text:p>
      <text:p text:style-name="P656"/>
      <text:p text:style-name="P657">Possible values for “secure” are:</text:p>
      <text:list text:style-name="LFO1" text:continue-numbering="true">
        <text:list-item>
          <text:p text:style-name="P658">NOT_SECURE (used value when field not defined)</text:p>
        </text:list-item>
        <text:list-item>
          <text:p text:style-name="P659">CERTIFICATE</text:p>
        </text:list-item>
        <text:list-item>
          <text:p text:style-name="P660">TOKEN</text:p>
        </text:list-item>
      </text:list>
      <text:p text:style-name="P661"/>
      <text:p text:style-name="P662"/>
      <text:p text:style-name="P663">Returned JSON structure:</text:p>
      <text:p text:style-name="P664"/>
      <text:soft-page-break/>
      <text:p text:style-name="P665">{</text:p>
      <text:p text:style-name="P666"><text:s text:c="2"/>"id": 0,</text:p>
      <text:p text:style-name="P667"><text:s text:c="2"/>"serviceDefinition": {</text:p>
      <text:p text:style-name="P668"><text:s text:c="4"/>"id": 0,</text:p>
      <text:p text:style-name="P669"><text:s text:c="4"/>"serviceDefinition": "string",</text:p>
      <text:p text:style-name="P670"><text:s text:c="4"/>"createdAt": "string",</text:p>
      <text:p text:style-name="P671"><text:s text:c="4"/>"updatedAt": "string"</text:p>
      <text:p text:style-name="P672"><text:s text:c="2"/>},</text:p>
      <text:p text:style-name="P673"><text:s text:c="2"/>"provider": {</text:p>
      <text:p text:style-name="P674"><text:s text:c="4"/>"id": 0,</text:p>
      <text:p text:style-name="P675"><text:s text:c="4"/>"systemName": "string",</text:p>
      <text:p text:style-name="P676"><text:s text:c="4"/>"address": "string",</text:p>
      <text:p text:style-name="P677"><text:s text:c="4"/>"port": 0,</text:p>
      <text:p text:style-name="P678"><text:s text:c="4"/>"createdAt": "string",</text:p>
      <text:p text:style-name="P679"><text:s text:c="4"/>"authenticationInfo": "string",</text:p>
      <text:p text:style-name="P680"><text:s text:c="4"/>"updatedAt": "string"</text:p>
      <text:p text:style-name="P681"><text:s text:c="2"/>},</text:p>
      <text:p text:style-name="P682"><text:s text:c="2"/>"serviceUri": "string",</text:p>
      <text:p text:style-name="P683"><text:s text:c="2"/>"endOfValidity": "string",</text:p>
      <text:p text:style-name="P684"><text:s text:c="2"/>"metadata": {</text:p>
      <text:p text:style-name="P685"><text:s text:c="4"/>"additionalProp1": "string",</text:p>
      <text:p text:style-name="P686"><text:s text:c="4"/>"additionalProp2": "string",</text:p>
      <text:p text:style-name="P687"><text:s text:c="4"/>"additionalProp3": "string"</text:p>
      <text:p text:style-name="P688"><text:s text:c="2"/>},</text:p>
      <text:p text:style-name="P689"><text:s text:c="2"/>"secure": "NOT_SECURE",</text:p>
      <text:p text:style-name="P690"><text:s text:c="2"/>"version": 0,</text:p>
      <text:p text:style-name="P691"><text:s text:c="2"/>"interfaces": [</text:p>
      <text:p text:style-name="P692"><text:s text:c="4"/>{</text:p>
      <text:p text:style-name="P693"><text:s text:c="6"/>"id": 0,</text:p>
      <text:p text:style-name="P694"><text:s text:c="6"/>"interfaceName": "string",</text:p>
      <text:p text:style-name="P695"><text:s text:c="6"/>"createdAt": "string",</text:p>
      <text:p text:style-name="P696"><text:s text:c="6"/>"updatedAt": "string"</text:p>
      <text:p text:style-name="P697"><text:s text:c="4"/>}</text:p>
      <text:p text:style-name="P698"><text:s text:c="2"/>],</text:p>
      <text:p text:style-name="P699"><text:s text:c="2"/>"createdAt": "string",</text:p>
      <text:p text:style-name="P700"><text:s text:c="2"/>"updatedAt": "string"</text:p>
      <text:p text:style-name="P701">}</text:p>
      <text:p text:style-name="P702"/>
      <text:p text:style-name="P703"><text:span text:style-name="T704">4.1.2 version</text:span><text:span text:style-name="T705">: PUT /serviceregistry/mgmt/update/{id}</text:span></text:p>
      <text:p text:style-name="P706">In this version interfaces and metadata were bound to the service definition and security type was not defined at all. The response object did not contain any modification related time stamp information.<text:s/>Service Registry object did contain an unnecessary “udp” flag beside the interface definition.</text:p>
      <text:p text:style-name="P707"/>
      <text:p text:style-name="Standard"><text:span text:style-name="T708">Uri</text:span><text:span text:style-name="T709">: /serviceregistry/mgmt/{id}</text:span></text:p>
      <text:p text:style-name="Standard"><text:span text:style-name="T710">Type</text:span><text:span text:style-name="T711">: PATCH</text:span></text:p>
      <text:p text:style-name="P712"/>
      <text:p text:style-name="P713">Updates and returns the modified service registry record specified by the id path parameter. Not defined fields are going to be NOT updated.</text:p>
      <text:p text:style-name="P714"/>
      <text:p text:style-name="P715">Input JSON structure:</text:p>
      <text:p text:style-name="P716"/>
      <text:p text:style-name="P717">{</text:p>
      <text:p text:style-name="P718"><text:s text:c="2"/>"serviceDefinition": "string",</text:p>
      <text:p text:style-name="P719"><text:s text:c="2"/>"providerSystem": {</text:p>
      <text:p text:style-name="P720"><text:s text:c="4"/>"systemName": "string",</text:p>
      <text:p text:style-name="P721"><text:s text:c="4"/>"address": "string",</text:p>
      <text:p text:style-name="P722"><text:s text:c="4"/>"port": 0,</text:p>
      <text:p text:style-name="P723"><text:s text:c="4"/>"authenticationInfo": "string"</text:p>
      <text:p text:style-name="P724"><text:s text:c="2"/>},</text:p>
      <text:p text:style-name="P725"><text:s text:c="2"/>"serviceUri": "string",</text:p>
      <text:p text:style-name="P726"><text:s text:c="2"/>"endOfValidity": "string",</text:p>
      <text:soft-page-break/>
      <text:p text:style-name="P727"><text:s text:c="2"/>"secure": "NOT_SECURE",</text:p>
      <text:p text:style-name="P728"><text:s text:c="2"/>"metadata": {</text:p>
      <text:p text:style-name="P729"><text:s text:c="4"/>"additionalProp1": "string",</text:p>
      <text:p text:style-name="P730"><text:s text:c="4"/>"additionalProp2": "string",</text:p>
      <text:p text:style-name="P731"><text:s text:c="4"/>"additionalProp3": "string"</text:p>
      <text:p text:style-name="P732"><text:s text:c="2"/>},</text:p>
      <text:p text:style-name="P733"><text:s text:c="2"/>"version": 0,</text:p>
      <text:p text:style-name="P734"><text:s text:c="2"/>"interfaces": [</text:p>
      <text:p text:style-name="P735"><text:s text:c="4"/>"string"</text:p>
      <text:p text:style-name="P736"><text:s text:c="2"/>]</text:p>
      <text:p text:style-name="P737">}</text:p>
      <text:p text:style-name="P738"/>
      <text:p text:style-name="P739">Valid interface name pattern: protocol-“SECURE” or “INSECURE”-format</text:p>
      <text:p text:style-name="P740">(e.g.: HTTPS-SECURE-JSON)</text:p>
      <text:p text:style-name="P741"/>
      <text:p text:style-name="P742">Possible values for “secure” are:</text:p>
      <text:list text:style-name="LFO1" text:continue-numbering="true">
        <text:list-item>
          <text:p text:style-name="P743">NOT_SECURE</text:p>
        </text:list-item>
        <text:list-item>
          <text:p text:style-name="P744">CERTIFICATE</text:p>
        </text:list-item>
        <text:list-item>
          <text:p text:style-name="P745">TOKEN</text:p>
        </text:list-item>
      </text:list>
      <text:p text:style-name="P746"/>
      <text:p text:style-name="P747"/>
      <text:p text:style-name="P748">Returned JSON structure:</text:p>
      <text:p text:style-name="P749"/>
      <text:p text:style-name="P750">{</text:p>
      <text:p text:style-name="P751"><text:s text:c="2"/>"id": 0,</text:p>
      <text:p text:style-name="P752"><text:s text:c="2"/>"serviceDefinition": {</text:p>
      <text:p text:style-name="P753"><text:s text:c="4"/>"id": 0,</text:p>
      <text:p text:style-name="P754"><text:s text:c="4"/>"serviceDefinition": "string",</text:p>
      <text:p text:style-name="P755"><text:s text:c="4"/>"createdAt": "string",</text:p>
      <text:p text:style-name="P756"><text:s text:c="4"/>"updatedAt": "string"</text:p>
      <text:p text:style-name="P757"><text:s text:c="2"/>},</text:p>
      <text:p text:style-name="P758"><text:s text:c="2"/>"provider": {</text:p>
      <text:p text:style-name="P759"><text:s text:c="4"/>"id": 0,</text:p>
      <text:p text:style-name="P760"><text:s text:c="4"/>"systemName": "string",</text:p>
      <text:p text:style-name="P761"><text:s text:c="4"/>"address": "string",</text:p>
      <text:p text:style-name="P762"><text:s text:c="4"/>"port": 0,</text:p>
      <text:p text:style-name="P763"><text:s text:c="4"/>"createdAt": "string",</text:p>
      <text:p text:style-name="P764"><text:s text:c="4"/>"authenticationInfo": "string",</text:p>
      <text:p text:style-name="P765"><text:s text:c="4"/>"updatedAt": "string"</text:p>
      <text:p text:style-name="P766"><text:s text:c="2"/>},</text:p>
      <text:p text:style-name="P767"><text:s text:c="2"/>"serviceUri": "string",</text:p>
      <text:p text:style-name="P768"><text:s text:c="2"/>"endOfValidity": "string",</text:p>
      <text:p text:style-name="P769"><text:s text:c="2"/>"metadata": {</text:p>
      <text:p text:style-name="P770"><text:s text:c="4"/>"additionalProp1": "string",</text:p>
      <text:p text:style-name="P771"><text:s text:c="4"/>"additionalProp2": "string",</text:p>
      <text:p text:style-name="P772"><text:s text:c="4"/>"additionalProp3": "string"</text:p>
      <text:p text:style-name="P773"><text:s text:c="2"/>},</text:p>
      <text:p text:style-name="P774"><text:s text:c="2"/>"secure": "NOT_SECURE",</text:p>
      <text:p text:style-name="P775"><text:s text:c="2"/>"version": 0,</text:p>
      <text:p text:style-name="P776"><text:s text:c="2"/>"interfaces": [</text:p>
      <text:p text:style-name="P777"><text:s text:c="4"/>{</text:p>
      <text:p text:style-name="P778"><text:s text:c="6"/>"id": 0,</text:p>
      <text:p text:style-name="P779"><text:s text:c="6"/>"interfaceName": "string",</text:p>
      <text:p text:style-name="P780"><text:s text:c="6"/>"createdAt": "string",</text:p>
      <text:p text:style-name="P781"><text:s text:c="6"/>"updatedAt": "string"</text:p>
      <text:p text:style-name="P782"><text:s text:c="4"/>}</text:p>
      <text:p text:style-name="P783"><text:s text:c="2"/>],</text:p>
      <text:p text:style-name="P784"><text:s text:c="2"/>"createdAt": "string",</text:p>
      <text:p text:style-name="P785"><text:s text:c="2"/>"updatedAt": "string"</text:p>
      <text:p text:style-name="P786">}</text:p>
      <text:p text:style-name="P787"/>
      <text:soft-page-break/>
      <text:p text:style-name="P788"><text:span text:style-name="T789">4.1.2 version</text:span><text:span text:style-name="T790">: Not existed</text:span></text:p>
      <text:p text:style-name="P791"/>
      <text:p text:style-name="Standard"><text:span text:style-name="T792">Uri</text:span><text:span text:style-name="T793">: /serviceregistry/mgmt/{id}</text:span></text:p>
      <text:p text:style-name="Standard"><text:span text:style-name="T794">Type</text:span><text:span text:style-name="T795">: DELETE</text:span></text:p>
      <text:p text:style-name="P796"/>
      <text:p text:style-name="P797"><text:span text:style-name="T798">Remove the service registry record specified by the id path parameter.</text:span></text:p>
      <text:p text:style-name="P799"/>
      <text:p text:style-name="P800"><text:span text:style-name="T801">4.1.2 version</text:span><text:span text:style-name="T802">: DELETE /serviceregistry/mgmt/{entryId}</text:span></text:p>
      <text:p text:style-name="P803">This version did return Http 404 (not found), when record was not found by id.<text:s/></text:p>
      <text:p text:style-name="P804"/>
      <text:p text:style-name="Standard"><text:span text:style-name="T805">Uri</text:span><text:span text:style-name="T806">: /serviceregistry/mgmt/services</text:span></text:p>
      <text:p text:style-name="P807"><text:span text:style-name="T808">Type</text:span><text:span text:style-name="T809">: GET</text:span></text:p>
      <text:p text:style-name="Standard"><text:span text:style-name="T810">Query params</text:span>:</text:p>
      <text:list text:style-name="LFO3" text:continue-numbering="true">
        <text:list-item>
          <text:p text:style-name="P811"><text:span text:style-name="T812">page</text:span><text:s/>– zero-based page index (optional),</text:p>
        </text:list-item>
        <text:list-item>
          <text:p text:style-name="P813"><text:span text:style-name="T814">item_per_page</text:span><text:s/>– maximum number of items returned (optional),</text:p>
        </text:list-item>
        <text:list-item>
          <text:p text:style-name="P815"><text:span text:style-name="T816">sort_field</text:span><text:s/>– sort field (optional, default: id, possible values: id, createdAt, updatedAt),</text:p>
        </text:list-item>
        <text:list-item>
          <text:p text:style-name="P817"><text:span text:style-name="T818">direction</text:span><text:s/>– direction of sorting (optional, default: ASC, possible values: ASC or DESC)</text:p>
        </text:list-item>
      </text:list>
      <text:p text:style-name="P819"/>
      <text:p text:style-name="P820">Returns a page of service definition records. If page and item_per_page are not defined, returns all records.</text:p>
      <text:p text:style-name="P821"/>
      <text:p text:style-name="P822">Returned JSON structure:</text:p>
      <text:p text:style-name="P823"/>
      <text:p text:style-name="P824">{</text:p>
      <text:p text:style-name="P825"><text:s text:c="2"/>"data": [</text:p>
      <text:p text:style-name="P826"><text:s text:c="4"/>{</text:p>
      <text:p text:style-name="P827"><text:s text:c="6"/>"id": 0,</text:p>
      <text:p text:style-name="P828"><text:s text:c="6"/>"serviceDefinition": "string",</text:p>
      <text:p text:style-name="P829"><text:s text:c="6"/>"createdAt": "string",</text:p>
      <text:p text:style-name="P830"><text:s text:c="6"/>"updatedAt": "string"</text:p>
      <text:p text:style-name="P831"><text:s text:c="4"/>}</text:p>
      <text:p text:style-name="P832"><text:s text:c="2"/>],</text:p>
      <text:p text:style-name="P833"><text:s text:c="2"/>"count": 0</text:p>
      <text:p text:style-name="P834">}</text:p>
      <text:p text:style-name="P835"/>
      <text:p text:style-name="P836"><text:span text:style-name="T837">4.1.2 version</text:span><text:span text:style-name="T838">: GET /mgmt/services</text:span></text:p>
      <text:p text:style-name="P839">This version always returned the records in an array of JSON objects. The objects did not contain any modification related time stamp information. Interfaces and metadata were part of the service definition entity.</text:p>
      <text:p text:style-name="P840"/>
      <text:p text:style-name="Standard"><text:span text:style-name="T841">Uri</text:span><text:span text:style-name="T842">: /serviceregistry/mgmt/services/{id}</text:span></text:p>
      <text:p text:style-name="P843"><text:span text:style-name="T844">Type</text:span><text:span text:style-name="T845">: GET</text:span></text:p>
      <text:p text:style-name="P846"/>
      <text:p text:style-name="P847">Returns the service definition record specified by the id path parameter.</text:p>
      <text:p text:style-name="P848"/>
      <text:p text:style-name="P849">Returned JSON structure:</text:p>
      <text:p text:style-name="P850"/>
      <text:p text:style-name="P851">{</text:p>
      <text:p text:style-name="P852"><text:s text:c="2"/>"id": 0,</text:p>
      <text:p text:style-name="P853"><text:s text:c="2"/>"serviceDefinition": "string",</text:p>
      <text:p text:style-name="P854"><text:s text:c="2"/>"createdAt": "string",</text:p>
      <text:p text:style-name="P855"><text:s text:c="2"/>"updatedAt": "string"</text:p>
      <text:p text:style-name="P856">}</text:p>
      <text:p text:style-name="P857"/>
      <text:p text:style-name="P858"><text:span text:style-name="T859">4.1.2 version</text:span><text:span text:style-name="T860">: GET /mgmt/services/{serviceId}</text:span></text:p>
      <text:soft-page-break/>
      <text:p text:style-name="P861">The response object did not contain any modification related time stamp information. Interfaces and metadata were part of the service definition entity.</text:p>
      <text:p text:style-name="P862"/>
      <text:p text:style-name="Standard"><text:span text:style-name="T863">Uri</text:span><text:span text:style-name="T864">: /serviceregistry/mgmt/services</text:span></text:p>
      <text:p text:style-name="P865"><text:span text:style-name="T866">Type</text:span><text:span text:style-name="T867">: POST</text:span></text:p>
      <text:p text:style-name="P868"/>
      <text:p text:style-name="P869">Creates service definition record and returns the newly created record.</text:p>
      <text:p text:style-name="P870">Input JSON structure:</text:p>
      <text:p text:style-name="P871"/>
      <text:p text:style-name="P872">{</text:p>
      <text:p text:style-name="P873"><text:s text:c="2"/>"serviceDefinition": "string"</text:p>
      <text:p text:style-name="P874">}</text:p>
      <text:p text:style-name="P875"/>
      <text:p text:style-name="P876">Returned JSON structure:</text:p>
      <text:p text:style-name="P877"/>
      <text:p text:style-name="P878">{</text:p>
      <text:p text:style-name="P879"><text:s text:c="2"/>"id": 0,</text:p>
      <text:p text:style-name="P880"><text:s text:c="2"/>"serviceDefinition": "string",</text:p>
      <text:p text:style-name="P881"><text:s text:c="2"/>"createdAt": "string",</text:p>
      <text:p text:style-name="P882"><text:s text:c="2"/>"updatedAt": "string"</text:p>
      <text:p text:style-name="P883">}</text:p>
      <text:p text:style-name="P884"/>
      <text:p text:style-name="P885"><text:span text:style-name="T886">4.1.2 version</text:span><text:span text:style-name="T887">: POST /mgmt/services</text:span></text:p>
      <text:p text:style-name="P888">In this version interfaces and metadata were part of the service definition entity. The response object did not contain any modification related time stamp information.</text:p>
      <text:p text:style-name="P889"/>
      <text:p text:style-name="Standard"><text:span text:style-name="T890">Uri</text:span><text:span text:style-name="T891">: /serviceregistry/mgmt/services/{id}</text:span></text:p>
      <text:p text:style-name="P892"><text:span text:style-name="T893">Type</text:span><text:span text:style-name="T894">: PUT</text:span></text:p>
      <text:p text:style-name="P895"/>
      <text:p text:style-name="P896">Updates and returns the modified service definition record specified by the id path parameter.</text:p>
      <text:p text:style-name="P897"/>
      <text:p text:style-name="P898">Input JSON structure:</text:p>
      <text:p text:style-name="P899"/>
      <text:p text:style-name="P900">{</text:p>
      <text:p text:style-name="P901"><text:s text:c="2"/>"serviceDefinition": "string"</text:p>
      <text:p text:style-name="P902">}</text:p>
      <text:p text:style-name="P903"/>
      <text:p text:style-name="P904">Returned JSON structure:</text:p>
      <text:p text:style-name="P905"/>
      <text:p text:style-name="P906">{</text:p>
      <text:p text:style-name="P907"><text:s text:c="2"/>"id": 0,</text:p>
      <text:p text:style-name="P908"><text:s text:c="2"/>"serviceDefinition": "string",</text:p>
      <text:p text:style-name="P909"><text:s text:c="2"/>"createdAt": "string",</text:p>
      <text:p text:style-name="P910"><text:s text:c="2"/>"updatedAt": "string"</text:p>
      <text:p text:style-name="P911">}</text:p>
      <text:p text:style-name="P912"/>
      <text:p text:style-name="P913"><text:span text:style-name="T914">4.1.2 version</text:span><text:span text:style-name="T915">: PUT /mgmt/services/{serviceId}</text:span></text:p>
      <text:p text:style-name="P916">The response object did not contain any modification related time stamp information. Interfaces and metadata were part of the service definition entity.</text:p>
      <text:p text:style-name="P917"/>
      <text:p text:style-name="Standard"><text:span text:style-name="T918">Uri</text:span><text:span text:style-name="T919">: /serviceregistry/mgmt/services/{id}</text:span></text:p>
      <text:p text:style-name="P920"><text:span text:style-name="T921">Type</text:span><text:span text:style-name="T922">: PATCH</text:span></text:p>
      <text:p text:style-name="P923"/>
      <text:p text:style-name="P924">Updates and returns the modified service definition record specified by the id path parameter.</text:p>
      <text:p text:style-name="P925"/>
      <text:p text:style-name="P926">Input JSON structure:</text:p>
      <text:p text:style-name="P927"/>
      <text:p text:style-name="P928">{</text:p>
      <text:p text:style-name="P929"><text:s text:c="2"/>"serviceDefinition": "string"</text:p>
      <text:p text:style-name="P930">}</text:p>
      <text:p text:style-name="P931"/>
      <text:p text:style-name="P932">Returned JSON structure:</text:p>
      <text:p text:style-name="P933"/>
      <text:p text:style-name="P934">{</text:p>
      <text:p text:style-name="P935"><text:s text:c="2"/>"id": 0,</text:p>
      <text:p text:style-name="P936"><text:s text:c="2"/>"serviceDefinition": "string",</text:p>
      <text:p text:style-name="P937"><text:s text:c="2"/>"createdAt": "string",</text:p>
      <text:p text:style-name="P938"><text:s text:c="2"/>"updatedAt": "string"</text:p>
      <text:p text:style-name="P939">}</text:p>
      <text:p text:style-name="P940"/>
      <text:p text:style-name="P941"><text:span text:style-name="T942">4.1.2 version</text:span><text:span text:style-name="T943">: Not existed</text:span></text:p>
      <text:p text:style-name="P944"/>
      <text:p text:style-name="Standard"><text:span text:style-name="T945">Uri</text:span><text:span text:style-name="T946">: /serviceregistry/mgmt/services/{id}</text:span></text:p>
      <text:p text:style-name="P947"><text:span text:style-name="T948">Type</text:span><text:span text:style-name="T949">: DELETE</text:span></text:p>
      <text:p text:style-name="P950"/>
      <text:p text:style-name="P951">Removes the service definition record specified by the id path parameter.</text:p>
      <text:p text:style-name="P952"/>
      <text:p text:style-name="P953"><text:span text:style-name="T954">4.1.2 version</text:span><text:span text:style-name="T955">: DELETE<text:s/></text:span><text:span text:style-name="T956">/</text:span><text:span text:style-name="T957">mgmt/services/{serviceId}</text:span></text:p>
      <text:p text:style-name="P958">This version did return Http 404 (not found), when record was not found by id.</text:p>
      <text:p text:style-name="P959"/>
      <text:p text:style-name="Standard"><text:span text:style-name="T960">Uri</text:span><text:span text:style-name="T961">: /serviceregistry/mgmt/systems</text:span></text:p>
      <text:p text:style-name="P962"><text:span text:style-name="T963">Type</text:span><text:span text:style-name="T964">: GET</text:span></text:p>
      <text:p text:style-name="Standard"><text:span text:style-name="T965">Query params</text:span>:</text:p>
      <text:list text:style-name="LFO3" text:continue-numbering="true">
        <text:list-item>
          <text:p text:style-name="P966"><text:span text:style-name="T967">page</text:span><text:s/>– zero-based page index (optional),</text:p>
        </text:list-item>
        <text:list-item>
          <text:p text:style-name="P968"><text:span text:style-name="T969">item_per_page</text:span><text:s/>– maximum number of items returned (optional),</text:p>
        </text:list-item>
        <text:list-item>
          <text:p text:style-name="P970"><text:span text:style-name="T971">sort_field</text:span><text:s/>– sort field (optional, default: id, possible values: id, createdAt, updatedAt),</text:p>
        </text:list-item>
        <text:list-item>
          <text:p text:style-name="P972"><text:span text:style-name="T973">direction</text:span><text:s/>– direction of sorting (optional, default: ASC, possible values: ASC or DESC)</text:p>
        </text:list-item>
      </text:list>
      <text:p text:style-name="P974"/>
      <text:p text:style-name="P975">Returns a page of system records. If page and item_per_page are not defined, returns all records.</text:p>
      <text:p text:style-name="P976"/>
      <text:p text:style-name="P977">Returned JSON structure:</text:p>
      <text:p text:style-name="P978"/>
      <text:p text:style-name="P979">{</text:p>
      <text:p text:style-name="P980"><text:s text:c="2"/>"data": [</text:p>
      <text:p text:style-name="P981"><text:s text:c="4"/>{</text:p>
      <text:p text:style-name="P982"><text:s text:c="6"/>"id": 0,</text:p>
      <text:p text:style-name="P983"><text:s text:c="6"/>"systemName": "string",</text:p>
      <text:p text:style-name="P984"><text:s text:c="6"/>"address": "string",</text:p>
      <text:p text:style-name="P985"><text:s text:c="6"/>"port": 0,</text:p>
      <text:p text:style-name="P986"><text:s text:c="6"/>"authenticationInfo": "string",</text:p>
      <text:p text:style-name="P987"><text:s text:c="6"/>"createdAt": "string",</text:p>
      <text:p text:style-name="P988"><text:s text:c="6"/>"updatedAt": "string"</text:p>
      <text:p text:style-name="P989"><text:s text:c="4"/>}</text:p>
      <text:p text:style-name="P990"><text:s text:c="2"/>],</text:p>
      <text:p text:style-name="P991"><text:s text:c="2"/>"count": 0</text:p>
      <text:p text:style-name="P992">}</text:p>
      <text:p text:style-name="P993"/>
      <text:p text:style-name="P994"><text:span text:style-name="T995">4.1.2 version</text:span><text:span text:style-name="T996">: GET /mgmt/systems</text:span></text:p>
      <text:p text:style-name="P997">This version always returned the records in an array of JSON objects. The objects did not contain any modification related time stamp information.</text:p>
      <text:p text:style-name="P998"/>
      <text:p text:style-name="Standard"><text:span text:style-name="T999">Uri</text:span><text:span text:style-name="T1000">: /serviceregistry/mgmt/systems/{id}</text:span></text:p>
      <text:soft-page-break/>
      <text:p text:style-name="P1001"><text:span text:style-name="T1002">Type</text:span><text:span text:style-name="T1003">: GET</text:span></text:p>
      <text:p text:style-name="P1004"/>
      <text:p text:style-name="P1005">Returns the system record specified by the id path parameter.</text:p>
      <text:p text:style-name="P1006"/>
      <text:p text:style-name="P1007">Returned JSON structure:</text:p>
      <text:p text:style-name="P1008"/>
      <text:p text:style-name="P1009">{</text:p>
      <text:p text:style-name="P1010"><text:s text:c="2"/>"id": 0,</text:p>
      <text:p text:style-name="P1011"><text:s text:c="2"/>"systemName": "string",</text:p>
      <text:p text:style-name="P1012"><text:s text:c="2"/>"address": "string",</text:p>
      <text:p text:style-name="P1013"><text:s text:c="2"/>"port": 0,</text:p>
      <text:p text:style-name="P1014"><text:s text:c="2"/>"authenticationInfo": "string",</text:p>
      <text:p text:style-name="P1015"><text:s text:c="2"/>"createdAt": "string",</text:p>
      <text:p text:style-name="P1016"><text:s text:c="2"/>"updatedAt": "string"</text:p>
      <text:p text:style-name="P1017">}</text:p>
      <text:p text:style-name="P1018"/>
      <text:p text:style-name="P1019"><text:span text:style-name="T1020">4.1.2 version</text:span><text:span text:style-name="T1021">: GET /mgmt/systems/{systemId}</text:span></text:p>
      <text:p text:style-name="P1022">In this version the response object did not contain any modification related time stamp information.</text:p>
      <text:p text:style-name="P1023"/>
      <text:p text:style-name="Standard"><text:span text:style-name="T1024">Uri</text:span><text:span text:style-name="T1025">: /serviceregistry/mgmt/systems/{id}</text:span></text:p>
      <text:p text:style-name="P1026"><text:span text:style-name="T1027">Type</text:span><text:span text:style-name="T1028">: POST</text:span></text:p>
      <text:p text:style-name="P1029"/>
      <text:p text:style-name="P1030">Creates system record and returns the newly created record.</text:p>
      <text:p text:style-name="P1031"/>
      <text:p text:style-name="P1032">Input JSON structure:</text:p>
      <text:p text:style-name="P1033"/>
      <text:p text:style-name="P1034">{</text:p>
      <text:p text:style-name="P1035"><text:s text:c="2"/>"systemName": "string",</text:p>
      <text:p text:style-name="P1036"><text:s text:c="2"/>"address": "string",</text:p>
      <text:p text:style-name="P1037"><text:s text:c="2"/>"port": 0,</text:p>
      <text:p text:style-name="P1038"><text:s text:c="2"/>"authenticationInfo": "string"</text:p>
      <text:p text:style-name="P1039">}</text:p>
      <text:p text:style-name="P1040"/>
      <text:p text:style-name="P1041">Mandatory fields: “systemName”, “address”, “port”</text:p>
      <text:p text:style-name="P1042"/>
      <text:p text:style-name="P1043">Returned JSON structure:</text:p>
      <text:p text:style-name="P1044"/>
      <text:p text:style-name="P1045">{</text:p>
      <text:p text:style-name="P1046"><text:s text:c="2"/>"id": 0,</text:p>
      <text:p text:style-name="P1047"><text:s text:c="2"/>"systemName": "string",</text:p>
      <text:p text:style-name="P1048"><text:s text:c="2"/>"address": "string",</text:p>
      <text:p text:style-name="P1049"><text:s text:c="2"/>"port": 0,</text:p>
      <text:p text:style-name="P1050"><text:s text:c="2"/>"authenticationInfo": "string",</text:p>
      <text:p text:style-name="P1051"><text:s text:c="2"/>"createdAt": "string",</text:p>
      <text:p text:style-name="P1052"><text:s text:c="2"/>"updatedAt": "string"</text:p>
      <text:p text:style-name="P1053">}</text:p>
      <text:p text:style-name="P1054"/>
      <text:p text:style-name="P1055"><text:span text:style-name="T1056">4.1.2 version</text:span><text:span text:style-name="T1057">: POST /mgmt/systems</text:span></text:p>
      <text:p text:style-name="P1058">In this version the response object did not contain any modification related time stamp information.</text:p>
      <text:p text:style-name="P1059"/>
      <text:p text:style-name="Standard"><text:span text:style-name="T1060">Uri</text:span><text:span text:style-name="T1061">: /serviceregistry/mgmt/systems/{id}</text:span></text:p>
      <text:p text:style-name="P1062"><text:span text:style-name="T1063">Type</text:span><text:span text:style-name="T1064">: PUT</text:span></text:p>
      <text:p text:style-name="P1065"/>
      <text:p text:style-name="P1066">Updates and returns the modified system record specified by the id path parameter. Not defined fields are going to be updated to “null” value.</text:p>
      <text:p text:style-name="P1067"/>
      <text:p text:style-name="P1068">Input JSON structure:</text:p>
      <text:p text:style-name="P1069"/>
      <text:p text:style-name="P1070">{</text:p>
      <text:p text:style-name="P1071"><text:s text:c="2"/>"systemName": "string",</text:p>
      <text:p text:style-name="P1072"><text:s text:c="2"/>"address": "string",</text:p>
      <text:p text:style-name="P1073"><text:s text:c="2"/>"port": 0,</text:p>
      <text:p text:style-name="P1074"><text:s text:c="2"/>"authenticationInfo": "string"</text:p>
      <text:p text:style-name="P1075">}</text:p>
      <text:p text:style-name="P1076"/>
      <text:p text:style-name="P1077">Mandatory fields: “systemName”, “address”, “port”</text:p>
      <text:p text:style-name="P1078"/>
      <text:p text:style-name="P1079">Returned JSON structure:</text:p>
      <text:p text:style-name="P1080"/>
      <text:p text:style-name="P1081">{</text:p>
      <text:p text:style-name="P1082"><text:s text:c="2"/>"id": 0,</text:p>
      <text:p text:style-name="P1083"><text:s text:c="2"/>"systemName": "string",</text:p>
      <text:p text:style-name="P1084"><text:s text:c="2"/>"address": "string",</text:p>
      <text:p text:style-name="P1085"><text:s text:c="2"/>"port": 0,</text:p>
      <text:p text:style-name="P1086"><text:s text:c="2"/>"authenticationInfo": "string",</text:p>
      <text:p text:style-name="P1087"><text:s text:c="2"/>"createdAt": "string",</text:p>
      <text:p text:style-name="P1088"><text:s text:c="2"/>"updatedAt": "string"</text:p>
      <text:p text:style-name="P1089">}</text:p>
      <text:p text:style-name="P1090"/>
      <text:p text:style-name="P1091"><text:span text:style-name="T1092">4.1.2 version</text:span><text:span text:style-name="T1093">: PUT /mgmt/systems/{systemId}</text:span></text:p>
      <text:p text:style-name="P1094">In this version the response object did not contain any modification related time stamp information.</text:p>
      <text:p text:style-name="P1095"/>
      <text:p text:style-name="Standard"><text:span text:style-name="T1096">Uri</text:span><text:span text:style-name="T1097">: /serviceregistry/mgmt/systems/{id}</text:span></text:p>
      <text:p text:style-name="P1098"><text:span text:style-name="T1099">Type</text:span><text:span text:style-name="T1100">: PATCH</text:span></text:p>
      <text:p text:style-name="P1101"/>
      <text:p text:style-name="P1102">Updates and returns the modified system record specified by the id path parameter.<text:s/>Not defined fields are going to be NOT updated.</text:p>
      <text:p text:style-name="P1103"/>
      <text:p text:style-name="P1104">Input JSON structure:</text:p>
      <text:p text:style-name="P1105"/>
      <text:p text:style-name="P1106">{</text:p>
      <text:p text:style-name="P1107"><text:s text:c="2"/>"systemName": "string",</text:p>
      <text:p text:style-name="P1108"><text:s text:c="2"/>"address": "string",</text:p>
      <text:p text:style-name="P1109"><text:s text:c="2"/>"port": 0,</text:p>
      <text:p text:style-name="P1110"><text:s text:c="2"/>"authenticationInfo": "string"</text:p>
      <text:p text:style-name="P1111">}</text:p>
      <text:p text:style-name="P1112"/>
      <text:p text:style-name="P1113">Returned JSON structure:</text:p>
      <text:p text:style-name="P1114"/>
      <text:p text:style-name="P1115">{</text:p>
      <text:p text:style-name="P1116"><text:s text:c="2"/>"id": 0,</text:p>
      <text:p text:style-name="P1117"><text:s text:c="2"/>"systemName": "string",</text:p>
      <text:p text:style-name="P1118"><text:s text:c="2"/>"address": "string",</text:p>
      <text:p text:style-name="P1119"><text:s text:c="2"/>"port": 0,</text:p>
      <text:p text:style-name="P1120"><text:s text:c="2"/>"authenticationInfo": "string",</text:p>
      <text:p text:style-name="P1121"><text:s text:c="2"/>"createdAt": "string",</text:p>
      <text:p text:style-name="P1122"><text:s text:c="2"/>"updatedAt": "string"</text:p>
      <text:p text:style-name="P1123">}</text:p>
      <text:p text:style-name="P1124"/>
      <text:p text:style-name="P1125"><text:span text:style-name="T1126">4.1.2 version</text:span><text:span text:style-name="T1127">:<text:s/></text:span><text:span text:style-name="T1128">Not existed</text:span></text:p>
      <text:p text:style-name="P1129"/>
      <text:p text:style-name="Standard"><text:span text:style-name="T1130">Uri</text:span><text:span text:style-name="T1131">: /serviceregistry/mgmt/systems/{id}</text:span></text:p>
      <text:p text:style-name="P1132"><text:span text:style-name="T1133">Type</text:span><text:span text:style-name="T1134">: DELETE</text:span></text:p>
      <text:p text:style-name="P1135"/>
      <text:p text:style-name="P1136">Removes the system record specified by the id path parameter.</text:p>
      <text:p text:style-name="P1137"/>
      <text:p text:style-name="P1138"><text:span text:style-name="T1139">4.1.2 version</text:span><text:span text:style-name="T1140">: DELETE /mgmt/</text:span><text:span text:style-name="T1141">systems</text:span><text:span text:style-name="T1142">/{</text:span><text:span text:style-name="T1143">systemId</text:span><text:span text:style-name="T1144">}</text:span></text:p>
      <text:p text:style-name="P1145">This version did return Http 404 (not found), when record was not found by id.</text:p>
      <text:p text:style-name="P1146"/>
      <text:p text:style-name="P1147">The following services are no longer exist:</text:p>
      <text:p text:style-name="P1148"/>
      <text:list text:style-name="LFO5" text:continue-numbering="true">
        <text:list-item>
          <text:p text:style-name="P1149">PUT /mgmt/services</text:p>
        </text:list-item>
        <text:list-item>
          <text:p text:style-name="P1150">PUT /mgmgt/systems</text:p>
        </text:list-item>
        <text:list-item>
          <text:p text:style-name="P1151">GET /serviceregistry/mgmt</text:p>
        </text:list-item>
        <text:list-item>
          <text:p text:style-name="P1152">GET /serviceregistry/mgmt/systemId/{systemId}</text:p>
        </text:list-item>
        <text:list-item>
          <text:p text:style-name="P1153">GET<text:s/>/serviceregistry/mgmt/serviceId/{serviceId}/providers</text:p>
        </text:list-item>
        <text:list-item>
          <text:p text:style-name="P1154">PUT /serviceregistry/mgmt/query</text:p>
        </text:list-item>
        <text:list-item>
          <text:p text:style-name="P1155">PUT<text:s/>/serviceregistry/mgmt/subscriptions/{id}</text:p>
        </text:list-item>
        <text:list-item>
          <text:p text:style-name="P1156">PUT<text:s/>/serviceregistry/support/remove</text:p>
        </text:list-item>
        <text:list-item>
          <text:p text:style-name="P1157">DELETE<text:s/>/serviceregistry/mgmt/all</text:p>
        </text:list-item>
      </text:list>
      <text:h text:style-name="P1158" text:outline-level="2">Private Services</text:h>
      <text:p text:style-name="P1159"><text:span text:style-name="T1160">These services can only be used by other core services, therefore they are not part of the public API.</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Címsor1" style:display-name="Címsor 1" style:family="paragraph" style:parent-style-name="Heading" style:next-style-name="Textbody" style:default-outline-level="1">
      <style:text-properties fo:font-weight="bold" style:font-weight-asian="bold" style:font-weight-complex="bold" fo:hyphenate="false"/>
    </style:style>
    <style:style style:name="Címsor2" style:display-name="Címsor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Címsor3" style:display-name="Címsor 3" style:family="paragraph" style:parent-style-name="Heading" style:next-style-name="Textbody" style:default-outline-level="3">
      <style:text-properties fo:font-weight="bold" style:font-weight-asian="bold" style:font-weight-complex="bold" fo:hyphenate="false"/>
    </style:style>
    <style:style style:name="Normál" style:display-name="Normál" style:family="paragraph">
      <style:text-properties fo:hyphenate="false"/>
    </style:style>
    <style:style style:name="Bekezdésalapbetűtípusa" style:display-name="Bekezdés alapbetűtípusa"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Képaláírás" style:display-name="Képaláírás"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Tamás Bordi</dc:creator>
    <meta:creation-date>2019-09-18T09:30:00Z</meta:creation-date>
    <dc:date>2019-09-24T16:14:00Z</dc:date>
    <meta:template xlink:href="Normal" xlink:type="simple"/>
    <meta:editing-cycles>502</meta:editing-cycles>
    <meta:editing-duration>PT49200S</meta:editing-duration>
    <meta:document-statistic meta:page-count="19" meta:paragraph-count="53" meta:word-count="3392" meta:character-count="26749" meta:row-count="195" meta:non-whitespace-character-count="23410"/>
  </office:meta>
</office:document-meta>
</file>